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DIA</text:p>
          </table:table-cell>
          <table:table-cell office:value-type="string">
            <text:p>TIME</text:p>
          </table:table-cell>
          <table:table-cell office:value-type="string">
            <text:p>IRR</text:p>
          </table:table-cell>
          <table:table-cell office:value-type="string">
            <text:p>TEMP</text:p>
          </table:table-cell>
          <table:table-cell office:value-type="string">
            <text:p>MA</text:p>
          </table:table-cell>
          <table:table-cell office:value-type="string">
            <text:p>PDC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7.44</text:p>
          </table:table-cell>
          <table:table-cell office:value-type="string">
            <text:p>21.48</text:p>
          </table:table-cell>
          <table:table-cell office:value-type="float" office:value="0.00004">
            <text:p>0,00004</text:p>
          </table:table-cell>
          <table:table-cell office:value-type="string">
            <text:p>63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6.4</text:p>
          </table:table-cell>
          <table:table-cell office:value-type="string">
            <text:p>22.28</text:p>
          </table:table-cell>
          <table:table-cell office:value-type="float" office:value="0.00004">
            <text:p>0,00004</text:p>
          </table:table-cell>
          <table:table-cell office:value-type="string">
            <text:p>140.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3.3</text:p>
          </table:table-cell>
          <table:table-cell office:value-type="string">
            <text:p>25.05</text:p>
          </table:table-cell>
          <table:table-cell office:value-type="float" office:value="0.00004">
            <text:p>0,00004</text:p>
          </table:table-cell>
          <table:table-cell office:value-type="string">
            <text:p>273.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54.1</text:p>
          </table:table-cell>
          <table:table-cell office:value-type="string">
            <text:p>28.41</text:p>
          </table:table-cell>
          <table:table-cell office:value-type="float" office:value="0.00004">
            <text:p>0,00004</text:p>
          </table:table-cell>
          <table:table-cell office:value-type="string">
            <text:p>435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8.6</text:p>
          </table:table-cell>
          <table:table-cell office:value-type="string">
            <text:p>30.45</text:p>
          </table:table-cell>
          <table:table-cell office:value-type="float" office:value="0.00004">
            <text:p>0,00004</text:p>
          </table:table-cell>
          <table:table-cell office:value-type="string">
            <text:p>620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11.9</text:p>
          </table:table-cell>
          <table:table-cell office:value-type="string">
            <text:p>30.84</text:p>
          </table:table-cell>
          <table:table-cell office:value-type="float" office:value="0.00005">
            <text:p>0,00005</text:p>
          </table:table-cell>
          <table:table-cell office:value-type="string">
            <text:p>905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29.56</text:p>
          </table:table-cell>
          <table:table-cell office:value-type="float" office:value="0.00005">
            <text:p>0,00005</text:p>
          </table:table-cell>
          <table:table-cell office:value-type="string">
            <text:p>1276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89.5</text:p>
          </table:table-cell>
          <table:table-cell office:value-type="string">
            <text:p>28.97</text:p>
          </table:table-cell>
          <table:table-cell office:value-type="float" office:value="0.00006">
            <text:p>0,00006</text:p>
          </table:table-cell>
          <table:table-cell office:value-type="string">
            <text:p>1675.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30.4</text:p>
          </table:table-cell>
          <table:table-cell office:value-type="string">
            <text:p>29.91</text:p>
          </table:table-cell>
          <table:table-cell office:value-type="float" office:value="0.00006">
            <text:p>0,00006</text:p>
          </table:table-cell>
          <table:table-cell office:value-type="string">
            <text:p>2080.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274.6</text:p>
          </table:table-cell>
          <table:table-cell office:value-type="string">
            <text:p>29.46</text:p>
          </table:table-cell>
          <table:table-cell office:value-type="float" office:value="0.00007">
            <text:p>0,00007</text:p>
          </table:table-cell>
          <table:table-cell office:value-type="string">
            <text:p>2508.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322.3</text:p>
          </table:table-cell>
          <table:table-cell office:value-type="string">
            <text:p>29.58</text:p>
          </table:table-cell>
          <table:table-cell office:value-type="float" office:value="0.0001">
            <text:p>0,0001</text:p>
          </table:table-cell>
          <table:table-cell office:value-type="string">
            <text:p>2943.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office:value-type="string">
            <text:p>29.9</text:p>
          </table:table-cell>
          <table:table-cell office:value-type="string">
            <text:p>0.00016</text:p>
          </table:table-cell>
          <table:table-cell office:value-type="string">
            <text:p>3315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409.9</text:p>
          </table:table-cell>
          <table:table-cell office:value-type="string">
            <text:p>30.43</text:p>
          </table:table-cell>
          <table:table-cell office:value-type="string">
            <text:p>0.00025</text:p>
          </table:table-cell>
          <table:table-cell office:value-type="string">
            <text:p>3710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455.9</text:p>
          </table:table-cell>
          <table:table-cell office:value-type="string">
            <text:p>31.03</text:p>
          </table:table-cell>
          <table:table-cell office:value-type="string">
            <text:p>0.00041</text:p>
          </table:table-cell>
          <table:table-cell office:value-type="string">
            <text:p>4106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502.2</text:p>
          </table:table-cell>
          <table:table-cell office:value-type="string">
            <text:p>32.57</text:p>
          </table:table-cell>
          <table:table-cell office:value-type="string">
            <text:p>0.00052</text:p>
          </table:table-cell>
          <table:table-cell office:value-type="string">
            <text:p>4483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547.6</text:p>
          </table:table-cell>
          <table:table-cell office:value-type="string">
            <text:p>32.16</text:p>
          </table:table-cell>
          <table:table-cell office:value-type="string">
            <text:p>0.00077</text:p>
          </table:table-cell>
          <table:table-cell office:value-type="string">
            <text:p>4866.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587.8</text:p>
          </table:table-cell>
          <table:table-cell office:value-type="string">
            <text:p>32.46</text:p>
          </table:table-cell>
          <table:table-cell office:value-type="string">
            <text:p>0.00099</text:p>
          </table:table-cell>
          <table:table-cell office:value-type="string">
            <text:p>5181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622.3</text:p>
          </table:table-cell>
          <table:table-cell office:value-type="string">
            <text:p>32.27</text:p>
          </table:table-cell>
          <table:table-cell office:value-type="string">
            <text:p>0.00127</text:p>
          </table:table-cell>
          <table:table-cell office:value-type="string">
            <text:p>5483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661.6</text:p>
          </table:table-cell>
          <table:table-cell office:value-type="string">
            <text:p>31.96</text:p>
          </table:table-cell>
          <table:table-cell office:value-type="string">
            <text:p>0.00167</text:p>
          </table:table-cell>
          <table:table-cell office:value-type="string">
            <text:p>5818.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698.6</text:p>
          </table:table-cell>
          <table:table-cell office:value-type="string">
            <text:p>33.11</text:p>
          </table:table-cell>
          <table:table-cell office:value-type="string">
            <text:p>0.00189</text:p>
          </table:table-cell>
          <table:table-cell office:value-type="string">
            <text:p>6132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732.8</text:p>
          </table:table-cell>
          <table:table-cell office:value-type="string">
            <text:p>32.96</text:p>
          </table:table-cell>
          <table:table-cell office:value-type="string">
            <text:p>0.00214</text:p>
          </table:table-cell>
          <table:table-cell office:value-type="string">
            <text:p>6375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753.2</text:p>
          </table:table-cell>
          <table:table-cell office:value-type="string">
            <text:p>33.98</text:p>
          </table:table-cell>
          <table:table-cell office:value-type="string">
            <text:p>0.00234</text:p>
          </table:table-cell>
          <table:table-cell office:value-type="string">
            <text:p>6570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856.6</text:p>
          </table:table-cell>
          <table:table-cell office:value-type="string">
            <text:p>34.55</text:p>
          </table:table-cell>
          <table:table-cell office:value-type="string">
            <text:p>0.00257</text:p>
          </table:table-cell>
          <table:table-cell office:value-type="string">
            <text:p>7269.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665.1</text:p>
          </table:table-cell>
          <table:table-cell office:value-type="string">
            <text:p>34.29</text:p>
          </table:table-cell>
          <table:table-cell office:value-type="string">
            <text:p>0.00275</text:p>
          </table:table-cell>
          <table:table-cell office:value-type="string">
            <text:p>5800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682.9</text:p>
          </table:table-cell>
          <table:table-cell office:value-type="string">
            <text:p>33.65</text:p>
          </table:table-cell>
          <table:table-cell office:value-type="string">
            <text:p>0.00294</text:p>
          </table:table-cell>
          <table:table-cell office:value-type="string">
            <text:p>5526.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636.5</text:p>
          </table:table-cell>
          <table:table-cell office:value-type="string">
            <text:p>34.57</text:p>
          </table:table-cell>
          <table:table-cell office:value-type="string">
            <text:p>0.00309</text:p>
          </table:table-cell>
          <table:table-cell office:value-type="string">
            <text:p>5408.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881.8</text:p>
          </table:table-cell>
          <table:table-cell office:value-type="string">
            <text:p>35.26</text:p>
          </table:table-cell>
          <table:table-cell office:value-type="string">
            <text:p>0.00322</text:p>
          </table:table-cell>
          <table:table-cell office:value-type="string">
            <text:p>7390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892.8</text:p>
          </table:table-cell>
          <table:table-cell office:value-type="string">
            <text:p>35.43</text:p>
          </table:table-cell>
          <table:table-cell office:value-type="string">
            <text:p>0.00336</text:p>
          </table:table-cell>
          <table:table-cell office:value-type="string">
            <text:p>7559.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49">
            <text:p>949</text:p>
          </table:table-cell>
          <table:table-cell office:value-type="string">
            <text:p>35.57</text:p>
          </table:table-cell>
          <table:table-cell office:value-type="string">
            <text:p>0.00355</text:p>
          </table:table-cell>
          <table:table-cell office:value-type="string">
            <text:p>7866.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957.9</text:p>
          </table:table-cell>
          <table:table-cell office:value-type="string">
            <text:p>36.12</text:p>
          </table:table-cell>
          <table:table-cell office:value-type="string">
            <text:p>0.00364</text:p>
          </table:table-cell>
          <table:table-cell office:value-type="string">
            <text:p>7876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974.2</text:p>
          </table:table-cell>
          <table:table-cell office:value-type="string">
            <text:p>36.96</text:p>
          </table:table-cell>
          <table:table-cell office:value-type="string">
            <text:p>0.0037</text:p>
          </table:table-cell>
          <table:table-cell office:value-type="string">
            <text:p>7989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988.1</text:p>
          </table:table-cell>
          <table:table-cell office:value-type="string">
            <text:p>35.86</text:p>
          </table:table-cell>
          <table:table-cell office:value-type="string">
            <text:p>0.00386</text:p>
          </table:table-cell>
          <table:table-cell office:value-type="string">
            <text:p>8076.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997.1</text:p>
          </table:table-cell>
          <table:table-cell office:value-type="string">
            <text:p>35.85</text:p>
          </table:table-cell>
          <table:table-cell office:value-type="string">
            <text:p>0.00403</text:p>
          </table:table-cell>
          <table:table-cell office:value-type="string">
            <text:p>8131.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993.7</text:p>
          </table:table-cell>
          <table:table-cell office:value-type="string">
            <text:p>36.02</text:p>
          </table:table-cell>
          <table:table-cell office:value-type="string">
            <text:p>0.00416</text:p>
          </table:table-cell>
          <table:table-cell office:value-type="string">
            <text:p>8137.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1023.3</text:p>
          </table:table-cell>
          <table:table-cell office:value-type="string">
            <text:p>36.83</text:p>
          </table:table-cell>
          <table:table-cell office:value-type="string">
            <text:p>0.00432</text:p>
          </table:table-cell>
          <table:table-cell office:value-type="string">
            <text:p>8342.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35">
            <text:p>1035</text:p>
          </table:table-cell>
          <table:table-cell office:value-type="string">
            <text:p>37.39</text:p>
          </table:table-cell>
          <table:table-cell office:value-type="string">
            <text:p>0.00442</text:p>
          </table:table-cell>
          <table:table-cell office:value-type="string">
            <text:p>8371.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1073.4</text:p>
          </table:table-cell>
          <table:table-cell office:value-type="string">
            <text:p>37.7</text:p>
          </table:table-cell>
          <table:table-cell office:value-type="string">
            <text:p>0.00459</text:p>
          </table:table-cell>
          <table:table-cell office:value-type="string">
            <text:p>8420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753.9</text:p>
          </table:table-cell>
          <table:table-cell office:value-type="string">
            <text:p>37.39</text:p>
          </table:table-cell>
          <table:table-cell office:value-type="string">
            <text:p>0.00469</text:p>
          </table:table-cell>
          <table:table-cell office:value-type="string">
            <text:p>5859.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974.5</text:p>
          </table:table-cell>
          <table:table-cell office:value-type="string">
            <text:p>37.61</text:p>
          </table:table-cell>
          <table:table-cell office:value-type="string">
            <text:p>0.00483</text:p>
          </table:table-cell>
          <table:table-cell office:value-type="string">
            <text:p>7587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528.8</text:p>
          </table:table-cell>
          <table:table-cell office:value-type="string">
            <text:p>37.17</text:p>
          </table:table-cell>
          <table:table-cell office:value-type="string">
            <text:p>0.00491</text:p>
          </table:table-cell>
          <table:table-cell office:value-type="string">
            <text:p>4614.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560.2</text:p>
          </table:table-cell>
          <table:table-cell office:value-type="string">
            <text:p>36.39</text:p>
          </table:table-cell>
          <table:table-cell office:value-type="string">
            <text:p>0.00502</text:p>
          </table:table-cell>
          <table:table-cell office:value-type="string">
            <text:p>4835.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220.5</text:p>
          </table:table-cell>
          <table:table-cell office:value-type="string">
            <text:p>36.26</text:p>
          </table:table-cell>
          <table:table-cell office:value-type="string">
            <text:p>0.00508</text:p>
          </table:table-cell>
          <table:table-cell office:value-type="string">
            <text:p>1852.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116.5</text:p>
          </table:table-cell>
          <table:table-cell office:value-type="string">
            <text:p>33.27</text:p>
          </table:table-cell>
          <table:table-cell office:value-type="string">
            <text:p>0.00528</text:p>
          </table:table-cell>
          <table:table-cell office:value-type="string">
            <text:p>1151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7">
            <text:p>127</text:p>
          </table:table-cell>
          <table:table-cell office:value-type="string">
            <text:p>24.55</text:p>
          </table:table-cell>
          <table:table-cell office:value-type="string">
            <text:p>0.00547</text:p>
          </table:table-cell>
          <table:table-cell office:value-type="string">
            <text:p>1269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85.4</text:p>
          </table:table-cell>
          <table:table-cell office:value-type="string">
            <text:p>27.57</text:p>
          </table:table-cell>
          <table:table-cell office:value-type="string">
            <text:p>0.00556</text:p>
          </table:table-cell>
          <table:table-cell office:value-type="string">
            <text:p>889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82.5</text:p>
          </table:table-cell>
          <table:table-cell office:value-type="string">
            <text:p>24.56</text:p>
          </table:table-cell>
          <table:table-cell office:value-type="string">
            <text:p>0.00577</text:p>
          </table:table-cell>
          <table:table-cell office:value-type="string">
            <text:p>858.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01.1</text:p>
          </table:table-cell>
          <table:table-cell office:value-type="string">
            <text:p>20.81</text:p>
          </table:table-cell>
          <table:table-cell office:value-type="string">
            <text:p>0.0059</text:p>
          </table:table-cell>
          <table:table-cell office:value-type="string">
            <text:p>1017.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148.9</text:p>
          </table:table-cell>
          <table:table-cell office:value-type="string">
            <text:p>22.17</text:p>
          </table:table-cell>
          <table:table-cell office:value-type="string">
            <text:p>0.00589</text:p>
          </table:table-cell>
          <table:table-cell office:value-type="string">
            <text:p>1541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201.8</text:p>
          </table:table-cell>
          <table:table-cell office:value-type="string">
            <text:p>24.66</text:p>
          </table:table-cell>
          <table:table-cell office:value-type="string">
            <text:p>0.00587</text:p>
          </table:table-cell>
          <table:table-cell office:value-type="string">
            <text:p>2071.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260.8</text:p>
          </table:table-cell>
          <table:table-cell office:value-type="string">
            <text:p>26.56</text:p>
          </table:table-cell>
          <table:table-cell office:value-type="string">
            <text:p>0.00592</text:p>
          </table:table-cell>
          <table:table-cell office:value-type="string">
            <text:p>2689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370.5</text:p>
          </table:table-cell>
          <table:table-cell office:value-type="string">
            <text:p>28.41</text:p>
          </table:table-cell>
          <table:table-cell office:value-type="string">
            <text:p>0.00597</text:p>
          </table:table-cell>
          <table:table-cell office:value-type="string">
            <text:p>3783.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664.7</text:p>
          </table:table-cell>
          <table:table-cell office:value-type="string">
            <text:p>29.9</text:p>
          </table:table-cell>
          <table:table-cell office:value-type="string">
            <text:p>0.00611</text:p>
          </table:table-cell>
          <table:table-cell office:value-type="string">
            <text:p>5998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506.3</text:p>
          </table:table-cell>
          <table:table-cell office:value-type="string">
            <text:p>31.68</text:p>
          </table:table-cell>
          <table:table-cell office:value-type="string">
            <text:p>0.00617</text:p>
          </table:table-cell>
          <table:table-cell office:value-type="string">
            <text:p>4717.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391.6</text:p>
          </table:table-cell>
          <table:table-cell office:value-type="string">
            <text:p>34.48</text:p>
          </table:table-cell>
          <table:table-cell office:value-type="string">
            <text:p>0.00619</text:p>
          </table:table-cell>
          <table:table-cell office:value-type="string">
            <text:p>3722.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289.6</text:p>
          </table:table-cell>
          <table:table-cell office:value-type="string">
            <text:p>33.95</text:p>
          </table:table-cell>
          <table:table-cell office:value-type="string">
            <text:p>0.00623</text:p>
          </table:table-cell>
          <table:table-cell office:value-type="string">
            <text:p>27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142.1</text:p>
          </table:table-cell>
          <table:table-cell office:value-type="string">
            <text:p>32.99</text:p>
          </table:table-cell>
          <table:table-cell office:value-type="string">
            <text:p>0.00625</text:p>
          </table:table-cell>
          <table:table-cell office:value-type="string">
            <text:p>1341.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113.4</text:p>
          </table:table-cell>
          <table:table-cell office:value-type="string">
            <text:p>29.5</text:p>
          </table:table-cell>
          <table:table-cell office:value-type="string">
            <text:p>0.00647</text:p>
          </table:table-cell>
          <table:table-cell office:value-type="string">
            <text:p>1156.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127.1</text:p>
          </table:table-cell>
          <table:table-cell office:value-type="string">
            <text:p>27.72</text:p>
          </table:table-cell>
          <table:table-cell office:value-type="string">
            <text:p>0.00658</text:p>
          </table:table-cell>
          <table:table-cell office:value-type="string">
            <text:p>1279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84.8</text:p>
          </table:table-cell>
          <table:table-cell office:value-type="string">
            <text:p>27.04</text:p>
          </table:table-cell>
          <table:table-cell office:value-type="string">
            <text:p>0.0067</text:p>
          </table:table-cell>
          <table:table-cell office:value-type="string">
            <text:p>841.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76.2</text:p>
          </table:table-cell>
          <table:table-cell office:value-type="string">
            <text:p>26.62</text:p>
          </table:table-cell>
          <table:table-cell office:value-type="string">
            <text:p>0.00675</text:p>
          </table:table-cell>
          <table:table-cell office:value-type="string">
            <text:p>781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76.2</text:p>
          </table:table-cell>
          <table:table-cell office:value-type="string">
            <text:p>25.9</text:p>
          </table:table-cell>
          <table:table-cell office:value-type="string">
            <text:p>0.00679</text:p>
          </table:table-cell>
          <table:table-cell office:value-type="string">
            <text:p>768.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89.7</text:p>
          </table:table-cell>
          <table:table-cell office:value-type="string">
            <text:p>26.13</text:p>
          </table:table-cell>
          <table:table-cell office:value-type="string">
            <text:p>0.00682</text:p>
          </table:table-cell>
          <table:table-cell office:value-type="string">
            <text:p>902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88.6</text:p>
          </table:table-cell>
          <table:table-cell office:value-type="string">
            <text:p>25.94</text:p>
          </table:table-cell>
          <table:table-cell office:value-type="string">
            <text:p>0.0069</text:p>
          </table:table-cell>
          <table:table-cell office:value-type="string">
            <text:p>883.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75.3</text:p>
          </table:table-cell>
          <table:table-cell office:value-type="string">
            <text:p>26.21</text:p>
          </table:table-cell>
          <table:table-cell office:value-type="string">
            <text:p>0.00696</text:p>
          </table:table-cell>
          <table:table-cell office:value-type="string">
            <text:p>757.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56.5</text:p>
          </table:table-cell>
          <table:table-cell office:value-type="string">
            <text:p>26.4</text:p>
          </table:table-cell>
          <table:table-cell office:value-type="string">
            <text:p>0.00693</text:p>
          </table:table-cell>
          <table:table-cell office:value-type="string">
            <text:p>557.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32.6</text:p>
          </table:table-cell>
          <table:table-cell office:value-type="string">
            <text:p>25.9</text:p>
          </table:table-cell>
          <table:table-cell office:value-type="string">
            <text:p>0.00698</text:p>
          </table:table-cell>
          <table:table-cell office:value-type="string">
            <text:p>319.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25.4</text:p>
          </table:table-cell>
          <table:table-cell office:value-type="string">
            <text:p>24.97</text:p>
          </table:table-cell>
          <table:table-cell office:value-type="string">
            <text:p>0.00707</text:p>
          </table:table-cell>
          <table:table-cell office:value-type="string">
            <text:p>243.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string">
            <text:p>24.66</text:p>
          </table:table-cell>
          <table:table-cell office:value-type="string">
            <text:p>0.00714</text:p>
          </table:table-cell>
          <table:table-cell office:value-type="string">
            <text:p>250.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22.4</text:p>
          </table:table-cell>
          <table:table-cell office:value-type="string">
            <text:p>24.46</text:p>
          </table:table-cell>
          <table:table-cell office:value-type="string">
            <text:p>0.00714</text:p>
          </table:table-cell>
          <table:table-cell office:value-type="string">
            <text:p>209.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14.2</text:p>
          </table:table-cell>
          <table:table-cell office:value-type="string">
            <text:p>24.74</text:p>
          </table:table-cell>
          <table:table-cell office:value-type="string">
            <text:p>0.00714</text:p>
          </table:table-cell>
          <table:table-cell office:value-type="string">
            <text:p>127.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7.9</text:p>
          </table:table-cell>
          <table:table-cell office:value-type="string">
            <text:p>24.62</text:p>
          </table:table-cell>
          <table:table-cell office:value-type="string">
            <text:p>0.00713</text:p>
          </table:table-cell>
          <table:table-cell office:value-type="string">
            <text:p>68.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5.4</text:p>
          </table:table-cell>
          <table:table-cell office:value-type="string">
            <text:p>24.62</text:p>
          </table:table-cell>
          <table:table-cell office:value-type="string">
            <text:p>0.00714</text:p>
          </table:table-cell>
          <table:table-cell office:value-type="string">
            <text:p>47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4.3</text:p>
          </table:table-cell>
          <table:table-cell office:value-type="string">
            <text:p>24.7</text:p>
          </table:table-cell>
          <table:table-cell office:value-type="string">
            <text:p>0.00716</text:p>
          </table:table-cell>
          <table:table-cell office:value-type="string">
            <text:p>40.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0.3</text:p>
          </table:table-cell>
          <table:table-cell office:value-type="string">
            <text:p>24.7</text:p>
          </table:table-cell>
          <table:table-cell office:value-type="string">
            <text:p>0.00717</text:p>
          </table:table-cell>
          <table:table-cell office:value-type="string">
            <text:p>8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8.75</text:p>
          </table:table-cell>
          <table:table-cell office:value-type="string">
            <text:p>22.18</text:p>
          </table:table-cell>
          <table:table-cell office:value-type="string">
            <text:p>0.00929</text:p>
          </table:table-cell>
          <table:table-cell office:value-type="string">
            <text:p>66.17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11.1</text:p>
          </table:table-cell>
          <table:table-cell office:value-type="string">
            <text:p>22.32</text:p>
          </table:table-cell>
          <table:table-cell office:value-type="string">
            <text:p>0.00928</text:p>
          </table:table-cell>
          <table:table-cell office:value-type="string">
            <text:p>83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19.8</text:p>
          </table:table-cell>
          <table:table-cell office:value-type="string">
            <text:p>22.51</text:p>
          </table:table-cell>
          <table:table-cell office:value-type="string">
            <text:p>0.00926</text:p>
          </table:table-cell>
          <table:table-cell office:value-type="string">
            <text:p>164.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39.3</text:p>
          </table:table-cell>
          <table:table-cell office:value-type="string">
            <text:p>23.81</text:p>
          </table:table-cell>
          <table:table-cell office:value-type="string">
            <text:p>0.00925</text:p>
          </table:table-cell>
          <table:table-cell office:value-type="string">
            <text:p>314.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59.5</text:p>
          </table:table-cell>
          <table:table-cell office:value-type="string">
            <text:p>24.54</text:p>
          </table:table-cell>
          <table:table-cell office:value-type="string">
            <text:p>0.00924</text:p>
          </table:table-cell>
          <table:table-cell office:value-type="string">
            <text:p>499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78.8</text:p>
          </table:table-cell>
          <table:table-cell office:value-type="string">
            <text:p>26.05</text:p>
          </table:table-cell>
          <table:table-cell office:value-type="string">
            <text:p>0.00922</text:p>
          </table:table-cell>
          <table:table-cell office:value-type="string">
            <text:p>680.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10.5</text:p>
          </table:table-cell>
          <table:table-cell office:value-type="string">
            <text:p>25.73</text:p>
          </table:table-cell>
          <table:table-cell office:value-type="string">
            <text:p>0.0093</text:p>
          </table:table-cell>
          <table:table-cell office:value-type="string">
            <text:p>952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97.7</text:p>
          </table:table-cell>
          <table:table-cell office:value-type="string">
            <text:p>25.09</text:p>
          </table:table-cell>
          <table:table-cell office:value-type="string">
            <text:p>0.00938</text:p>
          </table:table-cell>
          <table:table-cell office:value-type="string">
            <text:p>954.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205.5</text:p>
          </table:table-cell>
          <table:table-cell office:value-type="string">
            <text:p>26.48</text:p>
          </table:table-cell>
          <table:table-cell office:value-type="string">
            <text:p>0.00945</text:p>
          </table:table-cell>
          <table:table-cell office:value-type="string">
            <text:p>1934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90.4</text:p>
          </table:table-cell>
          <table:table-cell office:value-type="string">
            <text:p>30.03</text:p>
          </table:table-cell>
          <table:table-cell office:value-type="string">
            <text:p>0.0095</text:p>
          </table:table-cell>
          <table:table-cell office:value-type="string">
            <text:p>2723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359.5</text:p>
          </table:table-cell>
          <table:table-cell office:value-type="string">
            <text:p>30.7</text:p>
          </table:table-cell>
          <table:table-cell office:value-type="string">
            <text:p>0.00956</text:p>
          </table:table-cell>
          <table:table-cell office:value-type="string">
            <text:p>3344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424.8</text:p>
          </table:table-cell>
          <table:table-cell office:value-type="string">
            <text:p>30.2</text:p>
          </table:table-cell>
          <table:table-cell office:value-type="string">
            <text:p>0.00965</text:p>
          </table:table-cell>
          <table:table-cell office:value-type="string">
            <text:p>3944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244.2</text:p>
          </table:table-cell>
          <table:table-cell office:value-type="string">
            <text:p>28.29</text:p>
          </table:table-cell>
          <table:table-cell office:value-type="string">
            <text:p>0.00974</text:p>
          </table:table-cell>
          <table:table-cell office:value-type="string">
            <text:p>2354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94.7</text:p>
          </table:table-cell>
          <table:table-cell office:value-type="string">
            <text:p>27.26</text:p>
          </table:table-cell>
          <table:table-cell office:value-type="string">
            <text:p>0.00982</text:p>
          </table:table-cell>
          <table:table-cell office:value-type="string">
            <text:p>1894.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88.7</text:p>
          </table:table-cell>
          <table:table-cell office:value-type="string">
            <text:p>27.41</text:p>
          </table:table-cell>
          <table:table-cell office:value-type="string">
            <text:p>0.00985</text:p>
          </table:table-cell>
          <table:table-cell office:value-type="string">
            <text:p>1822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226.1</text:p>
          </table:table-cell>
          <table:table-cell office:value-type="string">
            <text:p>27.65</text:p>
          </table:table-cell>
          <table:table-cell office:value-type="string">
            <text:p>0.00988</text:p>
          </table:table-cell>
          <table:table-cell office:value-type="string">
            <text:p>2208.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256.1</text:p>
          </table:table-cell>
          <table:table-cell office:value-type="string">
            <text:p>28.81</text:p>
          </table:table-cell>
          <table:table-cell office:value-type="string">
            <text:p>0.00988</text:p>
          </table:table-cell>
          <table:table-cell office:value-type="string">
            <text:p>2467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234.7</text:p>
          </table:table-cell>
          <table:table-cell office:value-type="string">
            <text:p>28.51</text:p>
          </table:table-cell>
          <table:table-cell office:value-type="string">
            <text:p>0.00992</text:p>
          </table:table-cell>
          <table:table-cell office:value-type="string">
            <text:p>2278.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2">
            <text:p>292</text:p>
          </table:table-cell>
          <table:table-cell office:value-type="string">
            <text:p>28.56</text:p>
          </table:table-cell>
          <table:table-cell office:value-type="string">
            <text:p>0.00996</text:p>
          </table:table-cell>
          <table:table-cell office:value-type="string">
            <text:p>2835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275.6</text:p>
          </table:table-cell>
          <table:table-cell office:value-type="string">
            <text:p>29.33</text:p>
          </table:table-cell>
          <table:table-cell office:value-type="string">
            <text:p>0.00999</text:p>
          </table:table-cell>
          <table:table-cell office:value-type="string">
            <text:p>2690.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85.5</text:p>
          </table:table-cell>
          <table:table-cell office:value-type="string">
            <text:p>29.5</text:p>
          </table:table-cell>
          <table:table-cell office:value-type="string">
            <text:p>0.01005</text:p>
          </table:table-cell>
          <table:table-cell office:value-type="string">
            <text:p>2796.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190.8</text:p>
          </table:table-cell>
          <table:table-cell office:value-type="string">
            <text:p>28.84</text:p>
          </table:table-cell>
          <table:table-cell office:value-type="string">
            <text:p>0.01009</text:p>
          </table:table-cell>
          <table:table-cell office:value-type="string">
            <text:p>1927.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207.8</text:p>
          </table:table-cell>
          <table:table-cell office:value-type="string">
            <text:p>29.64</text:p>
          </table:table-cell>
          <table:table-cell office:value-type="string">
            <text:p>0.01013</text:p>
          </table:table-cell>
          <table:table-cell office:value-type="string">
            <text:p>2076.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155.3</text:p>
          </table:table-cell>
          <table:table-cell office:value-type="string">
            <text:p>29.98</text:p>
          </table:table-cell>
          <table:table-cell office:value-type="string">
            <text:p>0.01015</text:p>
          </table:table-cell>
          <table:table-cell office:value-type="string">
            <text:p>1588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170.7</text:p>
          </table:table-cell>
          <table:table-cell office:value-type="string">
            <text:p>30.03</text:p>
          </table:table-cell>
          <table:table-cell office:value-type="string">
            <text:p>0.01018</text:p>
          </table:table-cell>
          <table:table-cell office:value-type="string">
            <text:p>17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244.2</text:p>
          </table:table-cell>
          <table:table-cell office:value-type="string">
            <text:p>31.26</text:p>
          </table:table-cell>
          <table:table-cell office:value-type="string">
            <text:p>0.01019</text:p>
          </table:table-cell>
          <table:table-cell office:value-type="string">
            <text:p>2482.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24">
            <text:p>424</text:p>
          </table:table-cell>
          <table:table-cell office:value-type="string">
            <text:p>32.12</text:p>
          </table:table-cell>
          <table:table-cell office:value-type="string">
            <text:p>0.01023</text:p>
          </table:table-cell>
          <table:table-cell office:value-type="string">
            <text:p>4067.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461.4</text:p>
          </table:table-cell>
          <table:table-cell office:value-type="string">
            <text:p>32.62</text:p>
          </table:table-cell>
          <table:table-cell office:value-type="string">
            <text:p>0.01033</text:p>
          </table:table-cell>
          <table:table-cell office:value-type="string">
            <text:p>4440.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414.8</text:p>
          </table:table-cell>
          <table:table-cell office:value-type="string">
            <text:p>32.62</text:p>
          </table:table-cell>
          <table:table-cell office:value-type="string">
            <text:p>0.01037</text:p>
          </table:table-cell>
          <table:table-cell office:value-type="string">
            <text:p>4005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681.8</text:p>
          </table:table-cell>
          <table:table-cell office:value-type="string">
            <text:p>33.13</text:p>
          </table:table-cell>
          <table:table-cell office:value-type="string">
            <text:p>0.01042</text:p>
          </table:table-cell>
          <table:table-cell office:value-type="string">
            <text:p>5983.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897.1</text:p>
          </table:table-cell>
          <table:table-cell office:value-type="string">
            <text:p>32.77</text:p>
          </table:table-cell>
          <table:table-cell office:value-type="string">
            <text:p>0.01048</text:p>
          </table:table-cell>
          <table:table-cell office:value-type="string">
            <text:p>7208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1044.3</text:p>
          </table:table-cell>
          <table:table-cell office:value-type="string">
            <text:p>34.33</text:p>
          </table:table-cell>
          <table:table-cell office:value-type="string">
            <text:p>0.01058</text:p>
          </table:table-cell>
          <table:table-cell office:value-type="string">
            <text:p>8116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346.3</text:p>
          </table:table-cell>
          <table:table-cell office:value-type="string">
            <text:p>31.51</text:p>
          </table:table-cell>
          <table:table-cell office:value-type="string">
            <text:p>0.01068</text:p>
          </table:table-cell>
          <table:table-cell office:value-type="string">
            <text:p>3071.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172.6</text:p>
          </table:table-cell>
          <table:table-cell office:value-type="string">
            <text:p>31.46</text:p>
          </table:table-cell>
          <table:table-cell office:value-type="string">
            <text:p>0.01074</text:p>
          </table:table-cell>
          <table:table-cell office:value-type="string">
            <text:p>1709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176.7</text:p>
          </table:table-cell>
          <table:table-cell office:value-type="string">
            <text:p>31.13</text:p>
          </table:table-cell>
          <table:table-cell office:value-type="string">
            <text:p>0.01082</text:p>
          </table:table-cell>
          <table:table-cell office:value-type="string">
            <text:p>1780.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141.7</text:p>
          </table:table-cell>
          <table:table-cell office:value-type="string">
            <text:p>30.81</text:p>
          </table:table-cell>
          <table:table-cell office:value-type="string">
            <text:p>0.0109</text:p>
          </table:table-cell>
          <table:table-cell office:value-type="string">
            <text:p>1413.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193.1</text:p>
          </table:table-cell>
          <table:table-cell office:value-type="string">
            <text:p>31.32</text:p>
          </table:table-cell>
          <table:table-cell office:value-type="string">
            <text:p>0.01096</text:p>
          </table:table-cell>
          <table:table-cell office:value-type="string">
            <text:p>1925.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321.3</text:p>
          </table:table-cell>
          <table:table-cell office:value-type="string">
            <text:p>32.05</text:p>
          </table:table-cell>
          <table:table-cell office:value-type="string">
            <text:p>0.01102</text:p>
          </table:table-cell>
          <table:table-cell office:value-type="string">
            <text:p>3183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505.3</text:p>
          </table:table-cell>
          <table:table-cell office:value-type="string">
            <text:p>33.43</text:p>
          </table:table-cell>
          <table:table-cell office:value-type="string">
            <text:p>0.01113</text:p>
          </table:table-cell>
          <table:table-cell office:value-type="string">
            <text:p>4765.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627.6</text:p>
          </table:table-cell>
          <table:table-cell office:value-type="string">
            <text:p>32.74</text:p>
          </table:table-cell>
          <table:table-cell office:value-type="string">
            <text:p>0.01132</text:p>
          </table:table-cell>
          <table:table-cell office:value-type="string">
            <text:p>5476.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316.8</text:p>
          </table:table-cell>
          <table:table-cell office:value-type="string">
            <text:p>32.05</text:p>
          </table:table-cell>
          <table:table-cell office:value-type="string">
            <text:p>0.01143</text:p>
          </table:table-cell>
          <table:table-cell office:value-type="string">
            <text:p>3026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428.5</text:p>
          </table:table-cell>
          <table:table-cell office:value-type="string">
            <text:p>31.99</text:p>
          </table:table-cell>
          <table:table-cell office:value-type="string">
            <text:p>0.01155</text:p>
          </table:table-cell>
          <table:table-cell office:value-type="string">
            <text:p>4216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460.6</text:p>
          </table:table-cell>
          <table:table-cell office:value-type="string">
            <text:p>32.42</text:p>
          </table:table-cell>
          <table:table-cell office:value-type="string">
            <text:p>0.01166</text:p>
          </table:table-cell>
          <table:table-cell office:value-type="string">
            <text:p>4255.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288.5</text:p>
          </table:table-cell>
          <table:table-cell office:value-type="string">
            <text:p>31.2</text:p>
          </table:table-cell>
          <table:table-cell office:value-type="string">
            <text:p>0.01182</text:p>
          </table:table-cell>
          <table:table-cell office:value-type="string">
            <text:p>2799.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office:value-type="string">
            <text:p>30.87</text:p>
          </table:table-cell>
          <table:table-cell office:value-type="string">
            <text:p>0.01196</text:p>
          </table:table-cell>
          <table:table-cell office:value-type="string">
            <text:p>2312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233.3</text:p>
          </table:table-cell>
          <table:table-cell office:value-type="string">
            <text:p>30.4</text:p>
          </table:table-cell>
          <table:table-cell office:value-type="string">
            <text:p>0.01214</text:p>
          </table:table-cell>
          <table:table-cell office:value-type="string">
            <text:p>2382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280.6</text:p>
          </table:table-cell>
          <table:table-cell office:value-type="string">
            <text:p>30.04</text:p>
          </table:table-cell>
          <table:table-cell office:value-type="string">
            <text:p>0.01237</text:p>
          </table:table-cell>
          <table:table-cell office:value-type="string">
            <text:p>2945.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423.7</text:p>
          </table:table-cell>
          <table:table-cell office:value-type="string">
            <text:p>30.5</text:p>
          </table:table-cell>
          <table:table-cell office:value-type="string">
            <text:p>0.01261</text:p>
          </table:table-cell>
          <table:table-cell office:value-type="string">
            <text:p>4335.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653.3</text:p>
          </table:table-cell>
          <table:table-cell office:value-type="string">
            <text:p>31.73</text:p>
          </table:table-cell>
          <table:table-cell office:value-type="string">
            <text:p>0.01279</text:p>
          </table:table-cell>
          <table:table-cell office:value-type="string">
            <text:p>5706.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370.3</text:p>
          </table:table-cell>
          <table:table-cell office:value-type="string">
            <text:p>31.54</text:p>
          </table:table-cell>
          <table:table-cell office:value-type="string">
            <text:p>0.01292</text:p>
          </table:table-cell>
          <table:table-cell office:value-type="string">
            <text:p>3590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250.1</text:p>
          </table:table-cell>
          <table:table-cell office:value-type="string">
            <text:p>30.77</text:p>
          </table:table-cell>
          <table:table-cell office:value-type="string">
            <text:p>0.01307</text:p>
          </table:table-cell>
          <table:table-cell office:value-type="string">
            <text:p>2480.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173.9</text:p>
          </table:table-cell>
          <table:table-cell office:value-type="string">
            <text:p>29.74</text:p>
          </table:table-cell>
          <table:table-cell office:value-type="string">
            <text:p>0.01325</text:p>
          </table:table-cell>
          <table:table-cell office:value-type="string">
            <text:p>17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152.3</text:p>
          </table:table-cell>
          <table:table-cell office:value-type="string">
            <text:p>29.51</text:p>
          </table:table-cell>
          <table:table-cell office:value-type="string">
            <text:p>0.01337</text:p>
          </table:table-cell>
          <table:table-cell office:value-type="string">
            <text:p>1506.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124.2</text:p>
          </table:table-cell>
          <table:table-cell office:value-type="string">
            <text:p>29.36</text:p>
          </table:table-cell>
          <table:table-cell office:value-type="string">
            <text:p>0.01352</text:p>
          </table:table-cell>
          <table:table-cell office:value-type="string">
            <text:p>1227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115.1</text:p>
          </table:table-cell>
          <table:table-cell office:value-type="string">
            <text:p>29.5</text:p>
          </table:table-cell>
          <table:table-cell office:value-type="string">
            <text:p>0.01365</text:p>
          </table:table-cell>
          <table:table-cell office:value-type="string">
            <text:p>1121.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115.1</text:p>
          </table:table-cell>
          <table:table-cell office:value-type="string">
            <text:p>29.52</text:p>
          </table:table-cell>
          <table:table-cell office:value-type="string">
            <text:p>0.01381</text:p>
          </table:table-cell>
          <table:table-cell office:value-type="string">
            <text:p>1107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117.4</text:p>
          </table:table-cell>
          <table:table-cell office:value-type="string">
            <text:p>29.36</text:p>
          </table:table-cell>
          <table:table-cell office:value-type="string">
            <text:p>0.01397</text:p>
          </table:table-cell>
          <table:table-cell office:value-type="string">
            <text:p>1128.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13">
            <text:p>113</text:p>
          </table:table-cell>
          <table:table-cell office:value-type="string">
            <text:p>27.54</text:p>
          </table:table-cell>
          <table:table-cell office:value-type="string">
            <text:p>0.0145</text:p>
          </table:table-cell>
          <table:table-cell office:value-type="string">
            <text:p>1086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5">
            <text:p>115</text:p>
          </table:table-cell>
          <table:table-cell office:value-type="string">
            <text:p>24.37</text:p>
          </table:table-cell>
          <table:table-cell office:value-type="string">
            <text:p>0.01491</text:p>
          </table:table-cell>
          <table:table-cell office:value-type="string">
            <text:p>1118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111.4</text:p>
          </table:table-cell>
          <table:table-cell office:value-type="string">
            <text:p>23.84</text:p>
          </table:table-cell>
          <table:table-cell office:value-type="string">
            <text:p>0.01519</text:p>
          </table:table-cell>
          <table:table-cell office:value-type="string">
            <text:p>1055.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111.1</text:p>
          </table:table-cell>
          <table:table-cell office:value-type="string">
            <text:p>23.68</text:p>
          </table:table-cell>
          <table:table-cell office:value-type="string">
            <text:p>0.01542</text:p>
          </table:table-cell>
          <table:table-cell office:value-type="string">
            <text:p>1092.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107.4</text:p>
          </table:table-cell>
          <table:table-cell office:value-type="string">
            <text:p>23.42</text:p>
          </table:table-cell>
          <table:table-cell office:value-type="string">
            <text:p>0.01569</text:p>
          </table:table-cell>
          <table:table-cell office:value-type="string">
            <text:p>1057.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95.4</text:p>
          </table:table-cell>
          <table:table-cell office:value-type="string">
            <text:p>22.89</text:p>
          </table:table-cell>
          <table:table-cell office:value-type="string">
            <text:p>0.01595</text:p>
          </table:table-cell>
          <table:table-cell office:value-type="string">
            <text:p>943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string">
            <text:p>22.98</text:p>
          </table:table-cell>
          <table:table-cell office:value-type="string">
            <text:p>0.01612</text:p>
          </table:table-cell>
          <table:table-cell office:value-type="string">
            <text:p>833.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79.7</text:p>
          </table:table-cell>
          <table:table-cell office:value-type="string">
            <text:p>23.04</text:p>
          </table:table-cell>
          <table:table-cell office:value-type="string">
            <text:p>0.0163</text:p>
          </table:table-cell>
          <table:table-cell office:value-type="string">
            <text:p>795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75.1</text:p>
          </table:table-cell>
          <table:table-cell office:value-type="string">
            <text:p>22.9</text:p>
          </table:table-cell>
          <table:table-cell office:value-type="string">
            <text:p>0.01648</text:p>
          </table:table-cell>
          <table:table-cell office:value-type="string">
            <text:p>755.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61.7</text:p>
          </table:table-cell>
          <table:table-cell office:value-type="string">
            <text:p>22.55</text:p>
          </table:table-cell>
          <table:table-cell office:value-type="string">
            <text:p>0.01674</text:p>
          </table:table-cell>
          <table:table-cell office:value-type="string">
            <text:p>620.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56.5</text:p>
          </table:table-cell>
          <table:table-cell office:value-type="string">
            <text:p>22.59</text:p>
          </table:table-cell>
          <table:table-cell office:value-type="string">
            <text:p>0.01689</text:p>
          </table:table-cell>
          <table:table-cell office:value-type="string">
            <text:p>574.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67.8</text:p>
          </table:table-cell>
          <table:table-cell office:value-type="string">
            <text:p>22.89</text:p>
          </table:table-cell>
          <table:table-cell office:value-type="string">
            <text:p>0.01705</text:p>
          </table:table-cell>
          <table:table-cell office:value-type="string">
            <text:p>738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string">
            <text:p>23.16</text:p>
          </table:table-cell>
          <table:table-cell office:value-type="string">
            <text:p>0.01717</text:p>
          </table:table-cell>
          <table:table-cell office:value-type="string">
            <text:p>765.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56.3</text:p>
          </table:table-cell>
          <table:table-cell office:value-type="string">
            <text:p>23.02</text:p>
          </table:table-cell>
          <table:table-cell office:value-type="string">
            <text:p>0.01731</text:p>
          </table:table-cell>
          <table:table-cell office:value-type="string">
            <text:p>585.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33.8</text:p>
          </table:table-cell>
          <table:table-cell office:value-type="string">
            <text:p>22.8</text:p>
          </table:table-cell>
          <table:table-cell office:value-type="string">
            <text:p>0.01745</text:p>
          </table:table-cell>
          <table:table-cell office:value-type="string">
            <text:p>339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string">
            <text:p>22.69</text:p>
          </table:table-cell>
          <table:table-cell office:value-type="string">
            <text:p>0.01754</text:p>
          </table:table-cell>
          <table:table-cell office:value-type="string">
            <text:p>129.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22.7</text:p>
          </table:table-cell>
          <table:table-cell office:value-type="string">
            <text:p>0.01769</text:p>
          </table:table-cell>
          <table:table-cell office:value-type="string">
            <text:p>68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0.4</text:p>
          </table:table-cell>
          <table:table-cell office:value-type="string">
            <text:p>22.46</text:p>
          </table:table-cell>
          <table:table-cell office:value-type="string">
            <text:p>0.01783</text:p>
          </table:table-cell>
          <table:table-cell office:value-type="string">
            <text:p>4.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4.4</text:p>
          </table:table-cell>
          <table:table-cell office:value-type="string">
            <text:p>19.05</text:p>
          </table:table-cell>
          <table:table-cell office:value-type="string">
            <text:p>0.0388</text:p>
          </table:table-cell>
          <table:table-cell office:value-type="string">
            <text:p>29.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9.3</text:p>
          </table:table-cell>
          <table:table-cell office:value-type="string">
            <text:p>19.12</text:p>
          </table:table-cell>
          <table:table-cell office:value-type="string">
            <text:p>0.03884</text:p>
          </table:table-cell>
          <table:table-cell office:value-type="string">
            <text:p>69.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7.9</text:p>
          </table:table-cell>
          <table:table-cell office:value-type="string">
            <text:p>19.12</text:p>
          </table:table-cell>
          <table:table-cell office:value-type="string">
            <text:p>0.03888</text:p>
          </table:table-cell>
          <table:table-cell office:value-type="string">
            <text:p>148.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19.17</text:p>
          </table:table-cell>
          <table:table-cell office:value-type="string">
            <text:p>0.03891</text:p>
          </table:table-cell>
          <table:table-cell office:value-type="string">
            <text:p>203.7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28.9</text:p>
          </table:table-cell>
          <table:table-cell office:value-type="string">
            <text:p>19.31</text:p>
          </table:table-cell>
          <table:table-cell office:value-type="string">
            <text:p>0.03889</text:p>
          </table:table-cell>
          <table:table-cell office:value-type="string">
            <text:p>258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32.4</text:p>
          </table:table-cell>
          <table:table-cell office:value-type="string">
            <text:p>19.32</text:p>
          </table:table-cell>
          <table:table-cell office:value-type="string">
            <text:p>0.03888</text:p>
          </table:table-cell>
          <table:table-cell office:value-type="string">
            <text:p>293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19.28</text:p>
          </table:table-cell>
          <table:table-cell office:value-type="string">
            <text:p>0.03887</text:p>
          </table:table-cell>
          <table:table-cell office:value-type="string">
            <text:p>297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35.7</text:p>
          </table:table-cell>
          <table:table-cell office:value-type="string">
            <text:p>19.31</text:p>
          </table:table-cell>
          <table:table-cell office:value-type="string">
            <text:p>0.03889</text:p>
          </table:table-cell>
          <table:table-cell office:value-type="string">
            <text:p>347.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73.6</text:p>
          </table:table-cell>
          <table:table-cell office:value-type="string">
            <text:p>19.69</text:p>
          </table:table-cell>
          <table:table-cell office:value-type="string">
            <text:p>0.03888</text:p>
          </table:table-cell>
          <table:table-cell office:value-type="string">
            <text:p>735.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101.9</text:p>
          </table:table-cell>
          <table:table-cell office:value-type="string">
            <text:p>20.14</text:p>
          </table:table-cell>
          <table:table-cell office:value-type="string">
            <text:p>0.03888</text:p>
          </table:table-cell>
          <table:table-cell office:value-type="string">
            <text:p>1017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109.5</text:p>
          </table:table-cell>
          <table:table-cell office:value-type="string">
            <text:p>20.23</text:p>
          </table:table-cell>
          <table:table-cell office:value-type="string">
            <text:p>0.03893</text:p>
          </table:table-cell>
          <table:table-cell office:value-type="string">
            <text:p>1119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142.8</text:p>
          </table:table-cell>
          <table:table-cell office:value-type="string">
            <text:p>20.54</text:p>
          </table:table-cell>
          <table:table-cell office:value-type="string">
            <text:p>0.39893</text:p>
          </table:table-cell>
          <table:table-cell office:value-type="string">
            <text:p>1447.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186.6</text:p>
          </table:table-cell>
          <table:table-cell office:value-type="string">
            <text:p>21.16</text:p>
          </table:table-cell>
          <table:table-cell office:value-type="string">
            <text:p>0.03906</text:p>
          </table:table-cell>
          <table:table-cell office:value-type="string">
            <text:p>1869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279.7</text:p>
          </table:table-cell>
          <table:table-cell office:value-type="string">
            <text:p>21.78</text:p>
          </table:table-cell>
          <table:table-cell office:value-type="string">
            <text:p>0.03916</text:p>
          </table:table-cell>
          <table:table-cell office:value-type="string">
            <text:p>2711.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376.7</text:p>
          </table:table-cell>
          <table:table-cell office:value-type="string">
            <text:p>22.8</text:p>
          </table:table-cell>
          <table:table-cell office:value-type="string">
            <text:p>0.03928</text:p>
          </table:table-cell>
          <table:table-cell office:value-type="string">
            <text:p>3650.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308.3</text:p>
          </table:table-cell>
          <table:table-cell office:value-type="string">
            <text:p>22.48</text:p>
          </table:table-cell>
          <table:table-cell office:value-type="string">
            <text:p>0.03941</text:p>
          </table:table-cell>
          <table:table-cell office:value-type="string">
            <text:p>3031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294.7</text:p>
          </table:table-cell>
          <table:table-cell office:value-type="string">
            <text:p>22.44</text:p>
          </table:table-cell>
          <table:table-cell office:value-type="string">
            <text:p>0.03954</text:p>
          </table:table-cell>
          <table:table-cell office:value-type="string">
            <text:p>2942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298.9</text:p>
          </table:table-cell>
          <table:table-cell office:value-type="string">
            <text:p>23.06</text:p>
          </table:table-cell>
          <table:table-cell office:value-type="string">
            <text:p>0.03964</text:p>
          </table:table-cell>
          <table:table-cell office:value-type="string">
            <text:p>2984.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312.8</text:p>
          </table:table-cell>
          <table:table-cell office:value-type="string">
            <text:p>23.19</text:p>
          </table:table-cell>
          <table:table-cell office:value-type="string">
            <text:p>0.0397</text:p>
          </table:table-cell>
          <table:table-cell office:value-type="string">
            <text:p>310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57.3</text:p>
          </table:table-cell>
          <table:table-cell office:value-type="string">
            <text:p>23.01</text:p>
          </table:table-cell>
          <table:table-cell office:value-type="string">
            <text:p>0.03982</text:p>
          </table:table-cell>
          <table:table-cell office:value-type="string">
            <text:p>2546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224.2</text:p>
          </table:table-cell>
          <table:table-cell office:value-type="string">
            <text:p>22.66</text:p>
          </table:table-cell>
          <table:table-cell office:value-type="string">
            <text:p>0.03999</text:p>
          </table:table-cell>
          <table:table-cell office:value-type="string">
            <text:p>2206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188.5</text:p>
          </table:table-cell>
          <table:table-cell office:value-type="string">
            <text:p>22.79</text:p>
          </table:table-cell>
          <table:table-cell office:value-type="string">
            <text:p>0.04009</text:p>
          </table:table-cell>
          <table:table-cell office:value-type="string">
            <text:p>1814.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143.5</text:p>
          </table:table-cell>
          <table:table-cell office:value-type="string">
            <text:p>22.62</text:p>
          </table:table-cell>
          <table:table-cell office:value-type="string">
            <text:p>0.04021</text:p>
          </table:table-cell>
          <table:table-cell office:value-type="string">
            <text:p>1426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149.4</text:p>
          </table:table-cell>
          <table:table-cell office:value-type="string">
            <text:p>22.79</text:p>
          </table:table-cell>
          <table:table-cell office:value-type="string">
            <text:p>0.0403</text:p>
          </table:table-cell>
          <table:table-cell office:value-type="string">
            <text:p>1546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156.5</text:p>
          </table:table-cell>
          <table:table-cell office:value-type="string">
            <text:p>23.12</text:p>
          </table:table-cell>
          <table:table-cell office:value-type="string">
            <text:p>0.04035</text:p>
          </table:table-cell>
          <table:table-cell office:value-type="string">
            <text:p>1661.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13">
            <text:p>213</text:p>
          </table:table-cell>
          <table:table-cell office:value-type="string">
            <text:p>23.22</text:p>
          </table:table-cell>
          <table:table-cell office:value-type="string">
            <text:p>0.0404</text:p>
          </table:table-cell>
          <table:table-cell office:value-type="string">
            <text:p>2259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274.5</text:p>
          </table:table-cell>
          <table:table-cell office:value-type="string">
            <text:p>23.66</text:p>
          </table:table-cell>
          <table:table-cell office:value-type="string">
            <text:p>0.04055</text:p>
          </table:table-cell>
          <table:table-cell office:value-type="string">
            <text:p>2857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334.2</text:p>
          </table:table-cell>
          <table:table-cell office:value-type="string">
            <text:p>24.39</text:p>
          </table:table-cell>
          <table:table-cell office:value-type="string">
            <text:p>0.04066</text:p>
          </table:table-cell>
          <table:table-cell office:value-type="string">
            <text:p>3399.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452.8</text:p>
          </table:table-cell>
          <table:table-cell office:value-type="string">
            <text:p>25.17</text:p>
          </table:table-cell>
          <table:table-cell office:value-type="string">
            <text:p>0.04074</text:p>
          </table:table-cell>
          <table:table-cell office:value-type="string">
            <text:p>4541.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513.7</text:p>
          </table:table-cell>
          <table:table-cell office:value-type="string">
            <text:p>26.57</text:p>
          </table:table-cell>
          <table:table-cell office:value-type="string">
            <text:p>0.04079</text:p>
          </table:table-cell>
          <table:table-cell office:value-type="string">
            <text:p>5048.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32">
            <text:p>432</text:p>
          </table:table-cell>
          <table:table-cell office:value-type="string">
            <text:p>27.02</text:p>
          </table:table-cell>
          <table:table-cell office:value-type="string">
            <text:p>0.04082</text:p>
          </table:table-cell>
          <table:table-cell office:value-type="string">
            <text:p>4232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341.1</text:p>
          </table:table-cell>
          <table:table-cell office:value-type="string">
            <text:p>25.49</text:p>
          </table:table-cell>
          <table:table-cell office:value-type="string">
            <text:p>0.04098</text:p>
          </table:table-cell>
          <table:table-cell office:value-type="string">
            <text:p>3418.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364.7</text:p>
          </table:table-cell>
          <table:table-cell office:value-type="string">
            <text:p>25.82</text:p>
          </table:table-cell>
          <table:table-cell office:value-type="string">
            <text:p>0.04106</text:p>
          </table:table-cell>
          <table:table-cell office:value-type="string">
            <text:p>369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348.4</text:p>
          </table:table-cell>
          <table:table-cell office:value-type="string">
            <text:p>26.23</text:p>
          </table:table-cell>
          <table:table-cell office:value-type="string">
            <text:p>0.04107</text:p>
          </table:table-cell>
          <table:table-cell office:value-type="string">
            <text:p>3496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351.1</text:p>
          </table:table-cell>
          <table:table-cell office:value-type="string">
            <text:p>26.32</text:p>
          </table:table-cell>
          <table:table-cell office:value-type="string">
            <text:p>0.04115</text:p>
          </table:table-cell>
          <table:table-cell office:value-type="string">
            <text:p>3513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420.5</text:p>
          </table:table-cell>
          <table:table-cell office:value-type="string">
            <text:p>26.32</text:p>
          </table:table-cell>
          <table:table-cell office:value-type="string">
            <text:p>0.04122</text:p>
          </table:table-cell>
          <table:table-cell office:value-type="string">
            <text:p>4225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317.1</text:p>
          </table:table-cell>
          <table:table-cell office:value-type="string">
            <text:p>26.23</text:p>
          </table:table-cell>
          <table:table-cell office:value-type="string">
            <text:p>0.04127</text:p>
          </table:table-cell>
          <table:table-cell office:value-type="string">
            <text:p>3084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189.9</text:p>
          </table:table-cell>
          <table:table-cell office:value-type="string">
            <text:p>26.53</text:p>
          </table:table-cell>
          <table:table-cell office:value-type="string">
            <text:p>0.04128</text:p>
          </table:table-cell>
          <table:table-cell office:value-type="string">
            <text:p>1909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261.3</text:p>
          </table:table-cell>
          <table:table-cell office:value-type="string">
            <text:p>26.77</text:p>
          </table:table-cell>
          <table:table-cell office:value-type="string">
            <text:p>0.04132</text:p>
          </table:table-cell>
          <table:table-cell office:value-type="string">
            <text:p>2705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313.7</text:p>
          </table:table-cell>
          <table:table-cell office:value-type="string">
            <text:p>26.47</text:p>
          </table:table-cell>
          <table:table-cell office:value-type="string">
            <text:p>0.0414</text:p>
          </table:table-cell>
          <table:table-cell office:value-type="string">
            <text:p>3180.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322.5</text:p>
          </table:table-cell>
          <table:table-cell office:value-type="string">
            <text:p>26.46</text:p>
          </table:table-cell>
          <table:table-cell office:value-type="string">
            <text:p>0.04147</text:p>
          </table:table-cell>
          <table:table-cell office:value-type="string">
            <text:p>3275.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253.8</text:p>
          </table:table-cell>
          <table:table-cell office:value-type="string">
            <text:p>26.77</text:p>
          </table:table-cell>
          <table:table-cell office:value-type="string">
            <text:p>0.04149</text:p>
          </table:table-cell>
          <table:table-cell office:value-type="string">
            <text:p>2551.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198.2</text:p>
          </table:table-cell>
          <table:table-cell office:value-type="string">
            <text:p>28.16</text:p>
          </table:table-cell>
          <table:table-cell office:value-type="string">
            <text:p>0.04148</text:p>
          </table:table-cell>
          <table:table-cell office:value-type="string">
            <text:p>1951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51.2</text:p>
          </table:table-cell>
          <table:table-cell office:value-type="string">
            <text:p>26.21</text:p>
          </table:table-cell>
          <table:table-cell office:value-type="string">
            <text:p>0.04149</text:p>
          </table:table-cell>
          <table:table-cell office:value-type="string">
            <text:p>502.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208.7</text:p>
          </table:table-cell>
          <table:table-cell office:value-type="string">
            <text:p>26.15</text:p>
          </table:table-cell>
          <table:table-cell office:value-type="string">
            <text:p>0.0415</text:p>
          </table:table-cell>
          <table:table-cell office:value-type="string">
            <text:p>2249.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661.4</text:p>
          </table:table-cell>
          <table:table-cell office:value-type="string">
            <text:p>27.78</text:p>
          </table:table-cell>
          <table:table-cell office:value-type="string">
            <text:p>0.04156</text:p>
          </table:table-cell>
          <table:table-cell office:value-type="string">
            <text:p>6131.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827.3</text:p>
          </table:table-cell>
          <table:table-cell office:value-type="string">
            <text:p>28.54</text:p>
          </table:table-cell>
          <table:table-cell office:value-type="string">
            <text:p>0.04167</text:p>
          </table:table-cell>
          <table:table-cell office:value-type="string">
            <text:p>7060.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773.5</text:p>
          </table:table-cell>
          <table:table-cell office:value-type="string">
            <text:p>28.64</text:p>
          </table:table-cell>
          <table:table-cell office:value-type="string">
            <text:p>0.04176</text:p>
          </table:table-cell>
          <table:table-cell office:value-type="string">
            <text:p>6889.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591.5</text:p>
          </table:table-cell>
          <table:table-cell office:value-type="string">
            <text:p>28.39</text:p>
          </table:table-cell>
          <table:table-cell office:value-type="string">
            <text:p>0.04187</text:p>
          </table:table-cell>
          <table:table-cell office:value-type="string">
            <text:p>5613.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397.9</text:p>
          </table:table-cell>
          <table:table-cell office:value-type="string">
            <text:p>28.36</text:p>
          </table:table-cell>
          <table:table-cell office:value-type="string">
            <text:p>0.04192</text:p>
          </table:table-cell>
          <table:table-cell office:value-type="string">
            <text:p>3972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347.5</text:p>
          </table:table-cell>
          <table:table-cell office:value-type="string">
            <text:p>27.87</text:p>
          </table:table-cell>
          <table:table-cell office:value-type="string">
            <text:p>0.04199</text:p>
          </table:table-cell>
          <table:table-cell office:value-type="string">
            <text:p>3521.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399.3</text:p>
          </table:table-cell>
          <table:table-cell office:value-type="string">
            <text:p>28.22</text:p>
          </table:table-cell>
          <table:table-cell office:value-type="string">
            <text:p>0.04202</text:p>
          </table:table-cell>
          <table:table-cell office:value-type="string">
            <text:p>4041.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425.7</text:p>
          </table:table-cell>
          <table:table-cell office:value-type="string">
            <text:p>28.05</text:p>
          </table:table-cell>
          <table:table-cell office:value-type="string">
            <text:p>0.0421</text:p>
          </table:table-cell>
          <table:table-cell office:value-type="string">
            <text:p>4459.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293.9</text:p>
          </table:table-cell>
          <table:table-cell office:value-type="string">
            <text:p>27.55</text:p>
          </table:table-cell>
          <table:table-cell office:value-type="string">
            <text:p>0.04217</text:p>
          </table:table-cell>
          <table:table-cell office:value-type="string">
            <text:p>2984.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11">
            <text:p>311</text:p>
          </table:table-cell>
          <table:table-cell office:value-type="string">
            <text:p>28.08</text:p>
          </table:table-cell>
          <table:table-cell office:value-type="string">
            <text:p>0.04221</text:p>
          </table:table-cell>
          <table:table-cell office:value-type="string">
            <text:p>3289.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96.5</text:p>
          </table:table-cell>
          <table:table-cell office:value-type="string">
            <text:p>28.18</text:p>
          </table:table-cell>
          <table:table-cell office:value-type="string">
            <text:p>0.04224</text:p>
          </table:table-cell>
          <table:table-cell office:value-type="string">
            <text:p>3121.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294.8</text:p>
          </table:table-cell>
          <table:table-cell office:value-type="string">
            <text:p>30.43</text:p>
          </table:table-cell>
          <table:table-cell office:value-type="string">
            <text:p>0.04224</text:p>
          </table:table-cell>
          <table:table-cell office:value-type="string">
            <text:p>3801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168.7</text:p>
          </table:table-cell>
          <table:table-cell office:value-type="string">
            <text:p>28.36</text:p>
          </table:table-cell>
          <table:table-cell office:value-type="string">
            <text:p>0.04227</text:p>
          </table:table-cell>
          <table:table-cell office:value-type="string">
            <text:p>1636.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124.5</text:p>
          </table:table-cell>
          <table:table-cell office:value-type="string">
            <text:p>27.73</text:p>
          </table:table-cell>
          <table:table-cell office:value-type="string">
            <text:p>0.04229</text:p>
          </table:table-cell>
          <table:table-cell office:value-type="string">
            <text:p>1227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131.2</text:p>
          </table:table-cell>
          <table:table-cell office:value-type="string">
            <text:p>27.23</text:p>
          </table:table-cell>
          <table:table-cell office:value-type="string">
            <text:p>0.04229</text:p>
          </table:table-cell>
          <table:table-cell office:value-type="string">
            <text:p>1336.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string">
            <text:p>123.6</text:p>
          </table:table-cell>
          <table:table-cell office:value-type="string">
            <text:p>27.68</text:p>
          </table:table-cell>
          <table:table-cell office:value-type="string">
            <text:p>0.04233</text:p>
          </table:table-cell>
          <table:table-cell office:value-type="string">
            <text:p>1206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string">
            <text:p>27.27</text:p>
          </table:table-cell>
          <table:table-cell office:value-type="string">
            <text:p>0.0424</text:p>
          </table:table-cell>
          <table:table-cell office:value-type="string">
            <text:p>1105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134.2</text:p>
          </table:table-cell>
          <table:table-cell office:value-type="string">
            <text:p>27.55</text:p>
          </table:table-cell>
          <table:table-cell office:value-type="string">
            <text:p>0.04244</text:p>
          </table:table-cell>
          <table:table-cell office:value-type="string">
            <text:p>1413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string">
            <text:p>146.5</text:p>
          </table:table-cell>
          <table:table-cell office:value-type="string">
            <text:p>27.31</text:p>
          </table:table-cell>
          <table:table-cell office:value-type="string">
            <text:p>0.04245</text:p>
          </table:table-cell>
          <table:table-cell office:value-type="string">
            <text:p>1532.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120.4</text:p>
          </table:table-cell>
          <table:table-cell office:value-type="string">
            <text:p>27.33</text:p>
          </table:table-cell>
          <table:table-cell office:value-type="string">
            <text:p>0.04248</text:p>
          </table:table-cell>
          <table:table-cell office:value-type="string">
            <text:p>1196.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67.2</text:p>
          </table:table-cell>
          <table:table-cell office:value-type="string">
            <text:p>26.86</text:p>
          </table:table-cell>
          <table:table-cell office:value-type="string">
            <text:p>0.04251</text:p>
          </table:table-cell>
          <table:table-cell office:value-type="string">
            <text:p>653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55.6</text:p>
          </table:table-cell>
          <table:table-cell office:value-type="string">
            <text:p>26.43</text:p>
          </table:table-cell>
          <table:table-cell office:value-type="string">
            <text:p>0.04252</text:p>
          </table:table-cell>
          <table:table-cell office:value-type="string">
            <text:p>537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40.3</text:p>
          </table:table-cell>
          <table:table-cell office:value-type="string">
            <text:p>26.1</text:p>
          </table:table-cell>
          <table:table-cell office:value-type="string">
            <text:p>0.04254</text:p>
          </table:table-cell>
          <table:table-cell office:value-type="string">
            <text:p>389.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50.6</text:p>
          </table:table-cell>
          <table:table-cell office:value-type="string">
            <text:p>25.92</text:p>
          </table:table-cell>
          <table:table-cell office:value-type="string">
            <text:p>0.04259</text:p>
          </table:table-cell>
          <table:table-cell office:value-type="string">
            <text:p>482.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43.9</text:p>
          </table:table-cell>
          <table:table-cell office:value-type="string">
            <text:p>25.58</text:p>
          </table:table-cell>
          <table:table-cell office:value-type="string">
            <text:p>0.04264</text:p>
          </table:table-cell>
          <table:table-cell office:value-type="string">
            <text:p>429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string">
            <text:p>33.6</text:p>
          </table:table-cell>
          <table:table-cell office:value-type="string">
            <text:p>25.26</text:p>
          </table:table-cell>
          <table:table-cell office:value-type="string">
            <text:p>0.04269</text:p>
          </table:table-cell>
          <table:table-cell office:value-type="string">
            <text:p>327.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19.9</text:p>
          </table:table-cell>
          <table:table-cell office:value-type="string">
            <text:p>24.96</text:p>
          </table:table-cell>
          <table:table-cell office:value-type="string">
            <text:p>0.04274</text:p>
          </table:table-cell>
          <table:table-cell office:value-type="string">
            <text:p>181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string">
            <text:p>6.6</text:p>
          </table:table-cell>
          <table:table-cell office:value-type="string">
            <text:p>24.62</text:p>
          </table:table-cell>
          <table:table-cell office:value-type="string">
            <text:p>0.0428</text:p>
          </table:table-cell>
          <table:table-cell office:value-type="string">
            <text:p>53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0.7</text:p>
          </table:table-cell>
          <table:table-cell office:value-type="string">
            <text:p>24.34</text:p>
          </table:table-cell>
          <table:table-cell office:value-type="string">
            <text:p>0.04287</text:p>
          </table:table-cell>
          <table:table-cell office:value-type="string">
            <text:p>18.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5.6</text:p>
          </table:table-cell>
          <table:table-cell office:value-type="string">
            <text:p>24.18</text:p>
          </table:table-cell>
          <table:table-cell office:value-type="string">
            <text:p>0.04294</text:p>
          </table:table-cell>
          <table:table-cell office:value-type="string">
            <text:p>49.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1.6</text:p>
          </table:table-cell>
          <table:table-cell office:value-type="float" office:value="24">
            <text:p>24</text:p>
          </table:table-cell>
          <table:table-cell office:value-type="string">
            <text:p>0.04302</text:p>
          </table:table-cell>
          <table:table-cell office:value-type="string">
            <text:p>16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7.5</text:p>
          </table:table-cell>
          <table:table-cell office:value-type="string">
            <text:p>23.91</text:p>
          </table:table-cell>
          <table:table-cell office:value-type="string">
            <text:p>0.09763</text:p>
          </table:table-cell>
          <table:table-cell office:value-type="string">
            <text:p>59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6.1</text:p>
          </table:table-cell>
          <table:table-cell office:value-type="string">
            <text:p>23.84</text:p>
          </table:table-cell>
          <table:table-cell office:value-type="string">
            <text:p>0.09768</text:p>
          </table:table-cell>
          <table:table-cell office:value-type="string">
            <text:p>137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2.4</text:p>
          </table:table-cell>
          <table:table-cell office:value-type="string">
            <text:p>24.72</text:p>
          </table:table-cell>
          <table:table-cell office:value-type="string">
            <text:p>0.09772</text:p>
          </table:table-cell>
          <table:table-cell office:value-type="string">
            <text:p>179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24.26</text:p>
          </table:table-cell>
          <table:table-cell office:value-type="string">
            <text:p>0.09777</text:p>
          </table:table-cell>
          <table:table-cell office:value-type="string">
            <text:p>189.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24.63</text:p>
          </table:table-cell>
          <table:table-cell office:value-type="string">
            <text:p>0.09779</text:p>
          </table:table-cell>
          <table:table-cell office:value-type="string">
            <text:p>361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72.9</text:p>
          </table:table-cell>
          <table:table-cell office:value-type="string">
            <text:p>25.58</text:p>
          </table:table-cell>
          <table:table-cell office:value-type="string">
            <text:p>0.09783</text:p>
          </table:table-cell>
          <table:table-cell office:value-type="string">
            <text:p>634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54.3</text:p>
          </table:table-cell>
          <table:table-cell office:value-type="string">
            <text:p>27.8</text:p>
          </table:table-cell>
          <table:table-cell office:value-type="string">
            <text:p>0.0979</text:p>
          </table:table-cell>
          <table:table-cell office:value-type="string">
            <text:p>1292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14.9</text:p>
          </table:table-cell>
          <table:table-cell office:value-type="string">
            <text:p>26.72</text:p>
          </table:table-cell>
          <table:table-cell office:value-type="string">
            <text:p>0.09794</text:p>
          </table:table-cell>
          <table:table-cell office:value-type="string">
            <text:p>1058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37.8</text:p>
          </table:table-cell>
          <table:table-cell office:value-type="string">
            <text:p>27.46</text:p>
          </table:table-cell>
          <table:table-cell office:value-type="string">
            <text:p>0.09799</text:p>
          </table:table-cell>
          <table:table-cell office:value-type="string">
            <text:p>1226.26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256.6</text:p>
          </table:table-cell>
          <table:table-cell office:value-type="string">
            <text:p>29.16</text:p>
          </table:table-cell>
          <table:table-cell office:value-type="string">
            <text:p>0.09805</text:p>
          </table:table-cell>
          <table:table-cell office:value-type="string">
            <text:p>2303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286.6</text:p>
          </table:table-cell>
          <table:table-cell office:value-type="string">
            <text:p>30.58</text:p>
          </table:table-cell>
          <table:table-cell office:value-type="string">
            <text:p>0.09809</text:p>
          </table:table-cell>
          <table:table-cell office:value-type="string">
            <text:p>2604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305.5</text:p>
          </table:table-cell>
          <table:table-cell office:value-type="string">
            <text:p>30.99</text:p>
          </table:table-cell>
          <table:table-cell office:value-type="string">
            <text:p>0.09814</text:p>
          </table:table-cell>
          <table:table-cell office:value-type="string">
            <text:p>2793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403.7</text:p>
          </table:table-cell>
          <table:table-cell office:value-type="string">
            <text:p>32.12</text:p>
          </table:table-cell>
          <table:table-cell office:value-type="string">
            <text:p>0.09818</text:p>
          </table:table-cell>
          <table:table-cell office:value-type="string">
            <text:p>3572.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303.8</text:p>
          </table:table-cell>
          <table:table-cell office:value-type="string">
            <text:p>30.94</text:p>
          </table:table-cell>
          <table:table-cell office:value-type="string">
            <text:p>0.09824</text:p>
          </table:table-cell>
          <table:table-cell office:value-type="string">
            <text:p>2734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309.9</text:p>
          </table:table-cell>
          <table:table-cell office:value-type="string">
            <text:p>30.86</text:p>
          </table:table-cell>
          <table:table-cell office:value-type="string">
            <text:p>0.09829</text:p>
          </table:table-cell>
          <table:table-cell office:value-type="string">
            <text:p>2862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504.6</text:p>
          </table:table-cell>
          <table:table-cell office:value-type="string">
            <text:p>32.67</text:p>
          </table:table-cell>
          <table:table-cell office:value-type="string">
            <text:p>0.09836</text:p>
          </table:table-cell>
          <table:table-cell office:value-type="string">
            <text:p>4565.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531.7</text:p>
          </table:table-cell>
          <table:table-cell office:value-type="string">
            <text:p>35.21</text:p>
          </table:table-cell>
          <table:table-cell office:value-type="string">
            <text:p>0.09841</text:p>
          </table:table-cell>
          <table:table-cell office:value-type="string">
            <text:p>4700.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606.9</text:p>
          </table:table-cell>
          <table:table-cell office:value-type="string">
            <text:p>33.72</text:p>
          </table:table-cell>
          <table:table-cell office:value-type="string">
            <text:p>0.0985</text:p>
          </table:table-cell>
          <table:table-cell office:value-type="string">
            <text:p>5344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667.3</text:p>
          </table:table-cell>
          <table:table-cell office:value-type="string">
            <text:p>34.53</text:p>
          </table:table-cell>
          <table:table-cell office:value-type="string">
            <text:p>0.0986</text:p>
          </table:table-cell>
          <table:table-cell office:value-type="string">
            <text:p>5830.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693.9</text:p>
          </table:table-cell>
          <table:table-cell office:value-type="string">
            <text:p>35.27</text:p>
          </table:table-cell>
          <table:table-cell office:value-type="string">
            <text:p>0.09869</text:p>
          </table:table-cell>
          <table:table-cell office:value-type="string">
            <text:p>6042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725.9</text:p>
          </table:table-cell>
          <table:table-cell office:value-type="string">
            <text:p>35.78</text:p>
          </table:table-cell>
          <table:table-cell office:value-type="string">
            <text:p>0.09878</text:p>
          </table:table-cell>
          <table:table-cell office:value-type="string">
            <text:p>6282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759.7</text:p>
          </table:table-cell>
          <table:table-cell office:value-type="string">
            <text:p>34.75</text:p>
          </table:table-cell>
          <table:table-cell office:value-type="string">
            <text:p>0.0989</text:p>
          </table:table-cell>
          <table:table-cell office:value-type="string">
            <text:p>6585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802.9</text:p>
          </table:table-cell>
          <table:table-cell office:value-type="string">
            <text:p>35.71</text:p>
          </table:table-cell>
          <table:table-cell office:value-type="string">
            <text:p>0.09898</text:p>
          </table:table-cell>
          <table:table-cell office:value-type="string">
            <text:p>6695.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830.3</text:p>
          </table:table-cell>
          <table:table-cell office:value-type="string">
            <text:p>35.01</text:p>
          </table:table-cell>
          <table:table-cell office:value-type="string">
            <text:p>0.09909</text:p>
          </table:table-cell>
          <table:table-cell office:value-type="string">
            <text:p>7166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853.9</text:p>
          </table:table-cell>
          <table:table-cell office:value-type="string">
            <text:p>35.21</text:p>
          </table:table-cell>
          <table:table-cell office:value-type="string">
            <text:p>0.09919</text:p>
          </table:table-cell>
          <table:table-cell office:value-type="string">
            <text:p>7259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901.9</text:p>
          </table:table-cell>
          <table:table-cell office:value-type="string">
            <text:p>35.32</text:p>
          </table:table-cell>
          <table:table-cell office:value-type="string">
            <text:p>0.0993</text:p>
          </table:table-cell>
          <table:table-cell office:value-type="string">
            <text:p>7682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894.7</text:p>
          </table:table-cell>
          <table:table-cell office:value-type="string">
            <text:p>35.4</text:p>
          </table:table-cell>
          <table:table-cell office:value-type="string">
            <text:p>0.09941</text:p>
          </table:table-cell>
          <table:table-cell office:value-type="string">
            <text:p>7642.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817.8</text:p>
          </table:table-cell>
          <table:table-cell office:value-type="string">
            <text:p>34.34</text:p>
          </table:table-cell>
          <table:table-cell office:value-type="string">
            <text:p>0.09952</text:p>
          </table:table-cell>
          <table:table-cell office:value-type="string">
            <text:p>6519.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746">
            <text:p>746</text:p>
          </table:table-cell>
          <table:table-cell office:value-type="string">
            <text:p>34.99</text:p>
          </table:table-cell>
          <table:table-cell office:value-type="string">
            <text:p>0.09963</text:p>
          </table:table-cell>
          <table:table-cell office:value-type="string">
            <text:p>6070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688.9</text:p>
          </table:table-cell>
          <table:table-cell office:value-type="string">
            <text:p>35.23</text:p>
          </table:table-cell>
          <table:table-cell office:value-type="string">
            <text:p>0.09971</text:p>
          </table:table-cell>
          <table:table-cell office:value-type="string">
            <text:p>6305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1164.5</text:p>
          </table:table-cell>
          <table:table-cell office:value-type="string">
            <text:p>36.49</text:p>
          </table:table-cell>
          <table:table-cell office:value-type="string">
            <text:p>0.09982</text:p>
          </table:table-cell>
          <table:table-cell office:value-type="string">
            <text:p>8315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970.2</text:p>
          </table:table-cell>
          <table:table-cell office:value-type="string">
            <text:p>35.89</text:p>
          </table:table-cell>
          <table:table-cell office:value-type="string">
            <text:p>0.09998</text:p>
          </table:table-cell>
          <table:table-cell office:value-type="string">
            <text:p>7492.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string">
            <text:p>833.3</text:p>
          </table:table-cell>
          <table:table-cell office:value-type="string">
            <text:p>35.29</text:p>
          </table:table-cell>
          <table:table-cell office:value-type="string">
            <text:p>0.10011</text:p>
          </table:table-cell>
          <table:table-cell office:value-type="string">
            <text:p>6964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778.3</text:p>
          </table:table-cell>
          <table:table-cell office:value-type="string">
            <text:p>36.41</text:p>
          </table:table-cell>
          <table:table-cell office:value-type="string">
            <text:p>0.10019</text:p>
          </table:table-cell>
          <table:table-cell office:value-type="string">
            <text:p>6749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627.9</text:p>
          </table:table-cell>
          <table:table-cell office:value-type="string">
            <text:p>35.73</text:p>
          </table:table-cell>
          <table:table-cell office:value-type="string">
            <text:p>0.10028</text:p>
          </table:table-cell>
          <table:table-cell office:value-type="string">
            <text:p>5058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1147.6</text:p>
          </table:table-cell>
          <table:table-cell office:value-type="string">
            <text:p>37.78</text:p>
          </table:table-cell>
          <table:table-cell office:value-type="string">
            <text:p>0.10036</text:p>
          </table:table-cell>
          <table:table-cell office:value-type="string">
            <text:p>8388.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1079.7</text:p>
          </table:table-cell>
          <table:table-cell office:value-type="string">
            <text:p>37.18</text:p>
          </table:table-cell>
          <table:table-cell office:value-type="string">
            <text:p>0.10045</text:p>
          </table:table-cell>
          <table:table-cell office:value-type="string">
            <text:p>8346.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1035.5</text:p>
          </table:table-cell>
          <table:table-cell office:value-type="string">
            <text:p>37.3</text:p>
          </table:table-cell>
          <table:table-cell office:value-type="string">
            <text:p>0.10055</text:p>
          </table:table-cell>
          <table:table-cell office:value-type="string">
            <text:p>8319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1074.6</text:p>
          </table:table-cell>
          <table:table-cell office:value-type="string">
            <text:p>36.64</text:p>
          </table:table-cell>
          <table:table-cell office:value-type="string">
            <text:p>0.10067</text:p>
          </table:table-cell>
          <table:table-cell office:value-type="string">
            <text:p>8412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801.7</text:p>
          </table:table-cell>
          <table:table-cell office:value-type="string">
            <text:p>36.33</text:p>
          </table:table-cell>
          <table:table-cell office:value-type="string">
            <text:p>0.10075</text:p>
          </table:table-cell>
          <table:table-cell office:value-type="string">
            <text:p>5915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1098.3</text:p>
          </table:table-cell>
          <table:table-cell office:value-type="string">
            <text:p>36.63</text:p>
          </table:table-cell>
          <table:table-cell office:value-type="string">
            <text:p>0.10086</text:p>
          </table:table-cell>
          <table:table-cell office:value-type="string">
            <text:p>8409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1082.6</text:p>
          </table:table-cell>
          <table:table-cell office:value-type="string">
            <text:p>36.94</text:p>
          </table:table-cell>
          <table:table-cell office:value-type="string">
            <text:p>0.10096</text:p>
          </table:table-cell>
          <table:table-cell office:value-type="string">
            <text:p>8422.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030">
            <text:p>1030</text:p>
          </table:table-cell>
          <table:table-cell office:value-type="string">
            <text:p>37.18</text:p>
          </table:table-cell>
          <table:table-cell office:value-type="string">
            <text:p>0.10105</text:p>
          </table:table-cell>
          <table:table-cell office:value-type="string">
            <text:p>7930.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string">
            <text:p>1112.2</text:p>
          </table:table-cell>
          <table:table-cell office:value-type="string">
            <text:p>38.36</text:p>
          </table:table-cell>
          <table:table-cell office:value-type="string">
            <text:p>0.10111</text:p>
          </table:table-cell>
          <table:table-cell office:value-type="string">
            <text:p>8406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1122.8</text:p>
          </table:table-cell>
          <table:table-cell office:value-type="string">
            <text:p>37.22</text:p>
          </table:table-cell>
          <table:table-cell office:value-type="string">
            <text:p>0.10124</text:p>
          </table:table-cell>
          <table:table-cell office:value-type="string">
            <text:p>8428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string">
            <text:p>1111.2</text:p>
          </table:table-cell>
          <table:table-cell office:value-type="string">
            <text:p>38.49</text:p>
          </table:table-cell>
          <table:table-cell office:value-type="string">
            <text:p>0.10131</text:p>
          </table:table-cell>
          <table:table-cell office:value-type="string">
            <text:p>8427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731.6</text:p>
          </table:table-cell>
          <table:table-cell office:value-type="string">
            <text:p>37.27</text:p>
          </table:table-cell>
          <table:table-cell office:value-type="string">
            <text:p>0.10141</text:p>
          </table:table-cell>
          <table:table-cell office:value-type="string">
            <text:p>5808.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165.1</text:p>
          </table:table-cell>
          <table:table-cell office:value-type="string">
            <text:p>36.54</text:p>
          </table:table-cell>
          <table:table-cell office:value-type="string">
            <text:p>0.10145</text:p>
          </table:table-cell>
          <table:table-cell office:value-type="string">
            <text:p>1558.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153.7</text:p>
          </table:table-cell>
          <table:table-cell office:value-type="string">
            <text:p>34.9</text:p>
          </table:table-cell>
          <table:table-cell office:value-type="string">
            <text:p>0.10159</text:p>
          </table:table-cell>
          <table:table-cell office:value-type="string">
            <text:p>1499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42.1</text:p>
          </table:table-cell>
          <table:table-cell office:value-type="string">
            <text:p>33.3</text:p>
          </table:table-cell>
          <table:table-cell office:value-type="string">
            <text:p>0.10169</text:p>
          </table:table-cell>
          <table:table-cell office:value-type="string">
            <text:p>2392.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408.9</text:p>
          </table:table-cell>
          <table:table-cell office:value-type="string">
            <text:p>34.62</text:p>
          </table:table-cell>
          <table:table-cell office:value-type="string">
            <text:p>0.10184</text:p>
          </table:table-cell>
          <table:table-cell office:value-type="string">
            <text:p>3905.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24">
            <text:p>324</text:p>
          </table:table-cell>
          <table:table-cell office:value-type="string">
            <text:p>34.24</text:p>
          </table:table-cell>
          <table:table-cell office:value-type="string">
            <text:p>0.10202</text:p>
          </table:table-cell>
          <table:table-cell office:value-type="string">
            <text:p>3049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73.4</text:p>
          </table:table-cell>
          <table:table-cell office:value-type="string">
            <text:p>33.39</text:p>
          </table:table-cell>
          <table:table-cell office:value-type="string">
            <text:p>0.10212</text:p>
          </table:table-cell>
          <table:table-cell office:value-type="string">
            <text:p>755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string">
            <text:p>21.5</text:p>
          </table:table-cell>
          <table:table-cell office:value-type="string">
            <text:p>0.10245</text:p>
          </table:table-cell>
          <table:table-cell office:value-type="string">
            <text:p>257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string">
            <text:p>28.8</text:p>
          </table:table-cell>
          <table:table-cell office:value-type="string">
            <text:p>20.25</text:p>
          </table:table-cell>
          <table:table-cell office:value-type="string">
            <text:p>0.10267</text:p>
          </table:table-cell>
          <table:table-cell office:value-type="string">
            <text:p>330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string">
            <text:p>35.8</text:p>
          </table:table-cell>
          <table:table-cell office:value-type="string">
            <text:p>20.26</text:p>
          </table:table-cell>
          <table:table-cell office:value-type="string">
            <text:p>0.10304</text:p>
          </table:table-cell>
          <table:table-cell office:value-type="string">
            <text:p>405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84.2</text:p>
          </table:table-cell>
          <table:table-cell office:value-type="string">
            <text:p>20.37</text:p>
          </table:table-cell>
          <table:table-cell office:value-type="string">
            <text:p>0.10339</text:p>
          </table:table-cell>
          <table:table-cell office:value-type="string">
            <text:p>1186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string">
            <text:p>21.06</text:p>
          </table:table-cell>
          <table:table-cell office:value-type="string">
            <text:p>0.10357</text:p>
          </table:table-cell>
          <table:table-cell office:value-type="string">
            <text:p>983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string">
            <text:p>52.6</text:p>
          </table:table-cell>
          <table:table-cell office:value-type="string">
            <text:p>21.8</text:p>
          </table:table-cell>
          <table:table-cell office:value-type="string">
            <text:p>0.10375</text:p>
          </table:table-cell>
          <table:table-cell office:value-type="string">
            <text:p>545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.1</text:p>
          </table:table-cell>
          <table:table-cell office:value-type="string">
            <text:p>22.61</text:p>
          </table:table-cell>
          <table:table-cell office:value-type="string">
            <text:p>0.10387</text:p>
          </table:table-cell>
          <table:table-cell office:value-type="string">
            <text:p>294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string">
            <text:p>22.7</text:p>
          </table:table-cell>
          <table:table-cell office:value-type="string">
            <text:p>22.95</text:p>
          </table:table-cell>
          <table:table-cell office:value-type="string">
            <text:p>0.10391</text:p>
          </table:table-cell>
          <table:table-cell office:value-type="string">
            <text:p>197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16.9</text:p>
          </table:table-cell>
          <table:table-cell office:value-type="string">
            <text:p>22.85</text:p>
          </table:table-cell>
          <table:table-cell office:value-type="string">
            <text:p>0.10395</text:p>
          </table:table-cell>
          <table:table-cell office:value-type="string">
            <text:p>144.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15.8</text:p>
          </table:table-cell>
          <table:table-cell office:value-type="string">
            <text:p>22.49</text:p>
          </table:table-cell>
          <table:table-cell office:value-type="string">
            <text:p>0.10399</text:p>
          </table:table-cell>
          <table:table-cell office:value-type="string">
            <text:p>136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17.3</text:p>
          </table:table-cell>
          <table:table-cell office:value-type="string">
            <text:p>22.36</text:p>
          </table:table-cell>
          <table:table-cell office:value-type="string">
            <text:p>0.10404</text:p>
          </table:table-cell>
          <table:table-cell office:value-type="string">
            <text:p>151.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18.8</text:p>
          </table:table-cell>
          <table:table-cell office:value-type="string">
            <text:p>22.35</text:p>
          </table:table-cell>
          <table:table-cell office:value-type="string">
            <text:p>0.10409</text:p>
          </table:table-cell>
          <table:table-cell office:value-type="string">
            <text:p>161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17.8</text:p>
          </table:table-cell>
          <table:table-cell office:value-type="string">
            <text:p>22.19</text:p>
          </table:table-cell>
          <table:table-cell office:value-type="string">
            <text:p>0.10414</text:p>
          </table:table-cell>
          <table:table-cell office:value-type="string">
            <text:p>153.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15.4</text:p>
          </table:table-cell>
          <table:table-cell office:value-type="string">
            <text:p>22.56</text:p>
          </table:table-cell>
          <table:table-cell office:value-type="string">
            <text:p>0.10421</text:p>
          </table:table-cell>
          <table:table-cell office:value-type="string">
            <text:p>131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13.6</text:p>
          </table:table-cell>
          <table:table-cell office:value-type="string">
            <text:p>22.49</text:p>
          </table:table-cell>
          <table:table-cell office:value-type="string">
            <text:p>0.10426</text:p>
          </table:table-cell>
          <table:table-cell office:value-type="string">
            <text:p>116.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string">
            <text:p>22.64</text:p>
          </table:table-cell>
          <table:table-cell office:value-type="string">
            <text:p>0.10432</text:p>
          </table:table-cell>
          <table:table-cell office:value-type="string">
            <text:p>113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12.2</text:p>
          </table:table-cell>
          <table:table-cell office:value-type="string">
            <text:p>22.34</text:p>
          </table:table-cell>
          <table:table-cell office:value-type="string">
            <text:p>0.10436</text:p>
          </table:table-cell>
          <table:table-cell office:value-type="string">
            <text:p>99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string">
            <text:p>21.82</text:p>
          </table:table-cell>
          <table:table-cell office:value-type="string">
            <text:p>0.1044</text:p>
          </table:table-cell>
          <table:table-cell office:value-type="string">
            <text:p>88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string">
            <text:p>8.6</text:p>
          </table:table-cell>
          <table:table-cell office:value-type="string">
            <text:p>21.88</text:p>
          </table:table-cell>
          <table:table-cell office:value-type="string">
            <text:p>0.10443</text:p>
          </table:table-cell>
          <table:table-cell office:value-type="string">
            <text:p>66.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4.6</text:p>
          </table:table-cell>
          <table:table-cell office:value-type="string">
            <text:p>21.77</text:p>
          </table:table-cell>
          <table:table-cell office:value-type="string">
            <text:p>0.10445</text:p>
          </table:table-cell>
          <table:table-cell office:value-type="string">
            <text:p>35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string">
            <text:p>1.8</text:p>
          </table:table-cell>
          <table:table-cell office:value-type="string">
            <text:p>21.62</text:p>
          </table:table-cell>
          <table:table-cell office:value-type="string">
            <text:p>0.10448</text:p>
          </table:table-cell>
          <table:table-cell office:value-type="string">
            <text:p>17.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7.14</text:p>
          </table:table-cell>
          <table:table-cell office:value-type="string">
            <text:p>21.33</text:p>
          </table:table-cell>
          <table:table-cell office:value-type="string">
            <text:p>0.13872</text:p>
          </table:table-cell>
          <table:table-cell office:value-type="string">
            <text:p>51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13.6</text:p>
          </table:table-cell>
          <table:table-cell office:value-type="string">
            <text:p>21.68</text:p>
          </table:table-cell>
          <table:table-cell office:value-type="string">
            <text:p>0.13882</text:p>
          </table:table-cell>
          <table:table-cell office:value-type="string">
            <text:p>106.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22.73</text:p>
          </table:table-cell>
          <table:table-cell office:value-type="string">
            <text:p>0.13892</text:p>
          </table:table-cell>
          <table:table-cell office:value-type="string">
            <text:p>178.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23.68</text:p>
          </table:table-cell>
          <table:table-cell office:value-type="string">
            <text:p>0.13899</text:p>
          </table:table-cell>
          <table:table-cell office:value-type="string">
            <text:p>282.7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24.94</text:p>
          </table:table-cell>
          <table:table-cell office:value-type="string">
            <text:p>0.13906</text:p>
          </table:table-cell>
          <table:table-cell office:value-type="string">
            <text:p>458.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81.9</text:p>
          </table:table-cell>
          <table:table-cell office:value-type="string">
            <text:p>25.43</text:p>
          </table:table-cell>
          <table:table-cell office:value-type="string">
            <text:p>0.13918</text:p>
          </table:table-cell>
          <table:table-cell office:value-type="string">
            <text:p>719.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16.6</text:p>
          </table:table-cell>
          <table:table-cell office:value-type="string">
            <text:p>25.99</text:p>
          </table:table-cell>
          <table:table-cell office:value-type="string">
            <text:p>0.13927</text:p>
          </table:table-cell>
          <table:table-cell office:value-type="string">
            <text:p>1040.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string">
            <text:p>25.96</text:p>
          </table:table-cell>
          <table:table-cell office:value-type="string">
            <text:p>0.13943</text:p>
          </table:table-cell>
          <table:table-cell office:value-type="string">
            <text:p>1402.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199.3</text:p>
          </table:table-cell>
          <table:table-cell office:value-type="string">
            <text:p>26.46</text:p>
          </table:table-cell>
          <table:table-cell office:value-type="string">
            <text:p>0.13955</text:p>
          </table:table-cell>
          <table:table-cell office:value-type="string">
            <text:p>1821.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243.8</text:p>
          </table:table-cell>
          <table:table-cell office:value-type="string">
            <text:p>27.14</text:p>
          </table:table-cell>
          <table:table-cell office:value-type="string">
            <text:p>0.13966</text:p>
          </table:table-cell>
          <table:table-cell office:value-type="string">
            <text:p>2271.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290.2</text:p>
          </table:table-cell>
          <table:table-cell office:value-type="string">
            <text:p>27.99</text:p>
          </table:table-cell>
          <table:table-cell office:value-type="string">
            <text:p>0.13976</text:p>
          </table:table-cell>
          <table:table-cell office:value-type="string">
            <text:p>2744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334.8</text:p>
          </table:table-cell>
          <table:table-cell office:value-type="string">
            <text:p>28.33</text:p>
          </table:table-cell>
          <table:table-cell office:value-type="string">
            <text:p>0.13988</text:p>
          </table:table-cell>
          <table:table-cell office:value-type="string">
            <text:p>3160.48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386.1</text:p>
          </table:table-cell>
          <table:table-cell office:value-type="string">
            <text:p>28.32</text:p>
          </table:table-cell>
          <table:table-cell office:value-type="string">
            <text:p>0.14004</text:p>
          </table:table-cell>
          <table:table-cell office:value-type="string">
            <text:p>3621.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434.9</text:p>
          </table:table-cell>
          <table:table-cell office:value-type="string">
            <text:p>28.6</text:p>
          </table:table-cell>
          <table:table-cell office:value-type="string">
            <text:p>0.14019</text:p>
          </table:table-cell>
          <table:table-cell office:value-type="string">
            <text:p>4070.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480.7</text:p>
          </table:table-cell>
          <table:table-cell office:value-type="string">
            <text:p>29.01</text:p>
          </table:table-cell>
          <table:table-cell office:value-type="string">
            <text:p>0.14033</text:p>
          </table:table-cell>
          <table:table-cell office:value-type="string">
            <text:p>4459.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571.4</text:p>
          </table:table-cell>
          <table:table-cell office:value-type="string">
            <text:p>29.18</text:p>
          </table:table-cell>
          <table:table-cell office:value-type="string">
            <text:p>0.14051</text:p>
          </table:table-cell>
          <table:table-cell office:value-type="string">
            <text:p>5269.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463.8</text:p>
          </table:table-cell>
          <table:table-cell office:value-type="string">
            <text:p>28.55</text:p>
          </table:table-cell>
          <table:table-cell office:value-type="string">
            <text:p>0.1407</text:p>
          </table:table-cell>
          <table:table-cell office:value-type="string">
            <text:p>4327.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498.2</text:p>
          </table:table-cell>
          <table:table-cell office:value-type="string">
            <text:p>28.89</text:p>
          </table:table-cell>
          <table:table-cell office:value-type="string">
            <text:p>0.14083</text:p>
          </table:table-cell>
          <table:table-cell office:value-type="string">
            <text:p>4583.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680.7</text:p>
          </table:table-cell>
          <table:table-cell office:value-type="string">
            <text:p>29.42</text:p>
          </table:table-cell>
          <table:table-cell office:value-type="string">
            <text:p>0.14105</text:p>
          </table:table-cell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696.9</text:p>
          </table:table-cell>
          <table:table-cell office:value-type="string">
            <text:p>30.04</text:p>
          </table:table-cell>
          <table:table-cell office:value-type="string">
            <text:p>0.1412</text:p>
          </table:table-cell>
          <table:table-cell office:value-type="string">
            <text:p>6339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724.2</text:p>
          </table:table-cell>
          <table:table-cell office:value-type="string">
            <text:p>30.46</text:p>
          </table:table-cell>
          <table:table-cell office:value-type="string">
            <text:p>0.14135</text:p>
          </table:table-cell>
          <table:table-cell office:value-type="string">
            <text:p>6489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754.1</text:p>
          </table:table-cell>
          <table:table-cell office:value-type="string">
            <text:p>30.98</text:p>
          </table:table-cell>
          <table:table-cell office:value-type="string">
            <text:p>0.14148</text:p>
          </table:table-cell>
          <table:table-cell office:value-type="string">
            <text:p>6690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787.4</text:p>
          </table:table-cell>
          <table:table-cell office:value-type="string">
            <text:p>30.9</text:p>
          </table:table-cell>
          <table:table-cell office:value-type="string">
            <text:p>0.14161</text:p>
          </table:table-cell>
          <table:table-cell office:value-type="string">
            <text:p>6979.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818.6</text:p>
          </table:table-cell>
          <table:table-cell office:value-type="string">
            <text:p>31.04</text:p>
          </table:table-cell>
          <table:table-cell office:value-type="string">
            <text:p>0.14176</text:p>
          </table:table-cell>
          <table:table-cell office:value-type="string">
            <text:p>7193.8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849.8</text:p>
          </table:table-cell>
          <table:table-cell office:value-type="string">
            <text:p>31.01</text:p>
          </table:table-cell>
          <table:table-cell office:value-type="string">
            <text:p>0.14189</text:p>
          </table:table-cell>
          <table:table-cell office:value-type="string">
            <text:p>7441.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880">
            <text:p>880</text:p>
          </table:table-cell>
          <table:table-cell office:value-type="string">
            <text:p>31.75</text:p>
          </table:table-cell>
          <table:table-cell office:value-type="string">
            <text:p>0.14203</text:p>
          </table:table-cell>
          <table:table-cell office:value-type="string">
            <text:p>7651.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>904.9</text:p>
          </table:table-cell>
          <table:table-cell office:value-type="string">
            <text:p>32.08</text:p>
          </table:table-cell>
          <table:table-cell office:value-type="string">
            <text:p>0.14217</text:p>
          </table:table-cell>
          <table:table-cell office:value-type="string">
            <text:p>7807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string">
            <text:p>944.7</text:p>
          </table:table-cell>
          <table:table-cell office:value-type="string">
            <text:p>32.58</text:p>
          </table:table-cell>
          <table:table-cell office:value-type="string">
            <text:p>0.14227</text:p>
          </table:table-cell>
          <table:table-cell office:value-type="string">
            <text:p>7871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957.7</text:p>
          </table:table-cell>
          <table:table-cell office:value-type="string">
            <text:p>32.48</text:p>
          </table:table-cell>
          <table:table-cell office:value-type="string">
            <text:p>0.14236</text:p>
          </table:table-cell>
          <table:table-cell office:value-type="string">
            <text:p>8065.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978.7</text:p>
          </table:table-cell>
          <table:table-cell office:value-type="string">
            <text:p>32.52</text:p>
          </table:table-cell>
          <table:table-cell office:value-type="string">
            <text:p>0.14246</text:p>
          </table:table-cell>
          <table:table-cell office:value-type="string">
            <text:p>8184.7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string">
            <text:p>1019.6</text:p>
          </table:table-cell>
          <table:table-cell office:value-type="string">
            <text:p>33.73</text:p>
          </table:table-cell>
          <table:table-cell office:value-type="string">
            <text:p>0.14254</text:p>
          </table:table-cell>
          <table:table-cell office:value-type="string">
            <text:p>8351.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1031.6</text:p>
          </table:table-cell>
          <table:table-cell office:value-type="string">
            <text:p>34.64</text:p>
          </table:table-cell>
          <table:table-cell office:value-type="string">
            <text:p>0.14256</text:p>
          </table:table-cell>
          <table:table-cell office:value-type="string">
            <text:p>8389.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1016.2</text:p>
          </table:table-cell>
          <table:table-cell office:value-type="string">
            <text:p>33.78</text:p>
          </table:table-cell>
          <table:table-cell office:value-type="string">
            <text:p>0.14259</text:p>
          </table:table-cell>
          <table:table-cell office:value-type="string">
            <text:p>8262.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968.2</text:p>
          </table:table-cell>
          <table:table-cell office:value-type="string">
            <text:p>34.61</text:p>
          </table:table-cell>
          <table:table-cell office:value-type="string">
            <text:p>0.14261</text:p>
          </table:table-cell>
          <table:table-cell office:value-type="string">
            <text:p>7879.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string">
            <text:p>1071.9</text:p>
          </table:table-cell>
          <table:table-cell office:value-type="string">
            <text:p>33.93</text:p>
          </table:table-cell>
          <table:table-cell office:value-type="string">
            <text:p>0.14268</text:p>
          </table:table-cell>
          <table:table-cell office:value-type="string">
            <text:p>7745.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string">
            <text:p>962.2</text:p>
          </table:table-cell>
          <table:table-cell office:value-type="string">
            <text:p>33.69</text:p>
          </table:table-cell>
          <table:table-cell office:value-type="string">
            <text:p>0.14271</text:p>
          </table:table-cell>
          <table:table-cell office:value-type="string">
            <text:p>695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1143.3</text:p>
          </table:table-cell>
          <table:table-cell office:value-type="string">
            <text:p>33.81</text:p>
          </table:table-cell>
          <table:table-cell office:value-type="string">
            <text:p>0.14279</text:p>
          </table:table-cell>
          <table:table-cell office:value-type="string">
            <text:p>8439.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string">
            <text:p>1129.3</text:p>
          </table:table-cell>
          <table:table-cell office:value-type="string">
            <text:p>33.41</text:p>
          </table:table-cell>
          <table:table-cell office:value-type="string">
            <text:p>0.14285</text:p>
          </table:table-cell>
          <table:table-cell office:value-type="string">
            <text:p>8429.8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1153.6</text:p>
          </table:table-cell>
          <table:table-cell office:value-type="string">
            <text:p>33.87</text:p>
          </table:table-cell>
          <table:table-cell office:value-type="string">
            <text:p>0.14287</text:p>
          </table:table-cell>
          <table:table-cell office:value-type="string">
            <text:p>8422.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1044.3</text:p>
          </table:table-cell>
          <table:table-cell office:value-type="string">
            <text:p>35.14</text:p>
          </table:table-cell>
          <table:table-cell office:value-type="string">
            <text:p>0.14289</text:p>
          </table:table-cell>
          <table:table-cell office:value-type="string">
            <text:p>7473.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50">
            <text:p>250</text:p>
          </table:table-cell>
          <table:table-cell office:value-type="string">
            <text:p>33.17</text:p>
          </table:table-cell>
          <table:table-cell office:value-type="string">
            <text:p>0.1429</text:p>
          </table:table-cell>
          <table:table-cell office:value-type="string">
            <text:p>2110.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string">
            <text:p>275.2</text:p>
          </table:table-cell>
          <table:table-cell office:value-type="string">
            <text:p>32.75</text:p>
          </table:table-cell>
          <table:table-cell office:value-type="string">
            <text:p>0.14291</text:p>
          </table:table-cell>
          <table:table-cell office:value-type="string">
            <text:p>2505.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string">
            <text:p>551.3</text:p>
          </table:table-cell>
          <table:table-cell office:value-type="string">
            <text:p>34.69</text:p>
          </table:table-cell>
          <table:table-cell office:value-type="string">
            <text:p>0.14292</text:p>
          </table:table-cell>
          <table:table-cell office:value-type="string">
            <text:p>4574.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string">
            <text:p>1036.6</text:p>
          </table:table-cell>
          <table:table-cell office:value-type="string">
            <text:p>34.76</text:p>
          </table:table-cell>
          <table:table-cell office:value-type="string">
            <text:p>0.14295</text:p>
          </table:table-cell>
          <table:table-cell office:value-type="string">
            <text:p>7130.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283">
            <text:p>283</text:p>
          </table:table-cell>
          <table:table-cell office:value-type="string">
            <text:p>34.33</text:p>
          </table:table-cell>
          <table:table-cell office:value-type="string">
            <text:p>0.14298</text:p>
          </table:table-cell>
          <table:table-cell office:value-type="string">
            <text:p>2395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string">
            <text:p>266.2</text:p>
          </table:table-cell>
          <table:table-cell office:value-type="string">
            <text:p>33.85</text:p>
          </table:table-cell>
          <table:table-cell office:value-type="string">
            <text:p>0.14299</text:p>
          </table:table-cell>
          <table:table-cell office:value-type="string">
            <text:p>2189.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string">
            <text:p>251.9</text:p>
          </table:table-cell>
          <table:table-cell office:value-type="string">
            <text:p>33.44</text:p>
          </table:table-cell>
          <table:table-cell office:value-type="string">
            <text:p>0.14299</text:p>
          </table:table-cell>
          <table:table-cell office:value-type="string">
            <text:p>2374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string">
            <text:p>779.8</text:p>
          </table:table-cell>
          <table:table-cell office:value-type="string">
            <text:p>35.24</text:p>
          </table:table-cell>
          <table:table-cell office:value-type="string">
            <text:p>0.14301</text:p>
          </table:table-cell>
          <table:table-cell office:value-type="string">
            <text:p>5948.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string">
            <text:p>966.2</text:p>
          </table:table-cell>
          <table:table-cell office:value-type="string">
            <text:p>35.64</text:p>
          </table:table-cell>
          <table:table-cell office:value-type="string">
            <text:p>0.14304</text:p>
          </table:table-cell>
          <table:table-cell office:value-type="string">
            <text:p>7338.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897.1</text:p>
          </table:table-cell>
          <table:table-cell office:value-type="string">
            <text:p>35.76</text:p>
          </table:table-cell>
          <table:table-cell office:value-type="string">
            <text:p>0.14308</text:p>
          </table:table-cell>
          <table:table-cell office:value-type="string">
            <text:p>7062.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969.5</text:p>
          </table:table-cell>
          <table:table-cell office:value-type="string">
            <text:p>35.42</text:p>
          </table:table-cell>
          <table:table-cell office:value-type="string">
            <text:p>0.14314</text:p>
          </table:table-cell>
          <table:table-cell office:value-type="string">
            <text:p>7963.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944.7</text:p>
          </table:table-cell>
          <table:table-cell office:value-type="string">
            <text:p>36.31</text:p>
          </table:table-cell>
          <table:table-cell office:value-type="string">
            <text:p>0.14318</text:p>
          </table:table-cell>
          <table:table-cell office:value-type="string">
            <text:p>7670.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string">
            <text:p>559.5</text:p>
          </table:table-cell>
          <table:table-cell office:value-type="string">
            <text:p>35.58</text:p>
          </table:table-cell>
          <table:table-cell office:value-type="string">
            <text:p>0.14322</text:p>
          </table:table-cell>
          <table:table-cell office:value-type="string">
            <text:p>4108.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string">
            <text:p>143.3</text:p>
          </table:table-cell>
          <table:table-cell office:value-type="string">
            <text:p>34.53</text:p>
          </table:table-cell>
          <table:table-cell office:value-type="string">
            <text:p>0.14322</text:p>
          </table:table-cell>
          <table:table-cell office:value-type="string">
            <text:p>1223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string">
            <text:p>180.5</text:p>
          </table:table-cell>
          <table:table-cell office:value-type="string">
            <text:p>34.14</text:p>
          </table:table-cell>
          <table:table-cell office:value-type="string">
            <text:p>0.14323</text:p>
          </table:table-cell>
          <table:table-cell office:value-type="string">
            <text:p>1575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string">
            <text:p>416.6</text:p>
          </table:table-cell>
          <table:table-cell office:value-type="string">
            <text:p>34.74</text:p>
          </table:table-cell>
          <table:table-cell office:value-type="string">
            <text:p>0.14323</text:p>
          </table:table-cell>
          <table:table-cell office:value-type="string">
            <text:p>3719.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string">
            <text:p>762.5</text:p>
          </table:table-cell>
          <table:table-cell office:value-type="string">
            <text:p>37.04</text:p>
          </table:table-cell>
          <table:table-cell office:value-type="string">
            <text:p>0.14325</text:p>
          </table:table-cell>
          <table:table-cell office:value-type="string">
            <text:p>6513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string">
            <text:p>543.2</text:p>
          </table:table-cell>
          <table:table-cell office:value-type="string">
            <text:p>36.21</text:p>
          </table:table-cell>
          <table:table-cell office:value-type="string">
            <text:p>0.14333</text:p>
          </table:table-cell>
          <table:table-cell office:value-type="string">
            <text:p>4543.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string">
            <text:p>335.7</text:p>
          </table:table-cell>
          <table:table-cell office:value-type="string">
            <text:p>34.32</text:p>
          </table:table-cell>
          <table:table-cell office:value-type="string">
            <text:p>0.14339</text:p>
          </table:table-cell>
          <table:table-cell office:value-type="string">
            <text:p>2887.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242.3</text:p>
          </table:table-cell>
          <table:table-cell office:value-type="string">
            <text:p>34.39</text:p>
          </table:table-cell>
          <table:table-cell office:value-type="string">
            <text:p>0.1434</text:p>
          </table:table-cell>
          <table:table-cell office:value-type="string">
            <text:p>2062.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string">
            <text:p>532.6</text:p>
          </table:table-cell>
          <table:table-cell office:value-type="string">
            <text:p>35.66</text:p>
          </table:table-cell>
          <table:table-cell office:value-type="string">
            <text:p>0.14342</text:p>
          </table:table-cell>
          <table:table-cell office:value-type="string">
            <text:p>4618.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string">
            <text:p>513.7</text:p>
          </table:table-cell>
          <table:table-cell office:value-type="string">
            <text:p>35.69</text:p>
          </table:table-cell>
          <table:table-cell office:value-type="string">
            <text:p>0.14348</text:p>
          </table:table-cell>
          <table:table-cell office:value-type="string">
            <text:p>4279.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string">
            <text:p>458.9</text:p>
          </table:table-cell>
          <table:table-cell office:value-type="string">
            <text:p>36.26</text:p>
          </table:table-cell>
          <table:table-cell office:value-type="string">
            <text:p>0.14348</text:p>
          </table:table-cell>
          <table:table-cell office:value-type="string">
            <text:p>3783.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402.2</text:p>
          </table:table-cell>
          <table:table-cell office:value-type="string">
            <text:p>35.65</text:p>
          </table:table-cell>
          <table:table-cell office:value-type="string">
            <text:p>0.14353</text:p>
          </table:table-cell>
          <table:table-cell office:value-type="string">
            <text:p>3279.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string">
            <text:p>361.8</text:p>
          </table:table-cell>
          <table:table-cell office:value-type="string">
            <text:p>35.71</text:p>
          </table:table-cell>
          <table:table-cell office:value-type="string">
            <text:p>0.14355</text:p>
          </table:table-cell>
          <table:table-cell office:value-type="string">
            <text:p>2930.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string">
            <text:p>315.3</text:p>
          </table:table-cell>
          <table:table-cell office:value-type="string">
            <text:p>35.7</text:p>
          </table:table-cell>
          <table:table-cell office:value-type="string">
            <text:p>0.14359</text:p>
          </table:table-cell>
          <table:table-cell office:value-type="string">
            <text:p>2512.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270.4</text:p>
          </table:table-cell>
          <table:table-cell office:value-type="string">
            <text:p>35.16</text:p>
          </table:table-cell>
          <table:table-cell office:value-type="string">
            <text:p>0.14363</text:p>
          </table:table-cell>
          <table:table-cell office:value-type="string">
            <text:p>2115.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string">
            <text:p>222.5</text:p>
          </table:table-cell>
          <table:table-cell office:value-type="string">
            <text:p>35.32</text:p>
          </table:table-cell>
          <table:table-cell office:value-type="string">
            <text:p>0.14365</text:p>
          </table:table-cell>
          <table:table-cell office:value-type="string">
            <text:p>1669.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29">
            <text:p>129</text:p>
          </table:table-cell>
          <table:table-cell office:value-type="string">
            <text:p>34.53</text:p>
          </table:table-cell>
          <table:table-cell office:value-type="string">
            <text:p>0.14367</text:p>
          </table:table-cell>
          <table:table-cell office:value-type="string">
            <text:p>1282.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66.3</text:p>
          </table:table-cell>
          <table:table-cell office:value-type="string">
            <text:p>33.28</text:p>
          </table:table-cell>
          <table:table-cell office:value-type="string">
            <text:p>0.14371</text:p>
          </table:table-cell>
          <table:table-cell office:value-type="string">
            <text:p>876.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83.2</text:p>
          </table:table-cell>
          <table:table-cell office:value-type="string">
            <text:p>32.67</text:p>
          </table:table-cell>
          <table:table-cell office:value-type="string">
            <text:p>0.14377</text:p>
          </table:table-cell>
          <table:table-cell office:value-type="string">
            <text:p>527.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string">
            <text:p>59.9</text:p>
          </table:table-cell>
          <table:table-cell office:value-type="string">
            <text:p>32.3</text:p>
          </table:table-cell>
          <table:table-cell office:value-type="string">
            <text:p>0.14378</text:p>
          </table:table-cell>
          <table:table-cell office:value-type="string">
            <text:p>313.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string">
            <text:p>33.3</text:p>
          </table:table-cell>
          <table:table-cell office:value-type="string">
            <text:p>31.61</text:p>
          </table:table-cell>
          <table:table-cell office:value-type="string">
            <text:p>0.14379</text:p>
          </table:table-cell>
          <table:table-cell office:value-type="string">
            <text:p>213.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string">
            <text:p>31.15</text:p>
          </table:table-cell>
          <table:table-cell office:value-type="string">
            <text:p>0.14381</text:p>
          </table:table-cell>
          <table:table-cell office:value-type="string">
            <text:p>144.1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string">
            <text:p>9.5</text:p>
          </table:table-cell>
          <table:table-cell office:value-type="string">
            <text:p>29.97</text:p>
          </table:table-cell>
          <table:table-cell office:value-type="string">
            <text:p>0.14379</text:p>
          </table:table-cell>
          <table:table-cell office:value-type="string">
            <text:p>77.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string">
            <text:p>1.3</text:p>
          </table:table-cell>
          <table:table-cell office:value-type="string">
            <text:p>29.28</text:p>
          </table:table-cell>
          <table:table-cell office:value-type="string">
            <text:p>0.14377</text:p>
          </table:table-cell>
          <table:table-cell office:value-type="string">
            <text:p>20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5.7</text:p>
          </table:table-cell>
          <table:table-cell office:value-type="string">
            <text:p>24.34</text:p>
          </table:table-cell>
          <table:table-cell office:value-type="string">
            <text:p>0.14975</text:p>
          </table:table-cell>
          <table:table-cell office:value-type="string">
            <text:p>38.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14.8</text:p>
          </table:table-cell>
          <table:table-cell office:value-type="string">
            <text:p>24.64</text:p>
          </table:table-cell>
          <table:table-cell office:value-type="string">
            <text:p>0.1498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24.8</text:p>
          </table:table-cell>
          <table:table-cell office:value-type="string">
            <text:p>25.56</text:p>
          </table:table-cell>
          <table:table-cell office:value-type="string">
            <text:p>0.14996</text:p>
          </table:table-cell>
          <table:table-cell office:value-type="string">
            <text:p>198.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37.3</text:p>
          </table:table-cell>
          <table:table-cell office:value-type="string">
            <text:p>26.25</text:p>
          </table:table-cell>
          <table:table-cell office:value-type="string">
            <text:p>0.15004</text:p>
          </table:table-cell>
          <table:table-cell office:value-type="string">
            <text:p>310.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56.9</text:p>
          </table:table-cell>
          <table:table-cell office:value-type="string">
            <text:p>26.82</text:p>
          </table:table-cell>
          <table:table-cell office:value-type="string">
            <text:p>0.15013</text:p>
          </table:table-cell>
          <table:table-cell office:value-type="string">
            <text:p>481.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83.4</text:p>
          </table:table-cell>
          <table:table-cell office:value-type="string">
            <text:p>27.22</text:p>
          </table:table-cell>
          <table:table-cell office:value-type="string">
            <text:p>0.15025</text:p>
          </table:table-cell>
          <table:table-cell office:value-type="string">
            <text:p>728.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117.9</text:p>
          </table:table-cell>
          <table:table-cell office:value-type="string">
            <text:p>27.51</text:p>
          </table:table-cell>
          <table:table-cell office:value-type="string">
            <text:p>0.15036</text:p>
          </table:table-cell>
          <table:table-cell office:value-type="string">
            <text:p>1041.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string">
            <text:p>27.67</text:p>
          </table:table-cell>
          <table:table-cell office:value-type="string">
            <text:p>0.15048</text:p>
          </table:table-cell>
          <table:table-cell office:value-type="string">
            <text:p>1327.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192.1</text:p>
          </table:table-cell>
          <table:table-cell office:value-type="string">
            <text:p>28.17</text:p>
          </table:table-cell>
          <table:table-cell office:value-type="string">
            <text:p>0.15063</text:p>
          </table:table-cell>
          <table:table-cell office:value-type="string">
            <text:p>1736.8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43">
            <text:p>243</text:p>
          </table:table-cell>
          <table:table-cell office:value-type="string">
            <text:p>28.88</text:p>
          </table:table-cell>
          <table:table-cell office:value-type="string">
            <text:p>0.15081</text:p>
          </table:table-cell>
          <table:table-cell office:value-type="string">
            <text:p>2248.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282.3</text:p>
          </table:table-cell>
          <table:table-cell office:value-type="string">
            <text:p>29.39</text:p>
          </table:table-cell>
          <table:table-cell office:value-type="string">
            <text:p>0.15095</text:p>
          </table:table-cell>
          <table:table-cell office:value-type="string">
            <text:p>2638.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325.3</text:p>
          </table:table-cell>
          <table:table-cell office:value-type="string">
            <text:p>29.52</text:p>
          </table:table-cell>
          <table:table-cell office:value-type="string">
            <text:p>0.15111</text:p>
          </table:table-cell>
          <table:table-cell office:value-type="string">
            <text:p>3034.01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368.2</text:p>
          </table:table-cell>
          <table:table-cell office:value-type="string">
            <text:p>29.95</text:p>
          </table:table-cell>
          <table:table-cell office:value-type="string">
            <text:p>0.15125</text:p>
          </table:table-cell>
          <table:table-cell office:value-type="string">
            <text:p>3434.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409.5</text:p>
          </table:table-cell>
          <table:table-cell office:value-type="string">
            <text:p>30.49</text:p>
          </table:table-cell>
          <table:table-cell office:value-type="string">
            <text:p>0.15137</text:p>
          </table:table-cell>
          <table:table-cell office:value-type="string">
            <text:p>3796.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453.1</text:p>
          </table:table-cell>
          <table:table-cell office:value-type="string">
            <text:p>30.96</text:p>
          </table:table-cell>
          <table:table-cell office:value-type="string">
            <text:p>0.1515</text:p>
          </table:table-cell>
          <table:table-cell office:value-type="string">
            <text:p>4165.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487.2</text:p>
          </table:table-cell>
          <table:table-cell office:value-type="string">
            <text:p>31.21</text:p>
          </table:table-cell>
          <table:table-cell office:value-type="string">
            <text:p>0.15163</text:p>
          </table:table-cell>
          <table:table-cell office:value-type="string">
            <text:p>4457.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525.2</text:p>
          </table:table-cell>
          <table:table-cell office:value-type="string">
            <text:p>31.48</text:p>
          </table:table-cell>
          <table:table-cell office:value-type="string">
            <text:p>0.15176</text:p>
          </table:table-cell>
          <table:table-cell office:value-type="string">
            <text:p>4774.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565.3</text:p>
          </table:table-cell>
          <table:table-cell office:value-type="string">
            <text:p>31.81</text:p>
          </table:table-cell>
          <table:table-cell office:value-type="string">
            <text:p>0.15192</text:p>
          </table:table-cell>
          <table:table-cell office:value-type="string">
            <text:p>5134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620.1</text:p>
          </table:table-cell>
          <table:table-cell office:value-type="string">
            <text:p>32.46</text:p>
          </table:table-cell>
          <table:table-cell office:value-type="string">
            <text:p>0.15207</text:p>
          </table:table-cell>
          <table:table-cell office:value-type="string">
            <text:p>5589.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663.4</text:p>
          </table:table-cell>
          <table:table-cell office:value-type="string">
            <text:p>32.64</text:p>
          </table:table-cell>
          <table:table-cell office:value-type="string">
            <text:p>0.15228</text:p>
          </table:table-cell>
          <table:table-cell office:value-type="string">
            <text:p>5956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703.4</text:p>
          </table:table-cell>
          <table:table-cell office:value-type="string">
            <text:p>32.56</text:p>
          </table:table-cell>
          <table:table-cell office:value-type="string">
            <text:p>0.15242</text:p>
          </table:table-cell>
          <table:table-cell office:value-type="string">
            <text:p>6281.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37">
            <text:p>737</text:p>
          </table:table-cell>
          <table:table-cell office:value-type="string">
            <text:p>33.13</text:p>
          </table:table-cell>
          <table:table-cell office:value-type="string">
            <text:p>0.15257</text:p>
          </table:table-cell>
          <table:table-cell office:value-type="string">
            <text:p>6545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769.2</text:p>
          </table:table-cell>
          <table:table-cell office:value-type="string">
            <text:p>33.39</text:p>
          </table:table-cell>
          <table:table-cell office:value-type="string">
            <text:p>0.15274</text:p>
          </table:table-cell>
          <table:table-cell office:value-type="string">
            <text:p>6781.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805.6</text:p>
          </table:table-cell>
          <table:table-cell office:value-type="string">
            <text:p>33.72</text:p>
          </table:table-cell>
          <table:table-cell office:value-type="string">
            <text:p>0.15288</text:p>
          </table:table-cell>
          <table:table-cell office:value-type="string">
            <text:p>7059.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832.5</text:p>
          </table:table-cell>
          <table:table-cell office:value-type="string">
            <text:p>33.9</text:p>
          </table:table-cell>
          <table:table-cell office:value-type="string">
            <text:p>0.15304</text:p>
          </table:table-cell>
          <table:table-cell office:value-type="string">
            <text:p>7225.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string">
            <text:p>861.2</text:p>
          </table:table-cell>
          <table:table-cell office:value-type="string">
            <text:p>34.45</text:p>
          </table:table-cell>
          <table:table-cell office:value-type="string">
            <text:p>0.1532</text:p>
          </table:table-cell>
          <table:table-cell office:value-type="string">
            <text:p>7402.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string">
            <text:p>891.3</text:p>
          </table:table-cell>
          <table:table-cell office:value-type="string">
            <text:p>34.81</text:p>
          </table:table-cell>
          <table:table-cell office:value-type="string">
            <text:p>0.15332</text:p>
          </table:table-cell>
          <table:table-cell office:value-type="string">
            <text:p>7622.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string">
            <text:p>918.4</text:p>
          </table:table-cell>
          <table:table-cell office:value-type="string">
            <text:p>35.04</text:p>
          </table:table-cell>
          <table:table-cell office:value-type="string">
            <text:p>0.15346</text:p>
          </table:table-cell>
          <table:table-cell office:value-type="string">
            <text:p>7788.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947.5</text:p>
          </table:table-cell>
          <table:table-cell office:value-type="string">
            <text:p>34.94</text:p>
          </table:table-cell>
          <table:table-cell office:value-type="string">
            <text:p>0.15363</text:p>
          </table:table-cell>
          <table:table-cell office:value-type="string">
            <text:p>7976.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969.5</text:p>
          </table:table-cell>
          <table:table-cell office:value-type="string">
            <text:p>35.37</text:p>
          </table:table-cell>
          <table:table-cell office:value-type="string">
            <text:p>0.15376</text:p>
          </table:table-cell>
          <table:table-cell office:value-type="string">
            <text:p>8092.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string">
            <text:p>983.8</text:p>
          </table:table-cell>
          <table:table-cell office:value-type="string">
            <text:p>35.88</text:p>
          </table:table-cell>
          <table:table-cell office:value-type="string">
            <text:p>0.15385</text:p>
          </table:table-cell>
          <table:table-cell office:value-type="string">
            <text:p>8157.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string">
            <text:p>1001.7</text:p>
          </table:table-cell>
          <table:table-cell office:value-type="string">
            <text:p>36.16</text:p>
          </table:table-cell>
          <table:table-cell office:value-type="string">
            <text:p>0.15393</text:p>
          </table:table-cell>
          <table:table-cell office:value-type="string">
            <text:p>8193.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1017.8</text:p>
          </table:table-cell>
          <table:table-cell office:value-type="string">
            <text:p>35.6</text:p>
          </table:table-cell>
          <table:table-cell office:value-type="string">
            <text:p>0.15406</text:p>
          </table:table-cell>
          <table:table-cell office:value-type="string">
            <text:p>8384.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1030.9</text:p>
          </table:table-cell>
          <table:table-cell office:value-type="string">
            <text:p>35.97</text:p>
          </table:table-cell>
          <table:table-cell office:value-type="string">
            <text:p>0.15414</text:p>
          </table:table-cell>
          <table:table-cell office:value-type="string">
            <text:p>8429.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1045.5</text:p>
          </table:table-cell>
          <table:table-cell office:value-type="string">
            <text:p>35.65</text:p>
          </table:table-cell>
          <table:table-cell office:value-type="string">
            <text:p>0.15427</text:p>
          </table:table-cell>
          <table:table-cell office:value-type="string">
            <text:p>8434.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1050.1</text:p>
          </table:table-cell>
          <table:table-cell office:value-type="string">
            <text:p>36.27</text:p>
          </table:table-cell>
          <table:table-cell office:value-type="string">
            <text:p>0.15439</text:p>
          </table:table-cell>
          <table:table-cell office:value-type="string">
            <text:p>8436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>1060.2</text:p>
          </table:table-cell>
          <table:table-cell office:value-type="string">
            <text:p>36.98</text:p>
          </table:table-cell>
          <table:table-cell office:value-type="string">
            <text:p>0.15443</text:p>
          </table:table-cell>
          <table:table-cell office:value-type="string">
            <text:p>8436.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1066.6</text:p>
          </table:table-cell>
          <table:table-cell office:value-type="string">
            <text:p>36.19</text:p>
          </table:table-cell>
          <table:table-cell office:value-type="string">
            <text:p>0.15452</text:p>
          </table:table-cell>
          <table:table-cell office:value-type="string">
            <text:p>8437.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070">
            <text:p>1070</text:p>
          </table:table-cell>
          <table:table-cell office:value-type="string">
            <text:p>35.89</text:p>
          </table:table-cell>
          <table:table-cell office:value-type="string">
            <text:p>0.15461</text:p>
          </table:table-cell>
          <table:table-cell office:value-type="string">
            <text:p>8435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string">
            <text:p>1063.2</text:p>
          </table:table-cell>
          <table:table-cell office:value-type="string">
            <text:p>36.56</text:p>
          </table:table-cell>
          <table:table-cell office:value-type="string">
            <text:p>0.15471</text:p>
          </table:table-cell>
          <table:table-cell office:value-type="string">
            <text:p>8437.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string">
            <text:p>1064.8</text:p>
          </table:table-cell>
          <table:table-cell office:value-type="string">
            <text:p>36.77</text:p>
          </table:table-cell>
          <table:table-cell office:value-type="string">
            <text:p>0.15476</text:p>
          </table:table-cell>
          <table:table-cell office:value-type="string">
            <text:p>8433.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063">
            <text:p>1063</text:p>
          </table:table-cell>
          <table:table-cell office:value-type="string">
            <text:p>36.86</text:p>
          </table:table-cell>
          <table:table-cell office:value-type="string">
            <text:p>0.15487</text:p>
          </table:table-cell>
          <table:table-cell office:value-type="string">
            <text:p>8442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string">
            <text:p>1058.4</text:p>
          </table:table-cell>
          <table:table-cell office:value-type="string">
            <text:p>36.44</text:p>
          </table:table-cell>
          <table:table-cell office:value-type="string">
            <text:p>0.15497</text:p>
          </table:table-cell>
          <table:table-cell office:value-type="string">
            <text:p>8337.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string">
            <text:p>1056.2</text:p>
          </table:table-cell>
          <table:table-cell office:value-type="string">
            <text:p>37.33</text:p>
          </table:table-cell>
          <table:table-cell office:value-type="string">
            <text:p>0.15507</text:p>
          </table:table-cell>
          <table:table-cell office:value-type="string">
            <text:p>8328.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string">
            <text:p>861.7</text:p>
          </table:table-cell>
          <table:table-cell office:value-type="string">
            <text:p>37.41</text:p>
          </table:table-cell>
          <table:table-cell office:value-type="string">
            <text:p>0.15514</text:p>
          </table:table-cell>
          <table:table-cell office:value-type="string">
            <text:p>7079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1032.4</text:p>
          </table:table-cell>
          <table:table-cell office:value-type="string">
            <text:p>37.52</text:p>
          </table:table-cell>
          <table:table-cell office:value-type="string">
            <text:p>0.15523</text:p>
          </table:table-cell>
          <table:table-cell office:value-type="string">
            <text:p>8277.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1014.4</text:p>
          </table:table-cell>
          <table:table-cell office:value-type="string">
            <text:p>37.92</text:p>
          </table:table-cell>
          <table:table-cell office:value-type="string">
            <text:p>0.15532</text:p>
          </table:table-cell>
          <table:table-cell office:value-type="string">
            <text:p>8163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string">
            <text:p>1008.8</text:p>
          </table:table-cell>
          <table:table-cell office:value-type="string">
            <text:p>37.86</text:p>
          </table:table-cell>
          <table:table-cell office:value-type="string">
            <text:p>0.15541</text:p>
          </table:table-cell>
          <table:table-cell office:value-type="string">
            <text:p>8201.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string">
            <text:p>573.6</text:p>
          </table:table-cell>
          <table:table-cell office:value-type="string">
            <text:p>37.25</text:p>
          </table:table-cell>
          <table:table-cell office:value-type="string">
            <text:p>0.15546</text:p>
          </table:table-cell>
          <table:table-cell office:value-type="string">
            <text:p>4642.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645.7</text:p>
          </table:table-cell>
          <table:table-cell office:value-type="string">
            <text:p>37.16</text:p>
          </table:table-cell>
          <table:table-cell office:value-type="string">
            <text:p>0.15554</text:p>
          </table:table-cell>
          <table:table-cell office:value-type="string">
            <text:p>5825.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string">
            <text:p>662.9</text:p>
          </table:table-cell>
          <table:table-cell office:value-type="string">
            <text:p>37.12</text:p>
          </table:table-cell>
          <table:table-cell office:value-type="string">
            <text:p>0.1556</text:p>
          </table:table-cell>
          <table:table-cell office:value-type="string">
            <text:p>5709.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636">
            <text:p>636</text:p>
          </table:table-cell>
          <table:table-cell office:value-type="string">
            <text:p>37.66</text:p>
          </table:table-cell>
          <table:table-cell office:value-type="string">
            <text:p>0.15568</text:p>
          </table:table-cell>
          <table:table-cell office:value-type="string">
            <text:p>4965.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724">
            <text:p>724</text:p>
          </table:table-cell>
          <table:table-cell office:value-type="string">
            <text:p>37.31</text:p>
          </table:table-cell>
          <table:table-cell office:value-type="string">
            <text:p>0.15581</text:p>
          </table:table-cell>
          <table:table-cell office:value-type="string">
            <text:p>6106.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889.2</text:p>
          </table:table-cell>
          <table:table-cell office:value-type="string">
            <text:p>38.67</text:p>
          </table:table-cell>
          <table:table-cell office:value-type="string">
            <text:p>0.15593</text:p>
          </table:table-cell>
          <table:table-cell office:value-type="string">
            <text:p>7339.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string">
            <text:p>777.2</text:p>
          </table:table-cell>
          <table:table-cell office:value-type="string">
            <text:p>38.64</text:p>
          </table:table-cell>
          <table:table-cell office:value-type="string">
            <text:p>0.15601</text:p>
          </table:table-cell>
          <table:table-cell office:value-type="string">
            <text:p>6491.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781.4</text:p>
          </table:table-cell>
          <table:table-cell office:value-type="string">
            <text:p>38.17</text:p>
          </table:table-cell>
          <table:table-cell office:value-type="string">
            <text:p>0.15609</text:p>
          </table:table-cell>
          <table:table-cell office:value-type="string">
            <text:p>6471.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string">
            <text:p>754.3</text:p>
          </table:table-cell>
          <table:table-cell office:value-type="string">
            <text:p>38.89</text:p>
          </table:table-cell>
          <table:table-cell office:value-type="string">
            <text:p>0.15619</text:p>
          </table:table-cell>
          <table:table-cell office:value-type="string">
            <text:p>6268.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709">
            <text:p>709</text:p>
          </table:table-cell>
          <table:table-cell office:value-type="string">
            <text:p>38.78</text:p>
          </table:table-cell>
          <table:table-cell office:value-type="string">
            <text:p>0.15629</text:p>
          </table:table-cell>
          <table:table-cell office:value-type="string">
            <text:p>5933.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string">
            <text:p>672.6</text:p>
          </table:table-cell>
          <table:table-cell office:value-type="string">
            <text:p>38.93</text:p>
          </table:table-cell>
          <table:table-cell office:value-type="string">
            <text:p>0.15637</text:p>
          </table:table-cell>
          <table:table-cell office:value-type="string">
            <text:p>5463.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660.4</text:p>
          </table:table-cell>
          <table:table-cell office:value-type="string">
            <text:p>37.96</text:p>
          </table:table-cell>
          <table:table-cell office:value-type="string">
            <text:p>0.15645</text:p>
          </table:table-cell>
          <table:table-cell office:value-type="string">
            <text:p>5473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588.3</text:p>
          </table:table-cell>
          <table:table-cell office:value-type="string">
            <text:p>37.3</text:p>
          </table:table-cell>
          <table:table-cell office:value-type="string">
            <text:p>0.1565</text:p>
          </table:table-cell>
          <table:table-cell office:value-type="string">
            <text:p>4857.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540.1</text:p>
          </table:table-cell>
          <table:table-cell office:value-type="string">
            <text:p>37.8</text:p>
          </table:table-cell>
          <table:table-cell office:value-type="string">
            <text:p>0.15656</text:p>
          </table:table-cell>
          <table:table-cell office:value-type="string">
            <text:p>4478.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string">
            <text:p>412.6</text:p>
          </table:table-cell>
          <table:table-cell office:value-type="string">
            <text:p>37.7</text:p>
          </table:table-cell>
          <table:table-cell office:value-type="string">
            <text:p>0.15664</text:p>
          </table:table-cell>
          <table:table-cell office:value-type="string">
            <text:p>3451.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string">
            <text:p>443.5</text:p>
          </table:table-cell>
          <table:table-cell office:value-type="string">
            <text:p>37.84</text:p>
          </table:table-cell>
          <table:table-cell office:value-type="string">
            <text:p>0.15666</text:p>
          </table:table-cell>
          <table:table-cell office:value-type="string">
            <text:p>3661.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string">
            <text:p>221.1</text:p>
          </table:table-cell>
          <table:table-cell office:value-type="string">
            <text:p>37.03</text:p>
          </table:table-cell>
          <table:table-cell office:value-type="string">
            <text:p>0.15669</text:p>
          </table:table-cell>
          <table:table-cell office:value-type="string">
            <text:p>1812.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string">
            <text:p>246.9</text:p>
          </table:table-cell>
          <table:table-cell office:value-type="string">
            <text:p>37.04</text:p>
          </table:table-cell>
          <table:table-cell office:value-type="string">
            <text:p>0.15673</text:p>
          </table:table-cell>
          <table:table-cell office:value-type="string">
            <text:p>2006.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207.5</text:p>
          </table:table-cell>
          <table:table-cell office:value-type="string">
            <text:p>37.67</text:p>
          </table:table-cell>
          <table:table-cell office:value-type="string">
            <text:p>0.15676</text:p>
          </table:table-cell>
          <table:table-cell office:value-type="string">
            <text:p>1667.8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string">
            <text:p>96.4</text:p>
          </table:table-cell>
          <table:table-cell office:value-type="string">
            <text:p>35.61</text:p>
          </table:table-cell>
          <table:table-cell office:value-type="string">
            <text:p>0.15677</text:p>
          </table:table-cell>
          <table:table-cell office:value-type="string">
            <text:p>820.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string">
            <text:p>110.2</text:p>
          </table:table-cell>
          <table:table-cell office:value-type="string">
            <text:p>35.26</text:p>
          </table:table-cell>
          <table:table-cell office:value-type="string">
            <text:p>0.15683</text:p>
          </table:table-cell>
          <table:table-cell office:value-type="string">
            <text:p>945.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94.9</text:p>
          </table:table-cell>
          <table:table-cell office:value-type="string">
            <text:p>35.01</text:p>
          </table:table-cell>
          <table:table-cell office:value-type="string">
            <text:p>0.1569</text:p>
          </table:table-cell>
          <table:table-cell office:value-type="string">
            <text:p>825.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string">
            <text:p>76.1</text:p>
          </table:table-cell>
          <table:table-cell office:value-type="string">
            <text:p>34.94</text:p>
          </table:table-cell>
          <table:table-cell office:value-type="string">
            <text:p>0.15689</text:p>
          </table:table-cell>
          <table:table-cell office:value-type="string">
            <text:p>573.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string">
            <text:p>71.9</text:p>
          </table:table-cell>
          <table:table-cell office:value-type="string">
            <text:p>34.61</text:p>
          </table:table-cell>
          <table:table-cell office:value-type="string">
            <text:p>0.15695</text:p>
          </table:table-cell>
          <table:table-cell office:value-type="string">
            <text:p>477.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31.4</text:p>
          </table:table-cell>
          <table:table-cell office:value-type="string">
            <text:p>33.9</text:p>
          </table:table-cell>
          <table:table-cell office:value-type="string">
            <text:p>0.15698</text:p>
          </table:table-cell>
          <table:table-cell office:value-type="string">
            <text:p>258.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string">
            <text:p>22.9</text:p>
          </table:table-cell>
          <table:table-cell office:value-type="string">
            <text:p>33.4</text:p>
          </table:table-cell>
          <table:table-cell office:value-type="string">
            <text:p>0.15699</text:p>
          </table:table-cell>
          <table:table-cell office:value-type="string">
            <text:p>177.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string">
            <text:p>10.6</text:p>
          </table:table-cell>
          <table:table-cell office:value-type="string">
            <text:p>33.17</text:p>
          </table:table-cell>
          <table:table-cell office:value-type="string">
            <text:p>0.15702</text:p>
          </table:table-cell>
          <table:table-cell office:value-type="string">
            <text:p>96.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4.3</text:p>
          </table:table-cell>
          <table:table-cell office:value-type="string">
            <text:p>32.84</text:p>
          </table:table-cell>
          <table:table-cell office:value-type="string">
            <text:p>0.15703</text:p>
          </table:table-cell>
          <table:table-cell office:value-type="string">
            <text:p>50.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6.5</text:p>
          </table:table-cell>
          <table:table-cell office:value-type="string">
            <text:p>23.44</text:p>
          </table:table-cell>
          <table:table-cell office:value-type="string">
            <text:p>0.1609</text:p>
          </table:table-cell>
          <table:table-cell office:value-type="string">
            <text:p>37.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22.4</text:p>
          </table:table-cell>
          <table:table-cell office:value-type="string">
            <text:p>24.16</text:p>
          </table:table-cell>
          <table:table-cell office:value-type="string">
            <text:p>0.16089</text:p>
          </table:table-cell>
          <table:table-cell office:value-type="string">
            <text:p>187.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42.3</text:p>
          </table:table-cell>
          <table:table-cell office:value-type="string">
            <text:p>25.76</text:p>
          </table:table-cell>
          <table:table-cell office:value-type="string">
            <text:p>0.16095</text:p>
          </table:table-cell>
          <table:table-cell office:value-type="string">
            <text:p>358.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26.92</text:p>
          </table:table-cell>
          <table:table-cell office:value-type="string">
            <text:p>0.16098</text:p>
          </table:table-cell>
          <table:table-cell office:value-type="string">
            <text:p>443.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73.1</text:p>
          </table:table-cell>
          <table:table-cell office:value-type="string">
            <text:p>27.81</text:p>
          </table:table-cell>
          <table:table-cell office:value-type="string">
            <text:p>0.16099</text:p>
          </table:table-cell>
          <table:table-cell office:value-type="string">
            <text:p>637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72.8</text:p>
          </table:table-cell>
          <table:table-cell office:value-type="string">
            <text:p>27.43</text:p>
          </table:table-cell>
          <table:table-cell office:value-type="string">
            <text:p>0.16102</text:p>
          </table:table-cell>
          <table:table-cell office:value-type="string">
            <text:p>636.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84.6</text:p>
          </table:table-cell>
          <table:table-cell office:value-type="string">
            <text:p>28.24</text:p>
          </table:table-cell>
          <table:table-cell office:value-type="string">
            <text:p>0.16102</text:p>
          </table:table-cell>
          <table:table-cell office:value-type="string">
            <text:p>734.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28.01</text:p>
          </table:table-cell>
          <table:table-cell office:value-type="string">
            <text:p>0.16103</text:p>
          </table:table-cell>
          <table:table-cell office:value-type="string">
            <text:p>893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185.9</text:p>
          </table:table-cell>
          <table:table-cell office:value-type="string">
            <text:p>29.31</text:p>
          </table:table-cell>
          <table:table-cell office:value-type="string">
            <text:p>0.16107</text:p>
          </table:table-cell>
          <table:table-cell office:value-type="string">
            <text:p>1663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office:value-type="string">
            <text:p>31.11</text:p>
          </table:table-cell>
          <table:table-cell office:value-type="string">
            <text:p>0.16111</text:p>
          </table:table-cell>
          <table:table-cell office:value-type="string">
            <text:p>2421.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48">
            <text:p>248</text:p>
          </table:table-cell>
          <table:table-cell office:value-type="string">
            <text:p>30.61</text:p>
          </table:table-cell>
          <table:table-cell office:value-type="string">
            <text:p>0.16115</text:p>
          </table:table-cell>
          <table:table-cell office:value-type="string">
            <text:p>2268.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266.8</text:p>
          </table:table-cell>
          <table:table-cell office:value-type="string">
            <text:p>31.09</text:p>
          </table:table-cell>
          <table:table-cell office:value-type="string">
            <text:p>0.16118</text:p>
          </table:table-cell>
          <table:table-cell office:value-type="string">
            <text:p>2427.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385.1</text:p>
          </table:table-cell>
          <table:table-cell office:value-type="string">
            <text:p>33.77</text:p>
          </table:table-cell>
          <table:table-cell office:value-type="string">
            <text:p>0.1612</text:p>
          </table:table-cell>
          <table:table-cell office:value-type="string">
            <text:p>3508.6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413.6</text:p>
          </table:table-cell>
          <table:table-cell office:value-type="string">
            <text:p>35.45</text:p>
          </table:table-cell>
          <table:table-cell office:value-type="string">
            <text:p>0.16122</text:p>
          </table:table-cell>
          <table:table-cell office:value-type="string">
            <text:p>3717.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442.7</text:p>
          </table:table-cell>
          <table:table-cell office:value-type="string">
            <text:p>35.09</text:p>
          </table:table-cell>
          <table:table-cell office:value-type="string">
            <text:p>0.16125</text:p>
          </table:table-cell>
          <table:table-cell office:value-type="string">
            <text:p>3972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464.7</text:p>
          </table:table-cell>
          <table:table-cell office:value-type="string">
            <text:p>35.24</text:p>
          </table:table-cell>
          <table:table-cell office:value-type="string">
            <text:p>0.1613</text:p>
          </table:table-cell>
          <table:table-cell office:value-type="string">
            <text:p>4164.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6">
            <text:p>546</text:p>
          </table:table-cell>
          <table:table-cell office:value-type="string">
            <text:p>36.69</text:p>
          </table:table-cell>
          <table:table-cell office:value-type="string">
            <text:p>0.16132</text:p>
          </table:table-cell>
          <table:table-cell office:value-type="string">
            <text:p>4872.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584.2</text:p>
          </table:table-cell>
          <table:table-cell office:value-type="string">
            <text:p>36.94</text:p>
          </table:table-cell>
          <table:table-cell office:value-type="string">
            <text:p>0.16135</text:p>
          </table:table-cell>
          <table:table-cell office:value-type="string">
            <text:p>5166.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624.7</text:p>
          </table:table-cell>
          <table:table-cell office:value-type="string">
            <text:p>37.2</text:p>
          </table:table-cell>
          <table:table-cell office:value-type="string">
            <text:p>0.16138</text:p>
          </table:table-cell>
          <table:table-cell office:value-type="string">
            <text:p>5477.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661.6</text:p>
          </table:table-cell>
          <table:table-cell office:value-type="string">
            <text:p>36.76</text:p>
          </table:table-cell>
          <table:table-cell office:value-type="string">
            <text:p>0.16142</text:p>
          </table:table-cell>
          <table:table-cell office:value-type="string">
            <text:p>5761.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699.1</text:p>
          </table:table-cell>
          <table:table-cell office:value-type="string">
            <text:p>35.45</text:p>
          </table:table-cell>
          <table:table-cell office:value-type="string">
            <text:p>0.16148</text:p>
          </table:table-cell>
          <table:table-cell office:value-type="string">
            <text:p>6053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736">
            <text:p>736</text:p>
          </table:table-cell>
          <table:table-cell office:value-type="string">
            <text:p>35.39</text:p>
          </table:table-cell>
          <table:table-cell office:value-type="string">
            <text:p>0.16156</text:p>
          </table:table-cell>
          <table:table-cell office:value-type="string">
            <text:p>6337.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772.8</text:p>
          </table:table-cell>
          <table:table-cell office:value-type="string">
            <text:p>35.24</text:p>
          </table:table-cell>
          <table:table-cell office:value-type="string">
            <text:p>0.16164</text:p>
          </table:table-cell>
          <table:table-cell office:value-type="string">
            <text:p>6609.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808">
            <text:p>808</text:p>
          </table:table-cell>
          <table:table-cell office:value-type="string">
            <text:p>35.39</text:p>
          </table:table-cell>
          <table:table-cell office:value-type="string">
            <text:p>0.16174</text:p>
          </table:table-cell>
          <table:table-cell office:value-type="string">
            <text:p>6898.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799.1</text:p>
          </table:table-cell>
          <table:table-cell office:value-type="string">
            <text:p>36.51</text:p>
          </table:table-cell>
          <table:table-cell office:value-type="string">
            <text:p>0.1618</text:p>
          </table:table-cell>
          <table:table-cell office:value-type="string">
            <text:p>6758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878.9</text:p>
          </table:table-cell>
          <table:table-cell office:value-type="string">
            <text:p>38.08</text:p>
          </table:table-cell>
          <table:table-cell office:value-type="string">
            <text:p>0.16182</text:p>
          </table:table-cell>
          <table:table-cell office:value-type="string">
            <text:p>7365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898.7</text:p>
          </table:table-cell>
          <table:table-cell office:value-type="string">
            <text:p>37.1</text:p>
          </table:table-cell>
          <table:table-cell office:value-type="string">
            <text:p>0.16188</text:p>
          </table:table-cell>
          <table:table-cell office:value-type="string">
            <text:p>7600.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776.2</text:p>
          </table:table-cell>
          <table:table-cell office:value-type="string">
            <text:p>36.32</text:p>
          </table:table-cell>
          <table:table-cell office:value-type="string">
            <text:p>0.16195</text:p>
          </table:table-cell>
          <table:table-cell office:value-type="string">
            <text:p>6459.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894.4</text:p>
          </table:table-cell>
          <table:table-cell office:value-type="string">
            <text:p>35.51</text:p>
          </table:table-cell>
          <table:table-cell office:value-type="string">
            <text:p>0.16202</text:p>
          </table:table-cell>
          <table:table-cell office:value-type="string">
            <text:p>7491.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992.6</text:p>
          </table:table-cell>
          <table:table-cell office:value-type="string">
            <text:p>35.69</text:p>
          </table:table-cell>
          <table:table-cell office:value-type="string">
            <text:p>0.16214</text:p>
          </table:table-cell>
          <table:table-cell office:value-type="string">
            <text:p>8150.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1014.7</text:p>
          </table:table-cell>
          <table:table-cell office:value-type="string">
            <text:p>35.82</text:p>
          </table:table-cell>
          <table:table-cell office:value-type="string">
            <text:p>0.16227</text:p>
          </table:table-cell>
          <table:table-cell office:value-type="string">
            <text:p>8048.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1003.2</text:p>
          </table:table-cell>
          <table:table-cell office:value-type="string">
            <text:p>35.38</text:p>
          </table:table-cell>
          <table:table-cell office:value-type="string">
            <text:p>0.1624</text:p>
          </table:table-cell>
          <table:table-cell office:value-type="string">
            <text:p>8109.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string">
            <text:p>1073.5</text:p>
          </table:table-cell>
          <table:table-cell office:value-type="string">
            <text:p>35.47</text:p>
          </table:table-cell>
          <table:table-cell office:value-type="string">
            <text:p>0.16252</text:p>
          </table:table-cell>
          <table:table-cell office:value-type="string">
            <text:p>8414.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1020.4</text:p>
          </table:table-cell>
          <table:table-cell office:value-type="string">
            <text:p>35.73</text:p>
          </table:table-cell>
          <table:table-cell office:value-type="string">
            <text:p>0.16261</text:p>
          </table:table-cell>
          <table:table-cell office:value-type="string">
            <text:p>7785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615.3</text:p>
          </table:table-cell>
          <table:table-cell office:value-type="string">
            <text:p>35.01</text:p>
          </table:table-cell>
          <table:table-cell office:value-type="string">
            <text:p>0.16266</text:p>
          </table:table-cell>
          <table:table-cell office:value-type="string">
            <text:p>4857.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string">
            <text:p>1128.7</text:p>
          </table:table-cell>
          <table:table-cell office:value-type="string">
            <text:p>37.01</text:p>
          </table:table-cell>
          <table:table-cell office:value-type="string">
            <text:p>0.16275</text:p>
          </table:table-cell>
          <table:table-cell office:value-type="string">
            <text:p>8402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string">
            <text:p>813.5</text:p>
          </table:table-cell>
          <table:table-cell office:value-type="string">
            <text:p>36.12</text:p>
          </table:table-cell>
          <table:table-cell office:value-type="string">
            <text:p>0.16283</text:p>
          </table:table-cell>
          <table:table-cell office:value-type="string">
            <text:p>5977.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924.5</text:p>
          </table:table-cell>
          <table:table-cell office:value-type="string">
            <text:p>36.13</text:p>
          </table:table-cell>
          <table:table-cell office:value-type="string">
            <text:p>0.16289</text:p>
          </table:table-cell>
          <table:table-cell office:value-type="string">
            <text:p>6473.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860.5</text:p>
          </table:table-cell>
          <table:table-cell office:value-type="string">
            <text:p>36.78</text:p>
          </table:table-cell>
          <table:table-cell office:value-type="string">
            <text:p>0.16295</text:p>
          </table:table-cell>
          <table:table-cell office:value-type="string">
            <text:p>6043.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string">
            <text:p>834.5</text:p>
          </table:table-cell>
          <table:table-cell office:value-type="string">
            <text:p>35.43</text:p>
          </table:table-cell>
          <table:table-cell office:value-type="string">
            <text:p>0.16304</text:p>
          </table:table-cell>
          <table:table-cell office:value-type="string">
            <text:p>5844.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507.7</text:p>
          </table:table-cell>
          <table:table-cell office:value-type="string">
            <text:p>34.76</text:p>
          </table:table-cell>
          <table:table-cell office:value-type="string">
            <text:p>0.16314</text:p>
          </table:table-cell>
          <table:table-cell office:value-type="string">
            <text:p>4178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string">
            <text:p>886.7</text:p>
          </table:table-cell>
          <table:table-cell office:value-type="string">
            <text:p>35.95</text:p>
          </table:table-cell>
          <table:table-cell office:value-type="string">
            <text:p>0.16316</text:p>
          </table:table-cell>
          <table:table-cell office:value-type="string">
            <text:p>6610.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string">
            <text:p>1060.8</text:p>
          </table:table-cell>
          <table:table-cell office:value-type="string">
            <text:p>36.56</text:p>
          </table:table-cell>
          <table:table-cell office:value-type="string">
            <text:p>0.16321</text:p>
          </table:table-cell>
          <table:table-cell office:value-type="string">
            <text:p>7820.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1086.7</text:p>
          </table:table-cell>
          <table:table-cell office:value-type="string">
            <text:p>36.49</text:p>
          </table:table-cell>
          <table:table-cell office:value-type="string">
            <text:p>0.1633</text:p>
          </table:table-cell>
          <table:table-cell office:value-type="string">
            <text:p>8414.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1063.1</text:p>
          </table:table-cell>
          <table:table-cell office:value-type="string">
            <text:p>36.4</text:p>
          </table:table-cell>
          <table:table-cell office:value-type="string">
            <text:p>0.16336</text:p>
          </table:table-cell>
          <table:table-cell office:value-type="string">
            <text:p>8409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1057.7</text:p>
          </table:table-cell>
          <table:table-cell office:value-type="string">
            <text:p>36.89</text:p>
          </table:table-cell>
          <table:table-cell office:value-type="string">
            <text:p>0.16345</text:p>
          </table:table-cell>
          <table:table-cell office:value-type="string">
            <text:p>8387.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1035.8</text:p>
          </table:table-cell>
          <table:table-cell office:value-type="string">
            <text:p>37.63</text:p>
          </table:table-cell>
          <table:table-cell office:value-type="string">
            <text:p>0.16349</text:p>
          </table:table-cell>
          <table:table-cell office:value-type="string">
            <text:p>8251.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027.6</text:p>
          </table:table-cell>
          <table:table-cell office:value-type="string">
            <text:p>37.75</text:p>
          </table:table-cell>
          <table:table-cell office:value-type="string">
            <text:p>0.16355</text:p>
          </table:table-cell>
          <table:table-cell office:value-type="string">
            <text:p>8184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1069.5</text:p>
          </table:table-cell>
          <table:table-cell office:value-type="string">
            <text:p>37.45</text:p>
          </table:table-cell>
          <table:table-cell office:value-type="string">
            <text:p>0.16361</text:p>
          </table:table-cell>
          <table:table-cell office:value-type="string">
            <text:p>8377.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1029.9</text:p>
          </table:table-cell>
          <table:table-cell office:value-type="string">
            <text:p>38.36</text:p>
          </table:table-cell>
          <table:table-cell office:value-type="string">
            <text:p>0.16361</text:p>
          </table:table-cell>
          <table:table-cell office:value-type="string">
            <text:p>8165.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306.3</text:p>
          </table:table-cell>
          <table:table-cell office:value-type="string">
            <text:p>36.81</text:p>
          </table:table-cell>
          <table:table-cell office:value-type="string">
            <text:p>0.16364</text:p>
          </table:table-cell>
          <table:table-cell office:value-type="string">
            <text:p>2549.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string">
            <text:p>767.3</text:p>
          </table:table-cell>
          <table:table-cell office:value-type="string">
            <text:p>36.97</text:p>
          </table:table-cell>
          <table:table-cell office:value-type="string">
            <text:p>0.16367</text:p>
          </table:table-cell>
          <table:table-cell office:value-type="string">
            <text:p>6161.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767.8</text:p>
          </table:table-cell>
          <table:table-cell office:value-type="string">
            <text:p>38.65</text:p>
          </table:table-cell>
          <table:table-cell office:value-type="string">
            <text:p>0.1637</text:p>
          </table:table-cell>
          <table:table-cell office:value-type="string">
            <text:p>6209.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string">
            <text:p>152.6</text:p>
          </table:table-cell>
          <table:table-cell office:value-type="string">
            <text:p>34.51</text:p>
          </table:table-cell>
          <table:table-cell office:value-type="string">
            <text:p>0.16393</text:p>
          </table:table-cell>
          <table:table-cell office:value-type="string">
            <text:p>1243.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string">
            <text:p>106.4</text:p>
          </table:table-cell>
          <table:table-cell office:value-type="string">
            <text:p>29.97</text:p>
          </table:table-cell>
          <table:table-cell office:value-type="string">
            <text:p>0.16427</text:p>
          </table:table-cell>
          <table:table-cell office:value-type="string">
            <text:p>920.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string">
            <text:p>100.9</text:p>
          </table:table-cell>
          <table:table-cell office:value-type="string">
            <text:p>27.31</text:p>
          </table:table-cell>
          <table:table-cell office:value-type="string">
            <text:p>0.16457</text:p>
          </table:table-cell>
          <table:table-cell office:value-type="string">
            <text:p>780.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string">
            <text:p>101.5</text:p>
          </table:table-cell>
          <table:table-cell office:value-type="string">
            <text:p>23.06</text:p>
          </table:table-cell>
          <table:table-cell office:value-type="string">
            <text:p>0.16493</text:p>
          </table:table-cell>
          <table:table-cell office:value-type="string">
            <text:p>895.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string">
            <text:p>83.6</text:p>
          </table:table-cell>
          <table:table-cell office:value-type="string">
            <text:p>20.53</text:p>
          </table:table-cell>
          <table:table-cell office:value-type="string">
            <text:p>0.16516</text:p>
          </table:table-cell>
          <table:table-cell office:value-type="string">
            <text:p>715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82.5</text:p>
          </table:table-cell>
          <table:table-cell office:value-type="string">
            <text:p>20.65</text:p>
          </table:table-cell>
          <table:table-cell office:value-type="string">
            <text:p>0.16528</text:p>
          </table:table-cell>
          <table:table-cell office:value-type="string">
            <text:p>721.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string">
            <text:p>98.5</text:p>
          </table:table-cell>
          <table:table-cell office:value-type="string">
            <text:p>21.75</text:p>
          </table:table-cell>
          <table:table-cell office:value-type="string">
            <text:p>0.16535</text:p>
          </table:table-cell>
          <table:table-cell office:value-type="string">
            <text:p>872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string">
            <text:p>124.2</text:p>
          </table:table-cell>
          <table:table-cell office:value-type="string">
            <text:p>22.86</text:p>
          </table:table-cell>
          <table:table-cell office:value-type="string">
            <text:p>0.16539</text:p>
          </table:table-cell>
          <table:table-cell office:value-type="string">
            <text:p>1106.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150.4</text:p>
          </table:table-cell>
          <table:table-cell office:value-type="string">
            <text:p>23.21</text:p>
          </table:table-cell>
          <table:table-cell office:value-type="string">
            <text:p>0.16543</text:p>
          </table:table-cell>
          <table:table-cell office:value-type="string">
            <text:p>1339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string">
            <text:p>186.9</text:p>
          </table:table-cell>
          <table:table-cell office:value-type="string">
            <text:p>24.49</text:p>
          </table:table-cell>
          <table:table-cell office:value-type="string">
            <text:p>0.16554</text:p>
          </table:table-cell>
          <table:table-cell office:value-type="string">
            <text:p>1649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203.5</text:p>
          </table:table-cell>
          <table:table-cell office:value-type="string">
            <text:p>25.34</text:p>
          </table:table-cell>
          <table:table-cell office:value-type="string">
            <text:p>0.16565</text:p>
          </table:table-cell>
          <table:table-cell office:value-type="string">
            <text:p>1729.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string">
            <text:p>347.7</text:p>
          </table:table-cell>
          <table:table-cell office:value-type="string">
            <text:p>26.35</text:p>
          </table:table-cell>
          <table:table-cell office:value-type="string">
            <text:p>0.16573</text:p>
          </table:table-cell>
          <table:table-cell office:value-type="string">
            <text:p>2941.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338.5</text:p>
          </table:table-cell>
          <table:table-cell office:value-type="string">
            <text:p>28.58</text:p>
          </table:table-cell>
          <table:table-cell office:value-type="string">
            <text:p>0.16573</text:p>
          </table:table-cell>
          <table:table-cell office:value-type="string">
            <text:p>2777.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office:value-type="string">
            <text:p>27.62</text:p>
          </table:table-cell>
          <table:table-cell office:value-type="string">
            <text:p>0.16573</text:p>
          </table:table-cell>
          <table:table-cell office:value-type="string">
            <text:p>1352.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76">
            <text:p>176</text:p>
          </table:table-cell>
          <table:table-cell office:value-type="string">
            <text:p>27.59</text:p>
          </table:table-cell>
          <table:table-cell office:value-type="string">
            <text:p>0.16575</text:p>
          </table:table-cell>
          <table:table-cell office:value-type="string">
            <text:p>1408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262.1</text:p>
          </table:table-cell>
          <table:table-cell office:value-type="string">
            <text:p>29.07</text:p>
          </table:table-cell>
          <table:table-cell office:value-type="string">
            <text:p>0.16575</text:p>
          </table:table-cell>
          <table:table-cell office:value-type="string">
            <text:p>2007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string">
            <text:p>214.9</text:p>
          </table:table-cell>
          <table:table-cell office:value-type="string">
            <text:p>28.24</text:p>
          </table:table-cell>
          <table:table-cell office:value-type="string">
            <text:p>0.16584</text:p>
          </table:table-cell>
          <table:table-cell office:value-type="string">
            <text:p>1572.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string">
            <text:p>142.4</text:p>
          </table:table-cell>
          <table:table-cell office:value-type="string">
            <text:p>26.51</text:p>
          </table:table-cell>
          <table:table-cell office:value-type="string">
            <text:p>0.1659</text:p>
          </table:table-cell>
          <table:table-cell office:value-type="string">
            <text:p>964.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string">
            <text:p>85.8</text:p>
          </table:table-cell>
          <table:table-cell office:value-type="string">
            <text:p>26.29</text:p>
          </table:table-cell>
          <table:table-cell office:value-type="string">
            <text:p>0.16593</text:p>
          </table:table-cell>
          <table:table-cell office:value-type="string">
            <text:p>693.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string">
            <text:p>58.3</text:p>
          </table:table-cell>
          <table:table-cell office:value-type="string">
            <text:p>26.13</text:p>
          </table:table-cell>
          <table:table-cell office:value-type="string">
            <text:p>0.1659</text:p>
          </table:table-cell>
          <table:table-cell office:value-type="string">
            <text:p>492.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42.9</text:p>
          </table:table-cell>
          <table:table-cell office:value-type="string">
            <text:p>25.6</text:p>
          </table:table-cell>
          <table:table-cell office:value-type="string">
            <text:p>0.16587</text:p>
          </table:table-cell>
          <table:table-cell office:value-type="string">
            <text:p>352.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string">
            <text:p>35.7</text:p>
          </table:table-cell>
          <table:table-cell office:value-type="string">
            <text:p>25.01</text:p>
          </table:table-cell>
          <table:table-cell office:value-type="string">
            <text:p>0.16584</text:p>
          </table:table-cell>
          <table:table-cell office:value-type="string">
            <text:p>290.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string">
            <text:p>21.5</text:p>
          </table:table-cell>
          <table:table-cell office:value-type="string">
            <text:p>24.77</text:p>
          </table:table-cell>
          <table:table-cell office:value-type="string">
            <text:p>0.16581</text:p>
          </table:table-cell>
          <table:table-cell office:value-type="string">
            <text:p>170.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string">
            <text:p>7.2</text:p>
          </table:table-cell>
          <table:table-cell office:value-type="string">
            <text:p>23.89</text:p>
          </table:table-cell>
          <table:table-cell office:value-type="string">
            <text:p>0.16579</text:p>
          </table:table-cell>
          <table:table-cell office:value-type="string">
            <text:p>55.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string">
            <text:p>0.4</text:p>
          </table:table-cell>
          <table:table-cell office:value-type="string">
            <text:p>24.24</text:p>
          </table:table-cell>
          <table:table-cell office:value-type="string">
            <text:p>0.1658</text:p>
          </table:table-cell>
          <table:table-cell office:value-type="string">
            <text:p>6.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5.9</text:p>
          </table:table-cell>
          <table:table-cell office:value-type="string">
            <text:p>25.45</text:p>
          </table:table-cell>
          <table:table-cell office:value-type="string">
            <text:p>0.17906</text:p>
          </table:table-cell>
          <table:table-cell office:value-type="string">
            <text:p>34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14.8</text:p>
          </table:table-cell>
          <table:table-cell office:value-type="string">
            <text:p>25.53</text:p>
          </table:table-cell>
          <table:table-cell office:value-type="string">
            <text:p>0.17916</text:p>
          </table:table-cell>
          <table:table-cell office:value-type="string">
            <text:p>124.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26.56</text:p>
          </table:table-cell>
          <table:table-cell office:value-type="string">
            <text:p>0.17925</text:p>
          </table:table-cell>
          <table:table-cell office:value-type="string">
            <text:p>205.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38.6</text:p>
          </table:table-cell>
          <table:table-cell office:value-type="string">
            <text:p>27.64</text:p>
          </table:table-cell>
          <table:table-cell office:value-type="string">
            <text:p>0.17937</text:p>
          </table:table-cell>
          <table:table-cell office:value-type="string">
            <text:p>319.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57.7</text:p>
          </table:table-cell>
          <table:table-cell office:value-type="string">
            <text:p>28.44</text:p>
          </table:table-cell>
          <table:table-cell office:value-type="string">
            <text:p>0.17948</text:p>
          </table:table-cell>
          <table:table-cell office:value-type="string">
            <text:p>494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85.2</text:p>
          </table:table-cell>
          <table:table-cell office:value-type="string">
            <text:p>28.76</text:p>
          </table:table-cell>
          <table:table-cell office:value-type="string">
            <text:p>0.17959</text:p>
          </table:table-cell>
          <table:table-cell office:value-type="string">
            <text:p>741.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117.4</text:p>
          </table:table-cell>
          <table:table-cell office:value-type="string">
            <text:p>28.96</text:p>
          </table:table-cell>
          <table:table-cell office:value-type="string">
            <text:p>0.17973</text:p>
          </table:table-cell>
          <table:table-cell office:value-type="string">
            <text:p>1048.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155.3</text:p>
          </table:table-cell>
          <table:table-cell office:value-type="string">
            <text:p>29.6</text:p>
          </table:table-cell>
          <table:table-cell office:value-type="string">
            <text:p>0.17985</text:p>
          </table:table-cell>
          <table:table-cell office:value-type="string">
            <text:p>1390.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195.7</text:p>
          </table:table-cell>
          <table:table-cell office:value-type="string">
            <text:p>29.62</text:p>
          </table:table-cell>
          <table:table-cell office:value-type="string">
            <text:p>0.17998</text:p>
          </table:table-cell>
          <table:table-cell office:value-type="string">
            <text:p>1758.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237.9</text:p>
          </table:table-cell>
          <table:table-cell office:value-type="string">
            <text:p>30.17</text:p>
          </table:table-cell>
          <table:table-cell office:value-type="string">
            <text:p>0.18014</text:p>
          </table:table-cell>
          <table:table-cell office:value-type="string">
            <text:p>2138.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281.6</text:p>
          </table:table-cell>
          <table:table-cell office:value-type="string">
            <text:p>30.41</text:p>
          </table:table-cell>
          <table:table-cell office:value-type="string">
            <text:p>0.1803</text:p>
          </table:table-cell>
          <table:table-cell office:value-type="string">
            <text:p>2617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326.3</text:p>
          </table:table-cell>
          <table:table-cell office:value-type="string">
            <text:p>30.41</text:p>
          </table:table-cell>
          <table:table-cell office:value-type="string">
            <text:p>0.18049</text:p>
          </table:table-cell>
          <table:table-cell office:value-type="string">
            <text:p>3032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373.3</text:p>
          </table:table-cell>
          <table:table-cell office:value-type="string">
            <text:p>30.72</text:p>
          </table:table-cell>
          <table:table-cell office:value-type="string">
            <text:p>0.18069</text:p>
          </table:table-cell>
          <table:table-cell office:value-type="string">
            <text:p>3459.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420.9</text:p>
          </table:table-cell>
          <table:table-cell office:value-type="string">
            <text:p>30.88</text:p>
          </table:table-cell>
          <table:table-cell office:value-type="string">
            <text:p>0.18091</text:p>
          </table:table-cell>
          <table:table-cell office:value-type="string">
            <text:p>3895.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465.2</text:p>
          </table:table-cell>
          <table:table-cell office:value-type="string">
            <text:p>31.09</text:p>
          </table:table-cell>
          <table:table-cell office:value-type="string">
            <text:p>0.1811</text:p>
          </table:table-cell>
          <table:table-cell office:value-type="string">
            <text:p>4281.68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string">
            <text:p>508.3</text:p>
          </table:table-cell>
          <table:table-cell office:value-type="string">
            <text:p>31.14</text:p>
          </table:table-cell>
          <table:table-cell office:value-type="string">
            <text:p>0.18127</text:p>
          </table:table-cell>
          <table:table-cell office:value-type="string">
            <text:p>4652.7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549.6</text:p>
          </table:table-cell>
          <table:table-cell office:value-type="string">
            <text:p>31.74</text:p>
          </table:table-cell>
          <table:table-cell office:value-type="string">
            <text:p>0.18144</text:p>
          </table:table-cell>
          <table:table-cell office:value-type="string">
            <text:p>4995.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602.1</text:p>
          </table:table-cell>
          <table:table-cell office:value-type="string">
            <text:p>32.55</text:p>
          </table:table-cell>
          <table:table-cell office:value-type="string">
            <text:p>0.18157</text:p>
          </table:table-cell>
          <table:table-cell office:value-type="string">
            <text:p>5437.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632.7</text:p>
          </table:table-cell>
          <table:table-cell office:value-type="string">
            <text:p>31.71</text:p>
          </table:table-cell>
          <table:table-cell office:value-type="string">
            <text:p>0.18175</text:p>
          </table:table-cell>
          <table:table-cell office:value-type="string">
            <text:p>5692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670.9</text:p>
          </table:table-cell>
          <table:table-cell office:value-type="string">
            <text:p>32.6</text:p>
          </table:table-cell>
          <table:table-cell office:value-type="string">
            <text:p>0.18188</text:p>
          </table:table-cell>
          <table:table-cell office:value-type="string">
            <text:p>5864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705.6</text:p>
          </table:table-cell>
          <table:table-cell office:value-type="string">
            <text:p>32.87</text:p>
          </table:table-cell>
          <table:table-cell office:value-type="string">
            <text:p>0.18199</text:p>
          </table:table-cell>
          <table:table-cell office:value-type="string">
            <text:p>6237.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string">
            <text:p>742.5</text:p>
          </table:table-cell>
          <table:table-cell office:value-type="string">
            <text:p>32.54</text:p>
          </table:table-cell>
          <table:table-cell office:value-type="string">
            <text:p>0.18216</text:p>
          </table:table-cell>
          <table:table-cell office:value-type="string">
            <text:p>6525.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773.6</text:p>
          </table:table-cell>
          <table:table-cell office:value-type="string">
            <text:p>33.02</text:p>
          </table:table-cell>
          <table:table-cell office:value-type="string">
            <text:p>0.18229</text:p>
          </table:table-cell>
          <table:table-cell office:value-type="string">
            <text:p>6780.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string">
            <text:p>808.6</text:p>
          </table:table-cell>
          <table:table-cell office:value-type="string">
            <text:p>32.66</text:p>
          </table:table-cell>
          <table:table-cell office:value-type="string">
            <text:p>0.18245</text:p>
          </table:table-cell>
          <table:table-cell office:value-type="string">
            <text:p>7029.3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837.6</text:p>
          </table:table-cell>
          <table:table-cell office:value-type="string">
            <text:p>33.92</text:p>
          </table:table-cell>
          <table:table-cell office:value-type="string">
            <text:p>0.18256</text:p>
          </table:table-cell>
          <table:table-cell office:value-type="string">
            <text:p>7238.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865.9</text:p>
          </table:table-cell>
          <table:table-cell office:value-type="string">
            <text:p>34.12</text:p>
          </table:table-cell>
          <table:table-cell office:value-type="string">
            <text:p>0.18269</text:p>
          </table:table-cell>
          <table:table-cell office:value-type="string">
            <text:p>7416.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893.9</text:p>
          </table:table-cell>
          <table:table-cell office:value-type="string">
            <text:p>33.63</text:p>
          </table:table-cell>
          <table:table-cell office:value-type="string">
            <text:p>0.1828</text:p>
          </table:table-cell>
          <table:table-cell office:value-type="string">
            <text:p>7611.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922.6</text:p>
          </table:table-cell>
          <table:table-cell office:value-type="string">
            <text:p>33.98</text:p>
          </table:table-cell>
          <table:table-cell office:value-type="string">
            <text:p>0.18291</text:p>
          </table:table-cell>
          <table:table-cell office:value-type="string">
            <text:p>7839.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944.4</text:p>
          </table:table-cell>
          <table:table-cell office:value-type="string">
            <text:p>34.11</text:p>
          </table:table-cell>
          <table:table-cell office:value-type="string">
            <text:p>0.18303</text:p>
          </table:table-cell>
          <table:table-cell office:value-type="string">
            <text:p>7960.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967.1</text:p>
          </table:table-cell>
          <table:table-cell office:value-type="string">
            <text:p>34.89</text:p>
          </table:table-cell>
          <table:table-cell office:value-type="string">
            <text:p>0.18311</text:p>
          </table:table-cell>
          <table:table-cell office:value-type="string">
            <text:p>8122.8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995.5</text:p>
          </table:table-cell>
          <table:table-cell office:value-type="string">
            <text:p>34.25</text:p>
          </table:table-cell>
          <table:table-cell office:value-type="string">
            <text:p>0.18323</text:p>
          </table:table-cell>
          <table:table-cell office:value-type="string">
            <text:p>8163.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string">
            <text:p>1020.4</text:p>
          </table:table-cell>
          <table:table-cell office:value-type="string">
            <text:p>33.33</text:p>
          </table:table-cell>
          <table:table-cell office:value-type="string">
            <text:p>0.18342</text:p>
          </table:table-cell>
          <table:table-cell office:value-type="string">
            <text:p>8408.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string">
            <text:p>1040.7</text:p>
          </table:table-cell>
          <table:table-cell office:value-type="string">
            <text:p>34.06</text:p>
          </table:table-cell>
          <table:table-cell office:value-type="string">
            <text:p>0.18359</text:p>
          </table:table-cell>
          <table:table-cell office:value-type="string">
            <text:p>8431.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921.4</text:p>
          </table:table-cell>
          <table:table-cell office:value-type="string">
            <text:p>34.8</text:p>
          </table:table-cell>
          <table:table-cell office:value-type="string">
            <text:p>0.1837</text:p>
          </table:table-cell>
          <table:table-cell office:value-type="string">
            <text:p>7124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1133.2</text:p>
          </table:table-cell>
          <table:table-cell office:value-type="string">
            <text:p>34.88</text:p>
          </table:table-cell>
          <table:table-cell office:value-type="string">
            <text:p>0.18381</text:p>
          </table:table-cell>
          <table:table-cell office:value-type="float" office:value="8233">
            <text:p>82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string">
            <text:p>1036.3</text:p>
          </table:table-cell>
          <table:table-cell office:value-type="string">
            <text:p>35.42</text:p>
          </table:table-cell>
          <table:table-cell office:value-type="string">
            <text:p>0.18392</text:p>
          </table:table-cell>
          <table:table-cell office:value-type="string">
            <text:p>7551.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string">
            <text:p>825.3</text:p>
          </table:table-cell>
          <table:table-cell office:value-type="string">
            <text:p>34.59</text:p>
          </table:table-cell>
          <table:table-cell office:value-type="string">
            <text:p>0.18405</text:p>
          </table:table-cell>
          <table:table-cell office:value-type="string">
            <text:p>5622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1109.3</text:p>
          </table:table-cell>
          <table:table-cell office:value-type="string">
            <text:p>34.81</text:p>
          </table:table-cell>
          <table:table-cell office:value-type="string">
            <text:p>0.18418</text:p>
          </table:table-cell>
          <table:table-cell office:value-type="string">
            <text:p>7718.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string">
            <text:p>943.6</text:p>
          </table:table-cell>
          <table:table-cell office:value-type="string">
            <text:p>34.56</text:p>
          </table:table-cell>
          <table:table-cell office:value-type="string">
            <text:p>0.18428</text:p>
          </table:table-cell>
          <table:table-cell office:value-type="string">
            <text:p>7128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785.5</text:p>
          </table:table-cell>
          <table:table-cell office:value-type="string">
            <text:p>34.03</text:p>
          </table:table-cell>
          <table:table-cell office:value-type="string">
            <text:p>0.18438</text:p>
          </table:table-cell>
          <table:table-cell office:value-type="string">
            <text:p>5466.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string">
            <text:p>1179.3</text:p>
          </table:table-cell>
          <table:table-cell office:value-type="string">
            <text:p>34.73</text:p>
          </table:table-cell>
          <table:table-cell office:value-type="string">
            <text:p>0.1845</text:p>
          </table:table-cell>
          <table:table-cell office:value-type="string">
            <text:p>8417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941.7</text:p>
          </table:table-cell>
          <table:table-cell office:value-type="string">
            <text:p>34.71</text:p>
          </table:table-cell>
          <table:table-cell office:value-type="string">
            <text:p>0.18464</text:p>
          </table:table-cell>
          <table:table-cell office:value-type="string">
            <text:p>7387.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871.3</text:p>
          </table:table-cell>
          <table:table-cell office:value-type="string">
            <text:p>34.52</text:p>
          </table:table-cell>
          <table:table-cell office:value-type="string">
            <text:p>0.18478</text:p>
          </table:table-cell>
          <table:table-cell office:value-type="string">
            <text:p>6407.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string">
            <text:p>1078.2</text:p>
          </table:table-cell>
          <table:table-cell office:value-type="string">
            <text:p>35.38</text:p>
          </table:table-cell>
          <table:table-cell office:value-type="string">
            <text:p>0.18526</text:p>
          </table:table-cell>
          <table:table-cell office:value-type="string">
            <text:p>8436.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string">
            <text:p>966.6</text:p>
          </table:table-cell>
          <table:table-cell office:value-type="string">
            <text:p>35.12</text:p>
          </table:table-cell>
          <table:table-cell office:value-type="string">
            <text:p>0.18526</text:p>
          </table:table-cell>
          <table:table-cell office:value-type="string">
            <text:p>7401.9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string">
            <text:p>1009.4</text:p>
          </table:table-cell>
          <table:table-cell office:value-type="string">
            <text:p>35.42</text:p>
          </table:table-cell>
          <table:table-cell office:value-type="string">
            <text:p>0.18543</text:p>
          </table:table-cell>
          <table:table-cell office:value-type="string">
            <text:p>7953.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991.5</text:p>
          </table:table-cell>
          <table:table-cell office:value-type="string">
            <text:p>35.12</text:p>
          </table:table-cell>
          <table:table-cell office:value-type="string">
            <text:p>0.18561</text:p>
          </table:table-cell>
          <table:table-cell office:value-type="string">
            <text:p>7987.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string">
            <text:p>898.4</text:p>
          </table:table-cell>
          <table:table-cell office:value-type="string">
            <text:p>35.58</text:p>
          </table:table-cell>
          <table:table-cell office:value-type="string">
            <text:p>0.18574</text:p>
          </table:table-cell>
          <table:table-cell office:value-type="string">
            <text:p>6918.7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string">
            <text:p>975.1</text:p>
          </table:table-cell>
          <table:table-cell office:value-type="string">
            <text:p>35.77</text:p>
          </table:table-cell>
          <table:table-cell office:value-type="string">
            <text:p>0.18587</text:p>
          </table:table-cell>
          <table:table-cell office:value-type="string">
            <text:p>8027.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string">
            <text:p>637.7</text:p>
          </table:table-cell>
          <table:table-cell office:value-type="string">
            <text:p>35.14</text:p>
          </table:table-cell>
          <table:table-cell office:value-type="string">
            <text:p>0.18601</text:p>
          </table:table-cell>
          <table:table-cell office:value-type="string">
            <text:p>5487.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string">
            <text:p>655.4</text:p>
          </table:table-cell>
          <table:table-cell office:value-type="string">
            <text:p>35.36</text:p>
          </table:table-cell>
          <table:table-cell office:value-type="string">
            <text:p>0.18613</text:p>
          </table:table-cell>
          <table:table-cell office:value-type="string">
            <text:p>5939.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885.2</text:p>
          </table:table-cell>
          <table:table-cell office:value-type="string">
            <text:p>36.11</text:p>
          </table:table-cell>
          <table:table-cell office:value-type="string">
            <text:p>0.18624</text:p>
          </table:table-cell>
          <table:table-cell office:value-type="string">
            <text:p>7356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string">
            <text:p>837.8</text:p>
          </table:table-cell>
          <table:table-cell office:value-type="string">
            <text:p>36.34</text:p>
          </table:table-cell>
          <table:table-cell office:value-type="string">
            <text:p>0.18635</text:p>
          </table:table-cell>
          <table:table-cell office:value-type="string">
            <text:p>6930.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string">
            <text:p>705.8</text:p>
          </table:table-cell>
          <table:table-cell office:value-type="string">
            <text:p>35.62</text:p>
          </table:table-cell>
          <table:table-cell office:value-type="string">
            <text:p>0.18651</text:p>
          </table:table-cell>
          <table:table-cell office:value-type="string">
            <text:p>6075.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string">
            <text:p>473.9</text:p>
          </table:table-cell>
          <table:table-cell office:value-type="string">
            <text:p>36.14</text:p>
          </table:table-cell>
          <table:table-cell office:value-type="string">
            <text:p>0.18658</text:p>
          </table:table-cell>
          <table:table-cell office:value-type="string">
            <text:p>3978.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548.1</text:p>
          </table:table-cell>
          <table:table-cell office:value-type="string">
            <text:p>35.23</text:p>
          </table:table-cell>
          <table:table-cell office:value-type="string">
            <text:p>0.18668</text:p>
          </table:table-cell>
          <table:table-cell office:value-type="string">
            <text:p>4801.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string">
            <text:p>465.5</text:p>
          </table:table-cell>
          <table:table-cell office:value-type="string">
            <text:p>35.07</text:p>
          </table:table-cell>
          <table:table-cell office:value-type="string">
            <text:p>0.18681</text:p>
          </table:table-cell>
          <table:table-cell office:value-type="string">
            <text:p>3974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605.8</text:p>
          </table:table-cell>
          <table:table-cell office:value-type="string">
            <text:p>35.43</text:p>
          </table:table-cell>
          <table:table-cell office:value-type="string">
            <text:p>0.18689</text:p>
          </table:table-cell>
          <table:table-cell office:value-type="string">
            <text:p>5008.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string">
            <text:p>192.8</text:p>
          </table:table-cell>
          <table:table-cell office:value-type="string">
            <text:p>35.22</text:p>
          </table:table-cell>
          <table:table-cell office:value-type="string">
            <text:p>0.18697</text:p>
          </table:table-cell>
          <table:table-cell office:value-type="string">
            <text:p>1628.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string">
            <text:p>185.8</text:p>
          </table:table-cell>
          <table:table-cell office:value-type="string">
            <text:p>33.74</text:p>
          </table:table-cell>
          <table:table-cell office:value-type="string">
            <text:p>0.18704</text:p>
          </table:table-cell>
          <table:table-cell office:value-type="string">
            <text:p>1614.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420.4</text:p>
          </table:table-cell>
          <table:table-cell office:value-type="string">
            <text:p>35.64</text:p>
          </table:table-cell>
          <table:table-cell office:value-type="string">
            <text:p>0.1871</text:p>
          </table:table-cell>
          <table:table-cell office:value-type="string">
            <text:p>3478.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string">
            <text:p>157.6</text:p>
          </table:table-cell>
          <table:table-cell office:value-type="string">
            <text:p>34.77</text:p>
          </table:table-cell>
          <table:table-cell office:value-type="string">
            <text:p>0.18719</text:p>
          </table:table-cell>
          <table:table-cell office:value-type="string">
            <text:p>1262.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424.9</text:p>
          </table:table-cell>
          <table:table-cell office:value-type="string">
            <text:p>35.64</text:p>
          </table:table-cell>
          <table:table-cell office:value-type="string">
            <text:p>0.18725</text:p>
          </table:table-cell>
          <table:table-cell office:value-type="string">
            <text:p>3457.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string">
            <text:p>435.5</text:p>
          </table:table-cell>
          <table:table-cell office:value-type="string">
            <text:p>36.04</text:p>
          </table:table-cell>
          <table:table-cell office:value-type="string">
            <text:p>0.18733</text:p>
          </table:table-cell>
          <table:table-cell office:value-type="string">
            <text:p>3522.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string">
            <text:p>344.7</text:p>
          </table:table-cell>
          <table:table-cell office:value-type="string">
            <text:p>35.96</text:p>
          </table:table-cell>
          <table:table-cell office:value-type="string">
            <text:p>0.18741</text:p>
          </table:table-cell>
          <table:table-cell office:value-type="string">
            <text:p>2737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string">
            <text:p>273.1</text:p>
          </table:table-cell>
          <table:table-cell office:value-type="string">
            <text:p>35.69</text:p>
          </table:table-cell>
          <table:table-cell office:value-type="string">
            <text:p>0.18748</text:p>
          </table:table-cell>
          <table:table-cell office:value-type="string">
            <text:p>2127.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224.5</text:p>
          </table:table-cell>
          <table:table-cell office:value-type="string">
            <text:p>35.03</text:p>
          </table:table-cell>
          <table:table-cell office:value-type="string">
            <text:p>0.18756</text:p>
          </table:table-cell>
          <table:table-cell office:value-type="string">
            <text:p>1685.9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string">
            <text:p>173.8</text:p>
          </table:table-cell>
          <table:table-cell office:value-type="string">
            <text:p>35.03</text:p>
          </table:table-cell>
          <table:table-cell office:value-type="string">
            <text:p>0.18761</text:p>
          </table:table-cell>
          <table:table-cell office:value-type="string">
            <text:p>1098.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string">
            <text:p>71.1</text:p>
          </table:table-cell>
          <table:table-cell office:value-type="string">
            <text:p>33.81</text:p>
          </table:table-cell>
          <table:table-cell office:value-type="string">
            <text:p>0.1877</text:p>
          </table:table-cell>
          <table:table-cell office:value-type="string">
            <text:p>482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string">
            <text:p>91.9</text:p>
          </table:table-cell>
          <table:table-cell office:value-type="string">
            <text:p>33.56</text:p>
          </table:table-cell>
          <table:table-cell office:value-type="string">
            <text:p>0.18777</text:p>
          </table:table-cell>
          <table:table-cell office:value-type="string">
            <text:p>485.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string">
            <text:p>65.6</text:p>
          </table:table-cell>
          <table:table-cell office:value-type="string">
            <text:p>33.43</text:p>
          </table:table-cell>
          <table:table-cell office:value-type="string">
            <text:p>0.18781</text:p>
          </table:table-cell>
          <table:table-cell office:value-type="string">
            <text:p>369.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39.5</text:p>
          </table:table-cell>
          <table:table-cell office:value-type="string">
            <text:p>33.16</text:p>
          </table:table-cell>
          <table:table-cell office:value-type="string">
            <text:p>0.18788</text:p>
          </table:table-cell>
          <table:table-cell office:value-type="string">
            <text:p>264.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20.2</text:p>
          </table:table-cell>
          <table:table-cell office:value-type="string">
            <text:p>32.61</text:p>
          </table:table-cell>
          <table:table-cell office:value-type="string">
            <text:p>0.18794</text:p>
          </table:table-cell>
          <table:table-cell office:value-type="string">
            <text:p>168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string">
            <text:p>11.5</text:p>
          </table:table-cell>
          <table:table-cell office:value-type="string">
            <text:p>32.32</text:p>
          </table:table-cell>
          <table:table-cell office:value-type="string">
            <text:p>0.18799</text:p>
          </table:table-cell>
          <table:table-cell office:value-type="string">
            <text:p>98.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string">
            <text:p>2.3</text:p>
          </table:table-cell>
          <table:table-cell office:value-type="string">
            <text:p>31.95</text:p>
          </table:table-cell>
          <table:table-cell office:value-type="string">
            <text:p>0.18802</text:p>
          </table:table-cell>
          <table:table-cell office:value-type="string">
            <text:p>35.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8.11</text:p>
          </table:table-cell>
          <table:table-cell office:value-type="string">
            <text:p>24.12</text:p>
          </table:table-cell>
          <table:table-cell office:value-type="string">
            <text:p>0.19662</text:p>
          </table:table-cell>
          <table:table-cell office:value-type="string">
            <text:p>63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16.4</text:p>
          </table:table-cell>
          <table:table-cell office:value-type="string">
            <text:p>23.94</text:p>
          </table:table-cell>
          <table:table-cell office:value-type="string">
            <text:p>0.19659</text:p>
          </table:table-cell>
          <table:table-cell office:value-type="string">
            <text:p>140.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7.8</text:p>
          </table:table-cell>
          <table:table-cell office:value-type="string">
            <text:p>25.23</text:p>
          </table:table-cell>
          <table:table-cell office:value-type="string">
            <text:p>0.19659</text:p>
          </table:table-cell>
          <table:table-cell office:value-type="string">
            <text:p>231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2.7</text:p>
          </table:table-cell>
          <table:table-cell office:value-type="string">
            <text:p>25.75</text:p>
          </table:table-cell>
          <table:table-cell office:value-type="string">
            <text:p>0.19661</text:p>
          </table:table-cell>
          <table:table-cell office:value-type="string">
            <text:p>357.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62.4</text:p>
          </table:table-cell>
          <table:table-cell office:value-type="string">
            <text:p>26.48</text:p>
          </table:table-cell>
          <table:table-cell office:value-type="string">
            <text:p>0.19663</text:p>
          </table:table-cell>
          <table:table-cell office:value-type="string">
            <text:p>547.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86.8</text:p>
          </table:table-cell>
          <table:table-cell office:value-type="string">
            <text:p>27.14</text:p>
          </table:table-cell>
          <table:table-cell office:value-type="string">
            <text:p>0.19662</text:p>
          </table:table-cell>
          <table:table-cell office:value-type="string">
            <text:p>768.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118.6</text:p>
          </table:table-cell>
          <table:table-cell office:value-type="string">
            <text:p>28.34</text:p>
          </table:table-cell>
          <table:table-cell office:value-type="string">
            <text:p>0.19661</text:p>
          </table:table-cell>
          <table:table-cell office:value-type="string">
            <text:p>1059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156.7</text:p>
          </table:table-cell>
          <table:table-cell office:value-type="string">
            <text:p>28.7</text:p>
          </table:table-cell>
          <table:table-cell office:value-type="string">
            <text:p>0.1966</text:p>
          </table:table-cell>
          <table:table-cell office:value-type="string">
            <text:p>1398.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194.1</text:p>
          </table:table-cell>
          <table:table-cell office:value-type="string">
            <text:p>29.13</text:p>
          </table:table-cell>
          <table:table-cell office:value-type="string">
            <text:p>0.1966</text:p>
          </table:table-cell>
          <table:table-cell office:value-type="string">
            <text:p>1744.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229.9</text:p>
          </table:table-cell>
          <table:table-cell office:value-type="string">
            <text:p>29.55</text:p>
          </table:table-cell>
          <table:table-cell office:value-type="string">
            <text:p>0.19661</text:p>
          </table:table-cell>
          <table:table-cell office:value-type="string">
            <text:p>2094.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270.8</text:p>
          </table:table-cell>
          <table:table-cell office:value-type="string">
            <text:p>29.78</text:p>
          </table:table-cell>
          <table:table-cell office:value-type="string">
            <text:p>0.19663</text:p>
          </table:table-cell>
          <table:table-cell office:value-type="string">
            <text:p>2484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316.9</text:p>
          </table:table-cell>
          <table:table-cell office:value-type="string">
            <text:p>30.59</text:p>
          </table:table-cell>
          <table:table-cell office:value-type="string">
            <text:p>0.19664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357.9</text:p>
          </table:table-cell>
          <table:table-cell office:value-type="string">
            <text:p>31.41</text:p>
          </table:table-cell>
          <table:table-cell office:value-type="string">
            <text:p>0.19667</text:p>
          </table:table-cell>
          <table:table-cell office:value-type="string">
            <text:p>3270.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398.3</text:p>
          </table:table-cell>
          <table:table-cell office:value-type="string">
            <text:p>32.3</text:p>
          </table:table-cell>
          <table:table-cell office:value-type="string">
            <text:p>0.19671</text:p>
          </table:table-cell>
          <table:table-cell office:value-type="string">
            <text:p>3630.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432.7</text:p>
          </table:table-cell>
          <table:table-cell office:value-type="string">
            <text:p>32.41</text:p>
          </table:table-cell>
          <table:table-cell office:value-type="string">
            <text:p>0.19675</text:p>
          </table:table-cell>
          <table:table-cell office:value-type="string">
            <text:p>3918.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478.9</text:p>
          </table:table-cell>
          <table:table-cell office:value-type="string">
            <text:p>33.33</text:p>
          </table:table-cell>
          <table:table-cell office:value-type="string">
            <text:p>0.19676</text:p>
          </table:table-cell>
          <table:table-cell office:value-type="float" office:value="4331">
            <text:p>43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525.8</text:p>
          </table:table-cell>
          <table:table-cell office:value-type="string">
            <text:p>33.15</text:p>
          </table:table-cell>
          <table:table-cell office:value-type="string">
            <text:p>0.19678</text:p>
          </table:table-cell>
          <table:table-cell office:value-type="string">
            <text:p>4698.8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571.8</text:p>
          </table:table-cell>
          <table:table-cell office:value-type="string">
            <text:p>34.98</text:p>
          </table:table-cell>
          <table:table-cell office:value-type="string">
            <text:p>0.19679</text:p>
          </table:table-cell>
          <table:table-cell office:value-type="string">
            <text:p>5076.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617.6</text:p>
          </table:table-cell>
          <table:table-cell office:value-type="string">
            <text:p>34.5</text:p>
          </table:table-cell>
          <table:table-cell office:value-type="string">
            <text:p>0.19683</text:p>
          </table:table-cell>
          <table:table-cell office:value-type="string">
            <text:p>5441.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589.4</text:p>
          </table:table-cell>
          <table:table-cell office:value-type="string">
            <text:p>35.63</text:p>
          </table:table-cell>
          <table:table-cell office:value-type="string">
            <text:p>0.19689</text:p>
          </table:table-cell>
          <table:table-cell office:value-type="string">
            <text:p>5214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664.4</text:p>
          </table:table-cell>
          <table:table-cell office:value-type="string">
            <text:p>34.88</text:p>
          </table:table-cell>
          <table:table-cell office:value-type="string">
            <text:p>0.19698</text:p>
          </table:table-cell>
          <table:table-cell office:value-type="string">
            <text:p>5860.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670.7</text:p>
          </table:table-cell>
          <table:table-cell office:value-type="string">
            <text:p>34.93</text:p>
          </table:table-cell>
          <table:table-cell office:value-type="string">
            <text:p>0.19705</text:p>
          </table:table-cell>
          <table:table-cell office:value-type="string">
            <text:p>5878.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624.8</text:p>
          </table:table-cell>
          <table:table-cell office:value-type="string">
            <text:p>33.94</text:p>
          </table:table-cell>
          <table:table-cell office:value-type="string">
            <text:p>0.19715</text:p>
          </table:table-cell>
          <table:table-cell office:value-type="string">
            <text:p>5428.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780.2</text:p>
          </table:table-cell>
          <table:table-cell office:value-type="string">
            <text:p>35.04</text:p>
          </table:table-cell>
          <table:table-cell office:value-type="string">
            <text:p>0.19724</text:p>
          </table:table-cell>
          <table:table-cell office:value-type="string">
            <text:p>6702.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709">
            <text:p>709</text:p>
          </table:table-cell>
          <table:table-cell office:value-type="string">
            <text:p>35.31</text:p>
          </table:table-cell>
          <table:table-cell office:value-type="string">
            <text:p>0.19734</text:p>
          </table:table-cell>
          <table:table-cell office:value-type="string">
            <text:p>5911.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string">
            <text:p>602.2</text:p>
          </table:table-cell>
          <table:table-cell office:value-type="string">
            <text:p>34.09</text:p>
          </table:table-cell>
          <table:table-cell office:value-type="string">
            <text:p>0.19748</text:p>
          </table:table-cell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572.6</text:p>
          </table:table-cell>
          <table:table-cell office:value-type="string">
            <text:p>33.61</text:p>
          </table:table-cell>
          <table:table-cell office:value-type="string">
            <text:p>0.19756</text:p>
          </table:table-cell>
          <table:table-cell office:value-type="string">
            <text:p>4885.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722.5</text:p>
          </table:table-cell>
          <table:table-cell office:value-type="string">
            <text:p>33.74</text:p>
          </table:table-cell>
          <table:table-cell office:value-type="string">
            <text:p>0.19768</text:p>
          </table:table-cell>
          <table:table-cell office:value-type="string">
            <text:p>6384.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961.3</text:p>
          </table:table-cell>
          <table:table-cell office:value-type="string">
            <text:p>34.47</text:p>
          </table:table-cell>
          <table:table-cell office:value-type="string">
            <text:p>0.19784</text:p>
          </table:table-cell>
          <table:table-cell office:value-type="float" office:value="8122">
            <text:p>81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962.4</text:p>
          </table:table-cell>
          <table:table-cell office:value-type="string">
            <text:p>34.11</text:p>
          </table:table-cell>
          <table:table-cell office:value-type="string">
            <text:p>0.19797</text:p>
          </table:table-cell>
          <table:table-cell office:value-type="string">
            <text:p>8070.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986">
            <text:p>986</text:p>
          </table:table-cell>
          <table:table-cell office:value-type="string">
            <text:p>34.77</text:p>
          </table:table-cell>
          <table:table-cell office:value-type="string">
            <text:p>0.19806</text:p>
          </table:table-cell>
          <table:table-cell office:value-type="string">
            <text:p>8203.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1001.6</text:p>
          </table:table-cell>
          <table:table-cell office:value-type="string">
            <text:p>34.48</text:p>
          </table:table-cell>
          <table:table-cell office:value-type="string">
            <text:p>0.19818</text:p>
          </table:table-cell>
          <table:table-cell office:value-type="string">
            <text:p>8242.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string">
            <text:p>1006.5</text:p>
          </table:table-cell>
          <table:table-cell office:value-type="string">
            <text:p>34.73</text:p>
          </table:table-cell>
          <table:table-cell office:value-type="string">
            <text:p>0.19829</text:p>
          </table:table-cell>
          <table:table-cell office:value-type="string">
            <text:p>8305.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1025.1</text:p>
          </table:table-cell>
          <table:table-cell office:value-type="string">
            <text:p>34.37</text:p>
          </table:table-cell>
          <table:table-cell office:value-type="string">
            <text:p>0.1984</text:p>
          </table:table-cell>
          <table:table-cell office:value-type="string">
            <text:p>8291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1032.9</text:p>
          </table:table-cell>
          <table:table-cell office:value-type="string">
            <text:p>35.09</text:p>
          </table:table-cell>
          <table:table-cell office:value-type="string">
            <text:p>0.19849</text:p>
          </table:table-cell>
          <table:table-cell office:value-type="string">
            <text:p>8221.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1035.8</text:p>
          </table:table-cell>
          <table:table-cell office:value-type="string">
            <text:p>35.05</text:p>
          </table:table-cell>
          <table:table-cell office:value-type="string">
            <text:p>0.1986</text:p>
          </table:table-cell>
          <table:table-cell office:value-type="string">
            <text:p>8313.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string">
            <text:p>1012.5</text:p>
          </table:table-cell>
          <table:table-cell office:value-type="string">
            <text:p>35.13</text:p>
          </table:table-cell>
          <table:table-cell office:value-type="string">
            <text:p>0.19869</text:p>
          </table:table-cell>
          <table:table-cell office:value-type="string">
            <text:p>8143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1057.4</text:p>
          </table:table-cell>
          <table:table-cell office:value-type="string">
            <text:p>35.18</text:p>
          </table:table-cell>
          <table:table-cell office:value-type="string">
            <text:p>0.19879</text:p>
          </table:table-cell>
          <table:table-cell office:value-type="string">
            <text:p>8425.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string">
            <text:p>1061.7</text:p>
          </table:table-cell>
          <table:table-cell office:value-type="string">
            <text:p>34.73</text:p>
          </table:table-cell>
          <table:table-cell office:value-type="string">
            <text:p>0.1989</text:p>
          </table:table-cell>
          <table:table-cell office:value-type="string">
            <text:p>8431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string">
            <text:p>1041.5</text:p>
          </table:table-cell>
          <table:table-cell office:value-type="string">
            <text:p>35.16</text:p>
          </table:table-cell>
          <table:table-cell office:value-type="string">
            <text:p>0.19899</text:p>
          </table:table-cell>
          <table:table-cell office:value-type="string">
            <text:p>7866.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string">
            <text:p>1133.3</text:p>
          </table:table-cell>
          <table:table-cell office:value-type="string">
            <text:p>35.96</text:p>
          </table:table-cell>
          <table:table-cell office:value-type="string">
            <text:p>0.19908</text:p>
          </table:table-cell>
          <table:table-cell office:value-type="string">
            <text:p>8425.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string">
            <text:p>463.7</text:p>
          </table:table-cell>
          <table:table-cell office:value-type="string">
            <text:p>35.18</text:p>
          </table:table-cell>
          <table:table-cell office:value-type="string">
            <text:p>0.19916</text:p>
          </table:table-cell>
          <table:table-cell office:value-type="string">
            <text:p>3781.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389.2</text:p>
          </table:table-cell>
          <table:table-cell office:value-type="string">
            <text:p>34.77</text:p>
          </table:table-cell>
          <table:table-cell office:value-type="string">
            <text:p>0.19925</text:p>
          </table:table-cell>
          <table:table-cell office:value-type="string">
            <text:p>3395.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string">
            <text:p>378.2</text:p>
          </table:table-cell>
          <table:table-cell office:value-type="string">
            <text:p>34.32</text:p>
          </table:table-cell>
          <table:table-cell office:value-type="string">
            <text:p>0.19937</text:p>
          </table:table-cell>
          <table:table-cell office:value-type="string">
            <text:p>3235.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299.6</text:p>
          </table:table-cell>
          <table:table-cell office:value-type="string">
            <text:p>34.4</text:p>
          </table:table-cell>
          <table:table-cell office:value-type="string">
            <text:p>0.19946</text:p>
          </table:table-cell>
          <table:table-cell office:value-type="string">
            <text:p>2611.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string">
            <text:p>511.7</text:p>
          </table:table-cell>
          <table:table-cell office:value-type="string">
            <text:p>34.38</text:p>
          </table:table-cell>
          <table:table-cell office:value-type="string">
            <text:p>0.19956</text:p>
          </table:table-cell>
          <table:table-cell office:value-type="string">
            <text:p>4488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string">
            <text:p>956.5</text:p>
          </table:table-cell>
          <table:table-cell office:value-type="string">
            <text:p>35.06</text:p>
          </table:table-cell>
          <table:table-cell office:value-type="string">
            <text:p>0.19972</text:p>
          </table:table-cell>
          <table:table-cell office:value-type="string">
            <text:p>7466.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973.2</text:p>
          </table:table-cell>
          <table:table-cell office:value-type="string">
            <text:p>35.68</text:p>
          </table:table-cell>
          <table:table-cell office:value-type="string">
            <text:p>0.19987</text:p>
          </table:table-cell>
          <table:table-cell office:value-type="string">
            <text:p>7794.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string">
            <text:p>959.4</text:p>
          </table:table-cell>
          <table:table-cell office:value-type="string">
            <text:p>35.81</text:p>
          </table:table-cell>
          <table:table-cell office:value-type="string">
            <text:p>0.2</text:p>
          </table:table-cell>
          <table:table-cell office:value-type="string">
            <text:p>7558.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string">
            <text:p>936.6</text:p>
          </table:table-cell>
          <table:table-cell office:value-type="string">
            <text:p>35.53</text:p>
          </table:table-cell>
          <table:table-cell office:value-type="string">
            <text:p>0.20013</text:p>
          </table:table-cell>
          <table:table-cell office:value-type="string">
            <text:p>7481.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string">
            <text:p>1017.2</text:p>
          </table:table-cell>
          <table:table-cell office:value-type="string">
            <text:p>35.61</text:p>
          </table:table-cell>
          <table:table-cell office:value-type="string">
            <text:p>0.20029</text:p>
          </table:table-cell>
          <table:table-cell office:value-type="string">
            <text:p>8113.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873.4</text:p>
          </table:table-cell>
          <table:table-cell office:value-type="string">
            <text:p>35.76</text:p>
          </table:table-cell>
          <table:table-cell office:value-type="string">
            <text:p>0.20041</text:p>
          </table:table-cell>
          <table:table-cell office:value-type="string">
            <text:p>7131.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982.3</text:p>
          </table:table-cell>
          <table:table-cell office:value-type="string">
            <text:p>36.33</text:p>
          </table:table-cell>
          <table:table-cell office:value-type="string">
            <text:p>0.20055</text:p>
          </table:table-cell>
          <table:table-cell office:value-type="string">
            <text:p>7976.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542">
            <text:p>542</text:p>
          </table:table-cell>
          <table:table-cell office:value-type="string">
            <text:p>35.21</text:p>
          </table:table-cell>
          <table:table-cell office:value-type="string">
            <text:p>0.20073</text:p>
          </table:table-cell>
          <table:table-cell office:value-type="string">
            <text:p>4381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string">
            <text:p>658.8</text:p>
          </table:table-cell>
          <table:table-cell office:value-type="string">
            <text:p>35.02</text:p>
          </table:table-cell>
          <table:table-cell office:value-type="string">
            <text:p>0.2009</text:p>
          </table:table-cell>
          <table:table-cell office:value-type="string">
            <text:p>5506.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841.9</text:p>
          </table:table-cell>
          <table:table-cell office:value-type="string">
            <text:p>36.08</text:p>
          </table:table-cell>
          <table:table-cell office:value-type="string">
            <text:p>0.20101</text:p>
          </table:table-cell>
          <table:table-cell office:value-type="string">
            <text:p>7025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612.3</text:p>
          </table:table-cell>
          <table:table-cell office:value-type="string">
            <text:p>35.45</text:p>
          </table:table-cell>
          <table:table-cell office:value-type="string">
            <text:p>0.20115</text:p>
          </table:table-cell>
          <table:table-cell office:value-type="string">
            <text:p>5200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829">
            <text:p>829</text:p>
          </table:table-cell>
          <table:table-cell office:value-type="string">
            <text:p>36.6</text:p>
          </table:table-cell>
          <table:table-cell office:value-type="string">
            <text:p>0.20127</text:p>
          </table:table-cell>
          <table:table-cell office:value-type="string">
            <text:p>6928.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string">
            <text:p>475.4</text:p>
          </table:table-cell>
          <table:table-cell office:value-type="string">
            <text:p>36.05</text:p>
          </table:table-cell>
          <table:table-cell office:value-type="string">
            <text:p>0.20137</text:p>
          </table:table-cell>
          <table:table-cell office:value-type="string">
            <text:p>3880.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string">
            <text:p>143.4</text:p>
          </table:table-cell>
          <table:table-cell office:value-type="string">
            <text:p>34.04</text:p>
          </table:table-cell>
          <table:table-cell office:value-type="string">
            <text:p>0.20146</text:p>
          </table:table-cell>
          <table:table-cell office:value-type="string">
            <text:p>1180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string">
            <text:p>139.8</text:p>
          </table:table-cell>
          <table:table-cell office:value-type="string">
            <text:p>33.74</text:p>
          </table:table-cell>
          <table:table-cell office:value-type="string">
            <text:p>0.20157</text:p>
          </table:table-cell>
          <table:table-cell office:value-type="string">
            <text:p>1196.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>
            <text:p>174.8</text:p>
          </table:table-cell>
          <table:table-cell office:value-type="string">
            <text:p>33.54</text:p>
          </table:table-cell>
          <table:table-cell office:value-type="string">
            <text:p>0.20167</text:p>
          </table:table-cell>
          <table:table-cell office:value-type="string">
            <text:p>1532.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string">
            <text:p>177.8</text:p>
          </table:table-cell>
          <table:table-cell office:value-type="string">
            <text:p>33.67</text:p>
          </table:table-cell>
          <table:table-cell office:value-type="string">
            <text:p>0.20175</text:p>
          </table:table-cell>
          <table:table-cell office:value-type="string">
            <text:p>1555.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42">
            <text:p>142</text:p>
          </table:table-cell>
          <table:table-cell office:value-type="string">
            <text:p>33.95</text:p>
          </table:table-cell>
          <table:table-cell office:value-type="string">
            <text:p>0.20182</text:p>
          </table:table-cell>
          <table:table-cell office:value-type="string">
            <text:p>1224.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string">
            <text:p>124.3</text:p>
          </table:table-cell>
          <table:table-cell office:value-type="string">
            <text:p>33.9</text:p>
          </table:table-cell>
          <table:table-cell office:value-type="string">
            <text:p>0.20185</text:p>
          </table:table-cell>
          <table:table-cell office:value-type="string">
            <text:p>1065.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string">
            <text:p>118.6</text:p>
          </table:table-cell>
          <table:table-cell office:value-type="string">
            <text:p>33.7</text:p>
          </table:table-cell>
          <table:table-cell office:value-type="string">
            <text:p>0.20193</text:p>
          </table:table-cell>
          <table:table-cell office:value-type="string">
            <text:p>995.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string">
            <text:p>105.1</text:p>
          </table:table-cell>
          <table:table-cell office:value-type="string">
            <text:p>33.28</text:p>
          </table:table-cell>
          <table:table-cell office:value-type="string">
            <text:p>0.20199</text:p>
          </table:table-cell>
          <table:table-cell office:value-type="string">
            <text:p>845.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85.1</text:p>
          </table:table-cell>
          <table:table-cell office:value-type="string">
            <text:p>33.56</text:p>
          </table:table-cell>
          <table:table-cell office:value-type="string">
            <text:p>0.20205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string">
            <text:p>33.41</text:p>
          </table:table-cell>
          <table:table-cell office:value-type="string">
            <text:p>0.20213</text:p>
          </table:table-cell>
          <table:table-cell office:value-type="string">
            <text:p>735.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string">
            <text:p>142.55</text:p>
          </table:table-cell>
          <table:table-cell office:value-type="string">
            <text:p>34.06</text:p>
          </table:table-cell>
          <table:table-cell office:value-type="string">
            <text:p>0.20217</text:p>
          </table:table-cell>
          <table:table-cell office:value-type="string">
            <text:p>885.4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string">
            <text:p>33.66</text:p>
          </table:table-cell>
          <table:table-cell office:value-type="string">
            <text:p>0.20221</text:p>
          </table:table-cell>
          <table:table-cell office:value-type="string">
            <text:p>447.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44.6</text:p>
          </table:table-cell>
          <table:table-cell office:value-type="string">
            <text:p>33.19</text:p>
          </table:table-cell>
          <table:table-cell office:value-type="string">
            <text:p>0.20225</text:p>
          </table:table-cell>
          <table:table-cell office:value-type="string">
            <text:p>384.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string">
            <text:p>50.4</text:p>
          </table:table-cell>
          <table:table-cell office:value-type="string">
            <text:p>33.07</text:p>
          </table:table-cell>
          <table:table-cell office:value-type="string">
            <text:p>0.2023</text:p>
          </table:table-cell>
          <table:table-cell office:value-type="string">
            <text:p>402.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string">
            <text:p>52.9</text:p>
          </table:table-cell>
          <table:table-cell office:value-type="string">
            <text:p>32.12</text:p>
          </table:table-cell>
          <table:table-cell office:value-type="string">
            <text:p>0.20239</text:p>
          </table:table-cell>
          <table:table-cell office:value-type="string">
            <text:p>446.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string">
            <text:p>38.65</text:p>
          </table:table-cell>
          <table:table-cell office:value-type="string">
            <text:p>31.4</text:p>
          </table:table-cell>
          <table:table-cell office:value-type="string">
            <text:p>0.20248</text:p>
          </table:table-cell>
          <table:table-cell office:value-type="string">
            <text:p>314.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23.8</text:p>
          </table:table-cell>
          <table:table-cell office:value-type="string">
            <text:p>31.27</text:p>
          </table:table-cell>
          <table:table-cell office:value-type="string">
            <text:p>0.20255</text:p>
          </table:table-cell>
          <table:table-cell office:value-type="string">
            <text:p>195.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string">
            <text:p>7.7</text:p>
          </table:table-cell>
          <table:table-cell office:value-type="string">
            <text:p>30.86</text:p>
          </table:table-cell>
          <table:table-cell office:value-type="string">
            <text:p>0.20264</text:p>
          </table:table-cell>
          <table:table-cell office:value-type="string">
            <text:p>72.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3.6</text:p>
          </table:table-cell>
          <table:table-cell office:value-type="string">
            <text:p>25.46</text:p>
          </table:table-cell>
          <table:table-cell office:value-type="string">
            <text:p>0.20703</text:p>
          </table:table-cell>
          <table:table-cell office:value-type="string">
            <text:p>23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13.1</text:p>
          </table:table-cell>
          <table:table-cell office:value-type="string">
            <text:p>25.28</text:p>
          </table:table-cell>
          <table:table-cell office:value-type="string">
            <text:p>0.20706</text:p>
          </table:table-cell>
          <table:table-cell office:value-type="string">
            <text:p>105.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30.2</text:p>
          </table:table-cell>
          <table:table-cell office:value-type="string">
            <text:p>25.73</text:p>
          </table:table-cell>
          <table:table-cell office:value-type="string">
            <text:p>0.20711</text:p>
          </table:table-cell>
          <table:table-cell office:value-type="string">
            <text:p>255.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41.9</text:p>
          </table:table-cell>
          <table:table-cell office:value-type="string">
            <text:p>27.5</text:p>
          </table:table-cell>
          <table:table-cell office:value-type="string">
            <text:p>0.20713</text:p>
          </table:table-cell>
          <table:table-cell office:value-type="string">
            <text:p>354.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28.25</text:p>
          </table:table-cell>
          <table:table-cell office:value-type="string">
            <text:p>0.20716</text:p>
          </table:table-cell>
          <table:table-cell office:value-type="string">
            <text:p>520.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77.4</text:p>
          </table:table-cell>
          <table:table-cell office:value-type="string">
            <text:p>27.92</text:p>
          </table:table-cell>
          <table:table-cell office:value-type="string">
            <text:p>0.20719</text:p>
          </table:table-cell>
          <table:table-cell office:value-type="string">
            <text:p>685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102.1</text:p>
          </table:table-cell>
          <table:table-cell office:value-type="string">
            <text:p>28.91</text:p>
          </table:table-cell>
          <table:table-cell office:value-type="string">
            <text:p>0.20722</text:p>
          </table:table-cell>
          <table:table-cell office:value-type="string">
            <text:p>912.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135.1</text:p>
          </table:table-cell>
          <table:table-cell office:value-type="string">
            <text:p>30.7</text:p>
          </table:table-cell>
          <table:table-cell office:value-type="string">
            <text:p>0.20725</text:p>
          </table:table-cell>
          <table:table-cell office:value-type="string">
            <text:p>1212.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string">
            <text:p>30.2</text:p>
          </table:table-cell>
          <table:table-cell office:value-type="string">
            <text:p>0.20732</text:p>
          </table:table-cell>
          <table:table-cell office:value-type="string">
            <text:p>1479.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215.2</text:p>
          </table:table-cell>
          <table:table-cell office:value-type="string">
            <text:p>31.78</text:p>
          </table:table-cell>
          <table:table-cell office:value-type="string">
            <text:p>0.20738</text:p>
          </table:table-cell>
          <table:table-cell office:value-type="string">
            <text:p>1927.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268.7</text:p>
          </table:table-cell>
          <table:table-cell office:value-type="string">
            <text:p>33.24</text:p>
          </table:table-cell>
          <table:table-cell office:value-type="string">
            <text:p>0.20746</text:p>
          </table:table-cell>
          <table:table-cell office:value-type="string">
            <text:p>2427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332.7</text:p>
          </table:table-cell>
          <table:table-cell office:value-type="string">
            <text:p>32.13</text:p>
          </table:table-cell>
          <table:table-cell office:value-type="string">
            <text:p>0.20755</text:p>
          </table:table-cell>
          <table:table-cell office:value-type="string">
            <text:p>3041.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411.05</text:p>
          </table:table-cell>
          <table:table-cell office:value-type="string">
            <text:p>32.9</text:p>
          </table:table-cell>
          <table:table-cell office:value-type="string">
            <text:p>0.20767</text:p>
          </table:table-cell>
          <table:table-cell office:value-type="string">
            <text:p>3726.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413.9</text:p>
          </table:table-cell>
          <table:table-cell office:value-type="string">
            <text:p>33.5</text:p>
          </table:table-cell>
          <table:table-cell office:value-type="string">
            <text:p>0.20778</text:p>
          </table:table-cell>
          <table:table-cell office:value-type="string">
            <text:p>3723.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435.1</text:p>
          </table:table-cell>
          <table:table-cell office:value-type="string">
            <text:p>33.43</text:p>
          </table:table-cell>
          <table:table-cell office:value-type="string">
            <text:p>0.20789</text:p>
          </table:table-cell>
          <table:table-cell office:value-type="string">
            <text:p>3913.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477.3</text:p>
          </table:table-cell>
          <table:table-cell office:value-type="string">
            <text:p>33.75</text:p>
          </table:table-cell>
          <table:table-cell office:value-type="string">
            <text:p>0.20801</text:p>
          </table:table-cell>
          <table:table-cell office:value-type="string">
            <text:p>4276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98">
            <text:p>498</text:p>
          </table:table-cell>
          <table:table-cell office:value-type="string">
            <text:p>33.55</text:p>
          </table:table-cell>
          <table:table-cell office:value-type="string">
            <text:p>0.20814</text:p>
          </table:table-cell>
          <table:table-cell office:value-type="string">
            <text:p>4446.94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522.5</text:p>
          </table:table-cell>
          <table:table-cell office:value-type="string">
            <text:p>33.77</text:p>
          </table:table-cell>
          <table:table-cell office:value-type="string">
            <text:p>0.20827</text:p>
          </table:table-cell>
          <table:table-cell office:value-type="string">
            <text:p>4661.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554.6</text:p>
          </table:table-cell>
          <table:table-cell office:value-type="string">
            <text:p>34.07</text:p>
          </table:table-cell>
          <table:table-cell office:value-type="string">
            <text:p>0.20837</text:p>
          </table:table-cell>
          <table:table-cell office:value-type="string">
            <text:p>4803.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563.4</text:p>
          </table:table-cell>
          <table:table-cell office:value-type="string">
            <text:p>34.62</text:p>
          </table:table-cell>
          <table:table-cell office:value-type="string">
            <text:p>0.20847</text:p>
          </table:table-cell>
          <table:table-cell office:value-type="string">
            <text:p>4978.3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548.7</text:p>
          </table:table-cell>
          <table:table-cell office:value-type="string">
            <text:p>34.51</text:p>
          </table:table-cell>
          <table:table-cell office:value-type="string">
            <text:p>0.20856</text:p>
          </table:table-cell>
          <table:table-cell office:value-type="string">
            <text:p>4854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543.2</text:p>
          </table:table-cell>
          <table:table-cell office:value-type="string">
            <text:p>34.47</text:p>
          </table:table-cell>
          <table:table-cell office:value-type="string">
            <text:p>0.20867</text:p>
          </table:table-cell>
          <table:table-cell office:value-type="string">
            <text:p>4790.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10">
            <text:p>610</text:p>
          </table:table-cell>
          <table:table-cell office:value-type="string">
            <text:p>34.58</text:p>
          </table:table-cell>
          <table:table-cell office:value-type="string">
            <text:p>0.20879</text:p>
          </table:table-cell>
          <table:table-cell office:value-type="string">
            <text:p>5380.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string">
            <text:p>776.7</text:p>
          </table:table-cell>
          <table:table-cell office:value-type="string">
            <text:p>34.7</text:p>
          </table:table-cell>
          <table:table-cell office:value-type="string">
            <text:p>0.20891</text:p>
          </table:table-cell>
          <table:table-cell office:value-type="string">
            <text:p>6744.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18">
            <text:p>818</text:p>
          </table:table-cell>
          <table:table-cell office:value-type="string">
            <text:p>34.54</text:p>
          </table:table-cell>
          <table:table-cell office:value-type="string">
            <text:p>0.20908</text:p>
          </table:table-cell>
          <table:table-cell office:value-type="string">
            <text:p>7018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876.3</text:p>
          </table:table-cell>
          <table:table-cell office:value-type="string">
            <text:p>35.85</text:p>
          </table:table-cell>
          <table:table-cell office:value-type="string">
            <text:p>0.20919</text:p>
          </table:table-cell>
          <table:table-cell office:value-type="string">
            <text:p>7392.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string">
            <text:p>850.3</text:p>
          </table:table-cell>
          <table:table-cell office:value-type="string">
            <text:p>35.41</text:p>
          </table:table-cell>
          <table:table-cell office:value-type="string">
            <text:p>0.20929</text:p>
          </table:table-cell>
          <table:table-cell office:value-type="string">
            <text:p>7115.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string">
            <text:p>910.9</text:p>
          </table:table-cell>
          <table:table-cell office:value-type="string">
            <text:p>35.67</text:p>
          </table:table-cell>
          <table:table-cell office:value-type="string">
            <text:p>0.20944</text:p>
          </table:table-cell>
          <table:table-cell office:value-type="string">
            <text:p>7808.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1028.9</text:p>
          </table:table-cell>
          <table:table-cell office:value-type="string">
            <text:p>35.84</text:p>
          </table:table-cell>
          <table:table-cell office:value-type="string">
            <text:p>0.20957</text:p>
          </table:table-cell>
          <table:table-cell office:value-type="string">
            <text:p>8380.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string">
            <text:p>924.2</text:p>
          </table:table-cell>
          <table:table-cell office:value-type="string">
            <text:p>36.18</text:p>
          </table:table-cell>
          <table:table-cell office:value-type="string">
            <text:p>0.20968</text:p>
          </table:table-cell>
          <table:table-cell office:value-type="string">
            <text:p>7338.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string">
            <text:p>1006.1</text:p>
          </table:table-cell>
          <table:table-cell office:value-type="string">
            <text:p>36.24</text:p>
          </table:table-cell>
          <table:table-cell office:value-type="string">
            <text:p>0.20977</text:p>
          </table:table-cell>
          <table:table-cell office:value-type="string">
            <text:p>8141.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946.2</text:p>
          </table:table-cell>
          <table:table-cell office:value-type="string">
            <text:p>36.67</text:p>
          </table:table-cell>
          <table:table-cell office:value-type="string">
            <text:p>0.20986</text:p>
          </table:table-cell>
          <table:table-cell office:value-type="string">
            <text:p>7819.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string">
            <text:p>863.8</text:p>
          </table:table-cell>
          <table:table-cell office:value-type="string">
            <text:p>35.79</text:p>
          </table:table-cell>
          <table:table-cell office:value-type="string">
            <text:p>0.20995</text:p>
          </table:table-cell>
          <table:table-cell office:value-type="string">
            <text:p>6890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1020.8</text:p>
          </table:table-cell>
          <table:table-cell office:value-type="string">
            <text:p>36.96</text:p>
          </table:table-cell>
          <table:table-cell office:value-type="string">
            <text:p>0.21002</text:p>
          </table:table-cell>
          <table:table-cell office:value-type="string">
            <text:p>8066.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774.9</text:p>
          </table:table-cell>
          <table:table-cell office:value-type="string">
            <text:p>36.16</text:p>
          </table:table-cell>
          <table:table-cell office:value-type="string">
            <text:p>0.21011</text:p>
          </table:table-cell>
          <table:table-cell office:value-type="string">
            <text:p>6009.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1117.9</text:p>
          </table:table-cell>
          <table:table-cell office:value-type="string">
            <text:p>35.94</text:p>
          </table:table-cell>
          <table:table-cell office:value-type="string">
            <text:p>0.21017</text:p>
          </table:table-cell>
          <table:table-cell office:value-type="string">
            <text:p>8388.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770">
            <text:p>770</text:p>
          </table:table-cell>
          <table:table-cell office:value-type="string">
            <text:p>36.12</text:p>
          </table:table-cell>
          <table:table-cell office:value-type="string">
            <text:p>0.21024</text:p>
          </table:table-cell>
          <table:table-cell office:value-type="string">
            <text:p>5921.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1110.9</text:p>
          </table:table-cell>
          <table:table-cell office:value-type="float" office:value="37">
            <text:p>37</text:p>
          </table:table-cell>
          <table:table-cell office:value-type="string">
            <text:p>0.2103</text:p>
          </table:table-cell>
          <table:table-cell office:value-type="string">
            <text:p>8350.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1053.1</text:p>
          </table:table-cell>
          <table:table-cell office:value-type="float" office:value="36">
            <text:p>36</text:p>
          </table:table-cell>
          <table:table-cell office:value-type="string">
            <text:p>0.2104</text:p>
          </table:table-cell>
          <table:table-cell office:value-type="string">
            <text:p>8305.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string">
            <text:p>934.3</text:p>
          </table:table-cell>
          <table:table-cell office:value-type="string">
            <text:p>36.34</text:p>
          </table:table-cell>
          <table:table-cell office:value-type="string">
            <text:p>0.21046</text:p>
          </table:table-cell>
          <table:table-cell office:value-type="string">
            <text:p>7589.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068">
            <text:p>1068</text:p>
          </table:table-cell>
          <table:table-cell office:value-type="string">
            <text:p>36.56</text:p>
          </table:table-cell>
          <table:table-cell office:value-type="string">
            <text:p>0.21055</text:p>
          </table:table-cell>
          <table:table-cell office:value-type="string">
            <text:p>8432.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string">
            <text:p>1064.1</text:p>
          </table:table-cell>
          <table:table-cell office:value-type="string">
            <text:p>36.43</text:p>
          </table:table-cell>
          <table:table-cell office:value-type="string">
            <text:p>0.21061</text:p>
          </table:table-cell>
          <table:table-cell office:value-type="string">
            <text:p>8438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string">
            <text:p>1063.9</text:p>
          </table:table-cell>
          <table:table-cell office:value-type="string">
            <text:p>36.86</text:p>
          </table:table-cell>
          <table:table-cell office:value-type="string">
            <text:p>0.21067</text:p>
          </table:table-cell>
          <table:table-cell office:value-type="string">
            <text:p>8438.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095">
            <text:p>1095</text:p>
          </table:table-cell>
          <table:table-cell office:value-type="string">
            <text:p>36.62</text:p>
          </table:table-cell>
          <table:table-cell office:value-type="string">
            <text:p>0.21075</text:p>
          </table:table-cell>
          <table:table-cell office:value-type="string">
            <text:p>8432.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string">
            <text:p>1040.8</text:p>
          </table:table-cell>
          <table:table-cell office:value-type="string">
            <text:p>36.58</text:p>
          </table:table-cell>
          <table:table-cell office:value-type="string">
            <text:p>0.21083</text:p>
          </table:table-cell>
          <table:table-cell office:value-type="string">
            <text:p>7873.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1044.2</text:p>
          </table:table-cell>
          <table:table-cell office:value-type="string">
            <text:p>36.68</text:p>
          </table:table-cell>
          <table:table-cell office:value-type="string">
            <text:p>0.2109</text:p>
          </table:table-cell>
          <table:table-cell office:value-type="string">
            <text:p>7548.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string">
            <text:p>1031.6</text:p>
          </table:table-cell>
          <table:table-cell office:value-type="string">
            <text:p>36.89</text:p>
          </table:table-cell>
          <table:table-cell office:value-type="string">
            <text:p>0.21096</text:p>
          </table:table-cell>
          <table:table-cell office:value-type="string">
            <text:p>7992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1051.2</text:p>
          </table:table-cell>
          <table:table-cell office:value-type="string">
            <text:p>37.49</text:p>
          </table:table-cell>
          <table:table-cell office:value-type="string">
            <text:p>0.21102</text:p>
          </table:table-cell>
          <table:table-cell office:value-type="string">
            <text:p>8229.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032">
            <text:p>1032</text:p>
          </table:table-cell>
          <table:table-cell office:value-type="string">
            <text:p>37.44</text:p>
          </table:table-cell>
          <table:table-cell office:value-type="string">
            <text:p>0.21109</text:p>
          </table:table-cell>
          <table:table-cell office:value-type="string">
            <text:p>8147.8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1083.5</text:p>
          </table:table-cell>
          <table:table-cell office:value-type="string">
            <text:p>37.79</text:p>
          </table:table-cell>
          <table:table-cell office:value-type="string">
            <text:p>0.21115</text:p>
          </table:table-cell>
          <table:table-cell office:value-type="string">
            <text:p>8429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060">
            <text:p>1060</text:p>
          </table:table-cell>
          <table:table-cell office:value-type="string">
            <text:p>37.62</text:p>
          </table:table-cell>
          <table:table-cell office:value-type="string">
            <text:p>0.21118</text:p>
          </table:table-cell>
          <table:table-cell office:value-type="string">
            <text:p>8317.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1029.7</text:p>
          </table:table-cell>
          <table:table-cell office:value-type="string">
            <text:p>38.54</text:p>
          </table:table-cell>
          <table:table-cell office:value-type="string">
            <text:p>0.21124</text:p>
          </table:table-cell>
          <table:table-cell office:value-type="string">
            <text:p>8078.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string">
            <text:p>968.6</text:p>
          </table:table-cell>
          <table:table-cell office:value-type="string">
            <text:p>38.16</text:p>
          </table:table-cell>
          <table:table-cell office:value-type="string">
            <text:p>0.21132</text:p>
          </table:table-cell>
          <table:table-cell office:value-type="string">
            <text:p>7733.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951">
            <text:p>951</text:p>
          </table:table-cell>
          <table:table-cell office:value-type="string">
            <text:p>37.59</text:p>
          </table:table-cell>
          <table:table-cell office:value-type="string">
            <text:p>0.21138</text:p>
          </table:table-cell>
          <table:table-cell office:value-type="string">
            <text:p>7680.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string">
            <text:p>385.6</text:p>
          </table:table-cell>
          <table:table-cell office:value-type="string">
            <text:p>37.2</text:p>
          </table:table-cell>
          <table:table-cell office:value-type="string">
            <text:p>0.21143</text:p>
          </table:table-cell>
          <table:table-cell office:value-type="string">
            <text:p>3019.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805">
            <text:p>805</text:p>
          </table:table-cell>
          <table:table-cell office:value-type="string">
            <text:p>36.85</text:p>
          </table:table-cell>
          <table:table-cell office:value-type="string">
            <text:p>0.21148</text:p>
          </table:table-cell>
          <table:table-cell office:value-type="string">
            <text:p>6681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876.5</text:p>
          </table:table-cell>
          <table:table-cell office:value-type="string">
            <text:p>38.59</text:p>
          </table:table-cell>
          <table:table-cell office:value-type="string">
            <text:p>0.21153</text:p>
          </table:table-cell>
          <table:table-cell office:value-type="string">
            <text:p>7106.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753.3</text:p>
          </table:table-cell>
          <table:table-cell office:value-type="string">
            <text:p>38.47</text:p>
          </table:table-cell>
          <table:table-cell office:value-type="string">
            <text:p>0.21158</text:p>
          </table:table-cell>
          <table:table-cell office:value-type="string">
            <text:p>6104.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814.2</text:p>
          </table:table-cell>
          <table:table-cell office:value-type="string">
            <text:p>38.22</text:p>
          </table:table-cell>
          <table:table-cell office:value-type="string">
            <text:p>0.21165</text:p>
          </table:table-cell>
          <table:table-cell office:value-type="string">
            <text:p>6654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773">
            <text:p>773</text:p>
          </table:table-cell>
          <table:table-cell office:value-type="string">
            <text:p>38.65</text:p>
          </table:table-cell>
          <table:table-cell office:value-type="string">
            <text:p>0.21168</text:p>
          </table:table-cell>
          <table:table-cell office:value-type="string">
            <text:p>6280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string">
            <text:p>664.1</text:p>
          </table:table-cell>
          <table:table-cell office:value-type="string">
            <text:p>39.34</text:p>
          </table:table-cell>
          <table:table-cell office:value-type="string">
            <text:p>0.21171</text:p>
          </table:table-cell>
          <table:table-cell office:value-type="string">
            <text:p>5331.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string">
            <text:p>422.6</text:p>
          </table:table-cell>
          <table:table-cell office:value-type="string">
            <text:p>38.86</text:p>
          </table:table-cell>
          <table:table-cell office:value-type="string">
            <text:p>0.21174</text:p>
          </table:table-cell>
          <table:table-cell office:value-type="string">
            <text:p>3364.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string">
            <text:p>150.4</text:p>
          </table:table-cell>
          <table:table-cell office:value-type="string">
            <text:p>36.53</text:p>
          </table:table-cell>
          <table:table-cell office:value-type="string">
            <text:p>0.21174</text:p>
          </table:table-cell>
          <table:table-cell office:value-type="string">
            <text:p>1267.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237">
            <text:p>237</text:p>
          </table:table-cell>
          <table:table-cell office:value-type="string">
            <text:p>36.05</text:p>
          </table:table-cell>
          <table:table-cell office:value-type="string">
            <text:p>0.21179</text:p>
          </table:table-cell>
          <table:table-cell office:value-type="string">
            <text:p>1951.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string">
            <text:p>86.8</text:p>
          </table:table-cell>
          <table:table-cell office:value-type="float" office:value="36">
            <text:p>36</text:p>
          </table:table-cell>
          <table:table-cell office:value-type="string">
            <text:p>0.21181</text:p>
          </table:table-cell>
          <table:table-cell office:value-type="string">
            <text:p>715.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92.1</text:p>
          </table:table-cell>
          <table:table-cell office:value-type="string">
            <text:p>35.64</text:p>
          </table:table-cell>
          <table:table-cell office:value-type="string">
            <text:p>0.21183</text:p>
          </table:table-cell>
          <table:table-cell office:value-type="string">
            <text:p>792.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117.2</text:p>
          </table:table-cell>
          <table:table-cell office:value-type="string">
            <text:p>35.36</text:p>
          </table:table-cell>
          <table:table-cell office:value-type="string">
            <text:p>0.21187</text:p>
          </table:table-cell>
          <table:table-cell office:value-type="string">
            <text:p>1023.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string">
            <text:p>83.8</text:p>
          </table:table-cell>
          <table:table-cell office:value-type="string">
            <text:p>35.2</text:p>
          </table:table-cell>
          <table:table-cell office:value-type="string">
            <text:p>0.21189</text:p>
          </table:table-cell>
          <table:table-cell office:value-type="string">
            <text:p>719.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string">
            <text:p>105.5</text:p>
          </table:table-cell>
          <table:table-cell office:value-type="string">
            <text:p>34.98</text:p>
          </table:table-cell>
          <table:table-cell office:value-type="string">
            <text:p>0.21192</text:p>
          </table:table-cell>
          <table:table-cell office:value-type="string">
            <text:p>839.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string">
            <text:p>89.6</text:p>
          </table:table-cell>
          <table:table-cell office:value-type="string">
            <text:p>34.85</text:p>
          </table:table-cell>
          <table:table-cell office:value-type="string">
            <text:p>0.21194</text:p>
          </table:table-cell>
          <table:table-cell office:value-type="string">
            <text:p>673.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string">
            <text:p>46.9</text:p>
          </table:table-cell>
          <table:table-cell office:value-type="string">
            <text:p>34.8</text:p>
          </table:table-cell>
          <table:table-cell office:value-type="string">
            <text:p>0.21192</text:p>
          </table:table-cell>
          <table:table-cell office:value-type="string">
            <text:p>388.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27.5</text:p>
          </table:table-cell>
          <table:table-cell office:value-type="string">
            <text:p>33.44</text:p>
          </table:table-cell>
          <table:table-cell office:value-type="string">
            <text:p>0.21193</text:p>
          </table:table-cell>
          <table:table-cell office:value-type="string">
            <text:p>225.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string">
            <text:p>22.4</text:p>
          </table:table-cell>
          <table:table-cell office:value-type="string">
            <text:p>33.08</text:p>
          </table:table-cell>
          <table:table-cell office:value-type="string">
            <text:p>0.21193</text:p>
          </table:table-cell>
          <table:table-cell office:value-type="string">
            <text:p>187.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string">
            <text:p>17.1</text:p>
          </table:table-cell>
          <table:table-cell office:value-type="string">
            <text:p>32.81</text:p>
          </table:table-cell>
          <table:table-cell office:value-type="string">
            <text:p>0.21192</text:p>
          </table:table-cell>
          <table:table-cell office:value-type="string">
            <text:p>142.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11.7</text:p>
          </table:table-cell>
          <table:table-cell office:value-type="string">
            <text:p>31.77</text:p>
          </table:table-cell>
          <table:table-cell office:value-type="string">
            <text:p>0.21191</text:p>
          </table:table-cell>
          <table:table-cell office:value-type="string">
            <text:p>98.6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string">
            <text:p>9.9</text:p>
          </table:table-cell>
          <table:table-cell office:value-type="string">
            <text:p>31.36</text:p>
          </table:table-cell>
          <table:table-cell office:value-type="string">
            <text:p>0.2119</text:p>
          </table:table-cell>
          <table:table-cell office:value-type="string">
            <text:p>84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31.07</text:p>
          </table:table-cell>
          <table:table-cell office:value-type="string">
            <text:p>0.21189</text:p>
          </table:table-cell>
          <table:table-cell office:value-type="string">
            <text:p>53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string">
            <text:p>1.5</text:p>
          </table:table-cell>
          <table:table-cell office:value-type="string">
            <text:p>31.11</text:p>
          </table:table-cell>
          <table:table-cell office:value-type="string">
            <text:p>0.21199</text:p>
          </table:table-cell>
          <table:table-cell office:value-type="string">
            <text:p>24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6.5</text:p>
          </table:table-cell>
          <table:table-cell office:value-type="string">
            <text:p>27.75</text:p>
          </table:table-cell>
          <table:table-cell office:value-type="string">
            <text:p>0.21613</text:p>
          </table:table-cell>
          <table:table-cell office:value-type="string">
            <text:p>52.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3.2</text:p>
          </table:table-cell>
          <table:table-cell office:value-type="string">
            <text:p>27.82</text:p>
          </table:table-cell>
          <table:table-cell office:value-type="string">
            <text:p>0.216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24.5</text:p>
          </table:table-cell>
          <table:table-cell office:value-type="string">
            <text:p>28.98</text:p>
          </table:table-cell>
          <table:table-cell office:value-type="string">
            <text:p>0.21624</text:p>
          </table:table-cell>
          <table:table-cell office:value-type="string">
            <text:p>203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39.4</text:p>
          </table:table-cell>
          <table:table-cell office:value-type="string">
            <text:p>30.04</text:p>
          </table:table-cell>
          <table:table-cell office:value-type="string">
            <text:p>0.2163</text:p>
          </table:table-cell>
          <table:table-cell office:value-type="string">
            <text:p>323.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59.9</text:p>
          </table:table-cell>
          <table:table-cell office:value-type="string">
            <text:p>30.78</text:p>
          </table:table-cell>
          <table:table-cell office:value-type="string">
            <text:p>0.21636</text:p>
          </table:table-cell>
          <table:table-cell office:value-type="string">
            <text:p>505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string">
            <text:p>31.59</text:p>
          </table:table-cell>
          <table:table-cell office:value-type="string">
            <text:p>0.21642</text:p>
          </table:table-cell>
          <table:table-cell office:value-type="string">
            <text:p>762.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string">
            <text:p>31.79</text:p>
          </table:table-cell>
          <table:table-cell office:value-type="string">
            <text:p>0.2165</text:p>
          </table:table-cell>
          <table:table-cell office:value-type="string">
            <text:p>1068.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string">
            <text:p>32.01</text:p>
          </table:table-cell>
          <table:table-cell office:value-type="string">
            <text:p>0.21659</text:p>
          </table:table-cell>
          <table:table-cell office:value-type="string">
            <text:p>1422.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201.9</text:p>
          </table:table-cell>
          <table:table-cell office:value-type="string">
            <text:p>32.08</text:p>
          </table:table-cell>
          <table:table-cell office:value-type="string">
            <text:p>0.21668</text:p>
          </table:table-cell>
          <table:table-cell office:value-type="string">
            <text:p>1800.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45.9</text:p>
          </table:table-cell>
          <table:table-cell office:value-type="string">
            <text:p>32.31</text:p>
          </table:table-cell>
          <table:table-cell office:value-type="string">
            <text:p>0.21678</text:p>
          </table:table-cell>
          <table:table-cell office:value-type="string">
            <text:p>2216.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290.5</text:p>
          </table:table-cell>
          <table:table-cell office:value-type="string">
            <text:p>32.81</text:p>
          </table:table-cell>
          <table:table-cell office:value-type="string">
            <text:p>0.21687</text:p>
          </table:table-cell>
          <table:table-cell office:value-type="string">
            <text:p>2650.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336.1</text:p>
          </table:table-cell>
          <table:table-cell office:value-type="string">
            <text:p>32.84</text:p>
          </table:table-cell>
          <table:table-cell office:value-type="string">
            <text:p>0.21712</text:p>
          </table:table-cell>
          <table:table-cell office:value-type="string">
            <text:p>3062.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382.6</text:p>
          </table:table-cell>
          <table:table-cell office:value-type="string">
            <text:p>33.59</text:p>
          </table:table-cell>
          <table:table-cell office:value-type="string">
            <text:p>0.21712</text:p>
          </table:table-cell>
          <table:table-cell office:value-type="string">
            <text:p>3472.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427.6</text:p>
          </table:table-cell>
          <table:table-cell office:value-type="string">
            <text:p>33.71</text:p>
          </table:table-cell>
          <table:table-cell office:value-type="string">
            <text:p>0.21723</text:p>
          </table:table-cell>
          <table:table-cell office:value-type="string">
            <text:p>3867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472.6</text:p>
          </table:table-cell>
          <table:table-cell office:value-type="string">
            <text:p>34.07</text:p>
          </table:table-cell>
          <table:table-cell office:value-type="string">
            <text:p>0.21737</text:p>
          </table:table-cell>
          <table:table-cell office:value-type="string">
            <text:p>4240.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516.1</text:p>
          </table:table-cell>
          <table:table-cell office:value-type="string">
            <text:p>34.06</text:p>
          </table:table-cell>
          <table:table-cell office:value-type="string">
            <text:p>0.21751</text:p>
          </table:table-cell>
          <table:table-cell office:value-type="string">
            <text:p>4604.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558.4</text:p>
          </table:table-cell>
          <table:table-cell office:value-type="string">
            <text:p>34.44</text:p>
          </table:table-cell>
          <table:table-cell office:value-type="string">
            <text:p>0.21762</text:p>
          </table:table-cell>
          <table:table-cell office:value-type="string">
            <text:p>4973.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600.9</text:p>
          </table:table-cell>
          <table:table-cell office:value-type="string">
            <text:p>34.95</text:p>
          </table:table-cell>
          <table:table-cell office:value-type="string">
            <text:p>0.21772</text:p>
          </table:table-cell>
          <table:table-cell office:value-type="string">
            <text:p>5277.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641.7</text:p>
          </table:table-cell>
          <table:table-cell office:value-type="string">
            <text:p>34.73</text:p>
          </table:table-cell>
          <table:table-cell office:value-type="string">
            <text:p>0.21784</text:p>
          </table:table-cell>
          <table:table-cell office:value-type="string">
            <text:p>5626.7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681.1</text:p>
          </table:table-cell>
          <table:table-cell office:value-type="string">
            <text:p>35.42</text:p>
          </table:table-cell>
          <table:table-cell office:value-type="string">
            <text:p>0.21794</text:p>
          </table:table-cell>
          <table:table-cell office:value-type="string">
            <text:p>5928.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717.7</text:p>
          </table:table-cell>
          <table:table-cell office:value-type="string">
            <text:p>35.5</text:p>
          </table:table-cell>
          <table:table-cell office:value-type="string">
            <text:p>0.21805</text:p>
          </table:table-cell>
          <table:table-cell office:value-type="string">
            <text:p>6188.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753.9</text:p>
          </table:table-cell>
          <table:table-cell office:value-type="string">
            <text:p>35.69</text:p>
          </table:table-cell>
          <table:table-cell office:value-type="string">
            <text:p>0.21818</text:p>
          </table:table-cell>
          <table:table-cell office:value-type="string">
            <text:p>6469.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784.7</text:p>
          </table:table-cell>
          <table:table-cell office:value-type="string">
            <text:p>35.85</text:p>
          </table:table-cell>
          <table:table-cell office:value-type="string">
            <text:p>0.21831</text:p>
          </table:table-cell>
          <table:table-cell office:value-type="string">
            <text:p>6725.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815.4</text:p>
          </table:table-cell>
          <table:table-cell office:value-type="string">
            <text:p>35.33</text:p>
          </table:table-cell>
          <table:table-cell office:value-type="string">
            <text:p>0.21845</text:p>
          </table:table-cell>
          <table:table-cell office:value-type="string">
            <text:p>6996.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847.6</text:p>
          </table:table-cell>
          <table:table-cell office:value-type="string">
            <text:p>35.7</text:p>
          </table:table-cell>
          <table:table-cell office:value-type="string">
            <text:p>0.2186</text:p>
          </table:table-cell>
          <table:table-cell office:value-type="string">
            <text:p>7168.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78">
            <text:p>878</text:p>
          </table:table-cell>
          <table:table-cell office:value-type="string">
            <text:p>35.99</text:p>
          </table:table-cell>
          <table:table-cell office:value-type="string">
            <text:p>0.21871</text:p>
          </table:table-cell>
          <table:table-cell office:value-type="string">
            <text:p>7372.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string">
            <text:p>902.6</text:p>
          </table:table-cell>
          <table:table-cell office:value-type="string">
            <text:p>36.19</text:p>
          </table:table-cell>
          <table:table-cell office:value-type="string">
            <text:p>0.21882</text:p>
          </table:table-cell>
          <table:table-cell office:value-type="string">
            <text:p>7572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931.5</text:p>
          </table:table-cell>
          <table:table-cell office:value-type="string">
            <text:p>36.32</text:p>
          </table:table-cell>
          <table:table-cell office:value-type="string">
            <text:p>0.21893</text:p>
          </table:table-cell>
          <table:table-cell office:value-type="string">
            <text:p>7726.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953">
            <text:p>953</text:p>
          </table:table-cell>
          <table:table-cell office:value-type="string">
            <text:p>36.61</text:p>
          </table:table-cell>
          <table:table-cell office:value-type="string">
            <text:p>0.21907</text:p>
          </table:table-cell>
          <table:table-cell office:value-type="string">
            <text:p>7865.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969.8</text:p>
          </table:table-cell>
          <table:table-cell office:value-type="string">
            <text:p>36.67</text:p>
          </table:table-cell>
          <table:table-cell office:value-type="string">
            <text:p>0.21919</text:p>
          </table:table-cell>
          <table:table-cell office:value-type="string">
            <text:p>7984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993.1</text:p>
          </table:table-cell>
          <table:table-cell office:value-type="string">
            <text:p>36.86</text:p>
          </table:table-cell>
          <table:table-cell office:value-type="string">
            <text:p>0.21933</text:p>
          </table:table-cell>
          <table:table-cell office:value-type="string">
            <text:p>8163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>1009.8</text:p>
          </table:table-cell>
          <table:table-cell office:value-type="string">
            <text:p>37.22</text:p>
          </table:table-cell>
          <table:table-cell office:value-type="string">
            <text:p>0.2194</text:p>
          </table:table-cell>
          <table:table-cell office:value-type="string">
            <text:p>8215.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string">
            <text:p>1009.8</text:p>
          </table:table-cell>
          <table:table-cell office:value-type="string">
            <text:p>37.23</text:p>
          </table:table-cell>
          <table:table-cell office:value-type="string">
            <text:p>0.21952</text:p>
          </table:table-cell>
          <table:table-cell office:value-type="string">
            <text:p>8163.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string">
            <text:p>1038.7</text:p>
          </table:table-cell>
          <table:table-cell office:value-type="string">
            <text:p>37.36</text:p>
          </table:table-cell>
          <table:table-cell office:value-type="string">
            <text:p>0.21964</text:p>
          </table:table-cell>
          <table:table-cell office:value-type="string">
            <text:p>8231.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string">
            <text:p>1050.8</text:p>
          </table:table-cell>
          <table:table-cell office:value-type="string">
            <text:p>37.34</text:p>
          </table:table-cell>
          <table:table-cell office:value-type="string">
            <text:p>0.21971</text:p>
          </table:table-cell>
          <table:table-cell office:value-type="string">
            <text:p>8378.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1120.2</text:p>
          </table:table-cell>
          <table:table-cell office:value-type="string">
            <text:p>38.16</text:p>
          </table:table-cell>
          <table:table-cell office:value-type="string">
            <text:p>0.21978</text:p>
          </table:table-cell>
          <table:table-cell office:value-type="string">
            <text:p>8413.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1152.3</text:p>
          </table:table-cell>
          <table:table-cell office:value-type="string">
            <text:p>38.46</text:p>
          </table:table-cell>
          <table:table-cell office:value-type="string">
            <text:p>0.21982</text:p>
          </table:table-cell>
          <table:table-cell office:value-type="string">
            <text:p>8441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1168.5</text:p>
          </table:table-cell>
          <table:table-cell office:value-type="string">
            <text:p>38.41</text:p>
          </table:table-cell>
          <table:table-cell office:value-type="string">
            <text:p>0.21987</text:p>
          </table:table-cell>
          <table:table-cell office:value-type="string">
            <text:p>8437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680">
            <text:p>680</text:p>
          </table:table-cell>
          <table:table-cell office:value-type="string">
            <text:p>37.13</text:p>
          </table:table-cell>
          <table:table-cell office:value-type="string">
            <text:p>0.21993</text:p>
          </table:table-cell>
          <table:table-cell office:value-type="string">
            <text:p>5056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1197.2</text:p>
          </table:table-cell>
          <table:table-cell office:value-type="string">
            <text:p>37.9</text:p>
          </table:table-cell>
          <table:table-cell office:value-type="string">
            <text:p>0.21996</text:p>
          </table:table-cell>
          <table:table-cell office:value-type="string">
            <text:p>8374.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1142.3</text:p>
          </table:table-cell>
          <table:table-cell office:value-type="string">
            <text:p>37.42</text:p>
          </table:table-cell>
          <table:table-cell office:value-type="string">
            <text:p>0.22007</text:p>
          </table:table-cell>
          <table:table-cell office:value-type="string">
            <text:p>8173.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string">
            <text:p>1143.6</text:p>
          </table:table-cell>
          <table:table-cell office:value-type="string">
            <text:p>37.88</text:p>
          </table:table-cell>
          <table:table-cell office:value-type="string">
            <text:p>0.22016</text:p>
          </table:table-cell>
          <table:table-cell office:value-type="string">
            <text:p>8345.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string">
            <text:p>1117.3</text:p>
          </table:table-cell>
          <table:table-cell office:value-type="string">
            <text:p>38.1</text:p>
          </table:table-cell>
          <table:table-cell office:value-type="string">
            <text:p>0.22023</text:p>
          </table:table-cell>
          <table:table-cell office:value-type="string">
            <text:p>8399.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string">
            <text:p>1104.6</text:p>
          </table:table-cell>
          <table:table-cell office:value-type="string">
            <text:p>38.15</text:p>
          </table:table-cell>
          <table:table-cell office:value-type="string">
            <text:p>0.2203</text:p>
          </table:table-cell>
          <table:table-cell office:value-type="string">
            <text:p>8336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string">
            <text:p>997.3</text:p>
          </table:table-cell>
          <table:table-cell office:value-type="string">
            <text:p>37.61</text:p>
          </table:table-cell>
          <table:table-cell office:value-type="string">
            <text:p>0.22039</text:p>
          </table:table-cell>
          <table:table-cell office:value-type="string">
            <text:p>7465.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string">
            <text:p>256.6</text:p>
          </table:table-cell>
          <table:table-cell office:value-type="string">
            <text:p>36.31</text:p>
          </table:table-cell>
          <table:table-cell office:value-type="string">
            <text:p>0.22049</text:p>
          </table:table-cell>
          <table:table-cell office:value-type="string">
            <text:p>2085.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969">
            <text:p>969</text:p>
          </table:table-cell>
          <table:table-cell office:value-type="string">
            <text:p>37.48</text:p>
          </table:table-cell>
          <table:table-cell office:value-type="string">
            <text:p>0.22055</text:p>
          </table:table-cell>
          <table:table-cell office:value-type="string">
            <text:p>7488.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string">
            <text:p>1096.5</text:p>
          </table:table-cell>
          <table:table-cell office:value-type="string">
            <text:p>38.78</text:p>
          </table:table-cell>
          <table:table-cell office:value-type="string">
            <text:p>0.2206</text:p>
          </table:table-cell>
          <table:table-cell office:value-type="string">
            <text:p>8417.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string">
            <text:p>1055.7</text:p>
          </table:table-cell>
          <table:table-cell office:value-type="string">
            <text:p>38.49</text:p>
          </table:table-cell>
          <table:table-cell office:value-type="string">
            <text:p>0.22069</text:p>
          </table:table-cell>
          <table:table-cell office:value-type="string">
            <text:p>8274.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676.8</text:p>
          </table:table-cell>
          <table:table-cell office:value-type="string">
            <text:p>37.62</text:p>
          </table:table-cell>
          <table:table-cell office:value-type="string">
            <text:p>0.22079</text:p>
          </table:table-cell>
          <table:table-cell office:value-type="string">
            <text:p>5597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string">
            <text:p>1006.4</text:p>
          </table:table-cell>
          <table:table-cell office:value-type="string">
            <text:p>38.76</text:p>
          </table:table-cell>
          <table:table-cell office:value-type="string">
            <text:p>0.22085</text:p>
          </table:table-cell>
          <table:table-cell office:value-type="string">
            <text:p>8177.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string">
            <text:p>480.3</text:p>
          </table:table-cell>
          <table:table-cell office:value-type="string">
            <text:p>38.66</text:p>
          </table:table-cell>
          <table:table-cell office:value-type="string">
            <text:p>0.2209</text:p>
          </table:table-cell>
          <table:table-cell office:value-type="string">
            <text:p>3791.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318.8</text:p>
          </table:table-cell>
          <table:table-cell office:value-type="string">
            <text:p>37.59</text:p>
          </table:table-cell>
          <table:table-cell office:value-type="string">
            <text:p>0.2209</text:p>
          </table:table-cell>
          <table:table-cell office:value-type="string">
            <text:p>2672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867">
            <text:p>867</text:p>
          </table:table-cell>
          <table:table-cell office:value-type="string">
            <text:p>38.94</text:p>
          </table:table-cell>
          <table:table-cell office:value-type="string">
            <text:p>0.22093</text:p>
          </table:table-cell>
          <table:table-cell office:value-type="string">
            <text:p>7161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598.7</text:p>
          </table:table-cell>
          <table:table-cell office:value-type="string">
            <text:p>37.52</text:p>
          </table:table-cell>
          <table:table-cell office:value-type="string">
            <text:p>0.22101</text:p>
          </table:table-cell>
          <table:table-cell office:value-type="string">
            <text:p>5038.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string">
            <text:p>720.6</text:p>
          </table:table-cell>
          <table:table-cell office:value-type="string">
            <text:p>37.59</text:p>
          </table:table-cell>
          <table:table-cell office:value-type="string">
            <text:p>0.22109</text:p>
          </table:table-cell>
          <table:table-cell office:value-type="string">
            <text:p>6012.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string">
            <text:p>753.8</text:p>
          </table:table-cell>
          <table:table-cell office:value-type="string">
            <text:p>38.52</text:p>
          </table:table-cell>
          <table:table-cell office:value-type="string">
            <text:p>0.22115</text:p>
          </table:table-cell>
          <table:table-cell office:value-type="string">
            <text:p>6245.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69">
            <text:p>569</text:p>
          </table:table-cell>
          <table:table-cell office:value-type="string">
            <text:p>38.11</text:p>
          </table:table-cell>
          <table:table-cell office:value-type="string">
            <text:p>0.22119</text:p>
          </table:table-cell>
          <table:table-cell office:value-type="string">
            <text:p>4693.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string">
            <text:p>479.7</text:p>
          </table:table-cell>
          <table:table-cell office:value-type="string">
            <text:p>38.58</text:p>
          </table:table-cell>
          <table:table-cell office:value-type="string">
            <text:p>0.2212</text:p>
          </table:table-cell>
          <table:table-cell office:value-type="string">
            <text:p>3967.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375.1</text:p>
          </table:table-cell>
          <table:table-cell office:value-type="string">
            <text:p>38.58</text:p>
          </table:table-cell>
          <table:table-cell office:value-type="string">
            <text:p>0.2212</text:p>
          </table:table-cell>
          <table:table-cell office:value-type="string">
            <text:p>3105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379.5</text:p>
          </table:table-cell>
          <table:table-cell office:value-type="string">
            <text:p>38.32</text:p>
          </table:table-cell>
          <table:table-cell office:value-type="string">
            <text:p>0.22122</text:p>
          </table:table-cell>
          <table:table-cell office:value-type="string">
            <text:p>3176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string">
            <text:p>317.8</text:p>
          </table:table-cell>
          <table:table-cell office:value-type="string">
            <text:p>38.01</text:p>
          </table:table-cell>
          <table:table-cell office:value-type="string">
            <text:p>0.22124</text:p>
          </table:table-cell>
          <table:table-cell office:value-type="string">
            <text:p>2662.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222">
            <text:p>222</text:p>
          </table:table-cell>
          <table:table-cell office:value-type="string">
            <text:p>37.57</text:p>
          </table:table-cell>
          <table:table-cell office:value-type="string">
            <text:p>0.22124</text:p>
          </table:table-cell>
          <table:table-cell office:value-type="string">
            <text:p>1869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string">
            <text:p>148.3</text:p>
          </table:table-cell>
          <table:table-cell office:value-type="string">
            <text:p>36.79</text:p>
          </table:table-cell>
          <table:table-cell office:value-type="string">
            <text:p>0.22125</text:p>
          </table:table-cell>
          <table:table-cell office:value-type="string">
            <text:p>1274.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99.4</text:p>
          </table:table-cell>
          <table:table-cell office:value-type="string">
            <text:p>36.41</text:p>
          </table:table-cell>
          <table:table-cell office:value-type="string">
            <text:p>0.22127</text:p>
          </table:table-cell>
          <table:table-cell office:value-type="string">
            <text:p>859.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string">
            <text:p>36.21</text:p>
          </table:table-cell>
          <table:table-cell office:value-type="string">
            <text:p>0.22131</text:p>
          </table:table-cell>
          <table:table-cell office:value-type="string">
            <text:p>802.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string">
            <text:p>76.9</text:p>
          </table:table-cell>
          <table:table-cell office:value-type="string">
            <text:p>34.65</text:p>
          </table:table-cell>
          <table:table-cell office:value-type="string">
            <text:p>0.22134</text:p>
          </table:table-cell>
          <table:table-cell office:value-type="string">
            <text:p>662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>53.7</text:p>
          </table:table-cell>
          <table:table-cell office:value-type="string">
            <text:p>33.88</text:p>
          </table:table-cell>
          <table:table-cell office:value-type="string">
            <text:p>0.22141</text:p>
          </table:table-cell>
          <table:table-cell office:value-type="string">
            <text:p>466.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string">
            <text:p>35.1</text:p>
          </table:table-cell>
          <table:table-cell office:value-type="string">
            <text:p>32.91</text:p>
          </table:table-cell>
          <table:table-cell office:value-type="string">
            <text:p>0.22155</text:p>
          </table:table-cell>
          <table:table-cell office:value-type="string">
            <text:p>303.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38.4</text:p>
          </table:table-cell>
          <table:table-cell office:value-type="string">
            <text:p>31.97</text:p>
          </table:table-cell>
          <table:table-cell office:value-type="string">
            <text:p>0.22165</text:p>
          </table:table-cell>
          <table:table-cell office:value-type="string">
            <text:p>330.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string">
            <text:p>43.5</text:p>
          </table:table-cell>
          <table:table-cell office:value-type="string">
            <text:p>30.54</text:p>
          </table:table-cell>
          <table:table-cell office:value-type="string">
            <text:p>0.22174</text:p>
          </table:table-cell>
          <table:table-cell office:value-type="string">
            <text:p>372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string">
            <text:p>44.3</text:p>
          </table:table-cell>
          <table:table-cell office:value-type="string">
            <text:p>29.62</text:p>
          </table:table-cell>
          <table:table-cell office:value-type="string">
            <text:p>0.22187</text:p>
          </table:table-cell>
          <table:table-cell office:value-type="string">
            <text:p>377.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41.6</text:p>
          </table:table-cell>
          <table:table-cell office:value-type="string">
            <text:p>28.99</text:p>
          </table:table-cell>
          <table:table-cell office:value-type="string">
            <text:p>0.22201</text:p>
          </table:table-cell>
          <table:table-cell office:value-type="string">
            <text:p>349.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string">
            <text:p>37.3</text:p>
          </table:table-cell>
          <table:table-cell office:value-type="string">
            <text:p>28.41</text:p>
          </table:table-cell>
          <table:table-cell office:value-type="string">
            <text:p>0.22215</text:p>
          </table:table-cell>
          <table:table-cell office:value-type="string">
            <text:p>310.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string">
            <text:p>23.9</text:p>
          </table:table-cell>
          <table:table-cell office:value-type="string">
            <text:p>27.96</text:p>
          </table:table-cell>
          <table:table-cell office:value-type="string">
            <text:p>0.22226</text:p>
          </table:table-cell>
          <table:table-cell office:value-type="string">
            <text:p>194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27.65</text:p>
          </table:table-cell>
          <table:table-cell office:value-type="string">
            <text:p>0.22238</text:p>
          </table:table-cell>
          <table:table-cell office:value-type="string">
            <text:p>96.3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string">
            <text:p>1.5</text:p>
          </table:table-cell>
          <table:table-cell office:value-type="string">
            <text:p>27.53</text:p>
          </table:table-cell>
          <table:table-cell office:value-type="string">
            <text:p>0.22254</text:p>
          </table:table-cell>
          <table:table-cell office:value-type="string">
            <text:p>18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9.15</text:p>
          </table:table-cell>
          <table:table-cell office:value-type="string">
            <text:p>0.22856</text:p>
          </table:table-cell>
          <table:table-cell office:value-type="string">
            <text:p>35.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10.4</text:p>
          </table:table-cell>
          <table:table-cell office:value-type="string">
            <text:p>19.76</text:p>
          </table:table-cell>
          <table:table-cell office:value-type="string">
            <text:p>0.22861</text:p>
          </table:table-cell>
          <table:table-cell office:value-type="string">
            <text:p>73.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18.6</text:p>
          </table:table-cell>
          <table:table-cell office:value-type="string">
            <text:p>20.37</text:p>
          </table:table-cell>
          <table:table-cell office:value-type="string">
            <text:p>0.22866</text:p>
          </table:table-cell>
          <table:table-cell office:value-type="string">
            <text:p>149.4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27.2</text:p>
          </table:table-cell>
          <table:table-cell office:value-type="string">
            <text:p>22.31</text:p>
          </table:table-cell>
          <table:table-cell office:value-type="string">
            <text:p>0.22871</text:p>
          </table:table-cell>
          <table:table-cell office:value-type="string">
            <text:p>217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34.9</text:p>
          </table:table-cell>
          <table:table-cell office:value-type="string">
            <text:p>22.91</text:p>
          </table:table-cell>
          <table:table-cell office:value-type="string">
            <text:p>0.22876</text:p>
          </table:table-cell>
          <table:table-cell office:value-type="string">
            <text:p>283.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48.7</text:p>
          </table:table-cell>
          <table:table-cell office:value-type="string">
            <text:p>25.61</text:p>
          </table:table-cell>
          <table:table-cell office:value-type="string">
            <text:p>0.22881</text:p>
          </table:table-cell>
          <table:table-cell office:value-type="string">
            <text:p>398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67.5</text:p>
          </table:table-cell>
          <table:table-cell office:value-type="string">
            <text:p>25.47</text:p>
          </table:table-cell>
          <table:table-cell office:value-type="string">
            <text:p>0.22884</text:p>
          </table:table-cell>
          <table:table-cell office:value-type="string">
            <text:p>580.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string">
            <text:p>27.63</text:p>
          </table:table-cell>
          <table:table-cell office:value-type="string">
            <text:p>0.22886</text:p>
          </table:table-cell>
          <table:table-cell office:value-type="string">
            <text:p>997.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156.9</text:p>
          </table:table-cell>
          <table:table-cell office:value-type="string">
            <text:p>28.93</text:p>
          </table:table-cell>
          <table:table-cell office:value-type="string">
            <text:p>0.22892</text:p>
          </table:table-cell>
          <table:table-cell office:value-type="string">
            <text:p>1370.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197.5</text:p>
          </table:table-cell>
          <table:table-cell office:value-type="string">
            <text:p>28.48</text:p>
          </table:table-cell>
          <table:table-cell office:value-type="string">
            <text:p>0.22901</text:p>
          </table:table-cell>
          <table:table-cell office:value-type="string">
            <text:p>1739.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241.6</text:p>
          </table:table-cell>
          <table:table-cell office:value-type="string">
            <text:p>28.77</text:p>
          </table:table-cell>
          <table:table-cell office:value-type="string">
            <text:p>0.22907</text:p>
          </table:table-cell>
          <table:table-cell office:value-type="string">
            <text:p>2148.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284.5</text:p>
          </table:table-cell>
          <table:table-cell office:value-type="string">
            <text:p>28.26</text:p>
          </table:table-cell>
          <table:table-cell office:value-type="string">
            <text:p>0.22914</text:p>
          </table:table-cell>
          <table:table-cell office:value-type="string">
            <text:p>2576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328.8</text:p>
          </table:table-cell>
          <table:table-cell office:value-type="string">
            <text:p>28.74</text:p>
          </table:table-cell>
          <table:table-cell office:value-type="string">
            <text:p>0.22917</text:p>
          </table:table-cell>
          <table:table-cell office:value-type="string">
            <text:p>3009.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372.3</text:p>
          </table:table-cell>
          <table:table-cell office:value-type="string">
            <text:p>28.94</text:p>
          </table:table-cell>
          <table:table-cell office:value-type="string">
            <text:p>0.22929</text:p>
          </table:table-cell>
          <table:table-cell office:value-type="string">
            <text:p>3421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413.9</text:p>
          </table:table-cell>
          <table:table-cell office:value-type="string">
            <text:p>29.53</text:p>
          </table:table-cell>
          <table:table-cell office:value-type="string">
            <text:p>0.22942</text:p>
          </table:table-cell>
          <table:table-cell office:value-type="string">
            <text:p>3790.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459.7</text:p>
          </table:table-cell>
          <table:table-cell office:value-type="string">
            <text:p>30.13</text:p>
          </table:table-cell>
          <table:table-cell office:value-type="string">
            <text:p>0.22949</text:p>
          </table:table-cell>
          <table:table-cell office:value-type="string">
            <text:p>4189.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507.8</text:p>
          </table:table-cell>
          <table:table-cell office:value-type="string">
            <text:p>29.94</text:p>
          </table:table-cell>
          <table:table-cell office:value-type="string">
            <text:p>0.22957</text:p>
          </table:table-cell>
          <table:table-cell office:value-type="string">
            <text:p>4591.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552.3</text:p>
          </table:table-cell>
          <table:table-cell office:value-type="string">
            <text:p>30.5</text:p>
          </table:table-cell>
          <table:table-cell office:value-type="string">
            <text:p>0.22962</text:p>
          </table:table-cell>
          <table:table-cell office:value-type="string">
            <text:p>4970.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593.5</text:p>
          </table:table-cell>
          <table:table-cell office:value-type="string">
            <text:p>31.51</text:p>
          </table:table-cell>
          <table:table-cell office:value-type="string">
            <text:p>0.22965</text:p>
          </table:table-cell>
          <table:table-cell office:value-type="string">
            <text:p>5334.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string">
            <text:p>30.16</text:p>
          </table:table-cell>
          <table:table-cell office:value-type="string">
            <text:p>0.22977</text:p>
          </table:table-cell>
          <table:table-cell office:value-type="string">
            <text:p>5577.01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646.4</text:p>
          </table:table-cell>
          <table:table-cell office:value-type="string">
            <text:p>30.32</text:p>
          </table:table-cell>
          <table:table-cell office:value-type="string">
            <text:p>0.22988</text:p>
          </table:table-cell>
          <table:table-cell office:value-type="string">
            <text:p>5732.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693.8</text:p>
          </table:table-cell>
          <table:table-cell office:value-type="string">
            <text:p>30.66</text:p>
          </table:table-cell>
          <table:table-cell office:value-type="string">
            <text:p>0.22998</text:p>
          </table:table-cell>
          <table:table-cell office:value-type="string">
            <text:p>6144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736.2</text:p>
          </table:table-cell>
          <table:table-cell office:value-type="string">
            <text:p>30.84</text:p>
          </table:table-cell>
          <table:table-cell office:value-type="string">
            <text:p>0.23011</text:p>
          </table:table-cell>
          <table:table-cell office:value-type="string">
            <text:p>6484.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760">
            <text:p>760</text:p>
          </table:table-cell>
          <table:table-cell office:value-type="string">
            <text:p>32.09</text:p>
          </table:table-cell>
          <table:table-cell office:value-type="string">
            <text:p>0.23017</text:p>
          </table:table-cell>
          <table:table-cell office:value-type="string">
            <text:p>6642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801.7</text:p>
          </table:table-cell>
          <table:table-cell office:value-type="string">
            <text:p>31.98</text:p>
          </table:table-cell>
          <table:table-cell office:value-type="string">
            <text:p>0.23028</text:p>
          </table:table-cell>
          <table:table-cell office:value-type="string">
            <text:p>6918.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833.5</text:p>
          </table:table-cell>
          <table:table-cell office:value-type="string">
            <text:p>31.8</text:p>
          </table:table-cell>
          <table:table-cell office:value-type="string">
            <text:p>0.23041</text:p>
          </table:table-cell>
          <table:table-cell office:value-type="string">
            <text:p>7164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861.6</text:p>
          </table:table-cell>
          <table:table-cell office:value-type="string">
            <text:p>32.61</text:p>
          </table:table-cell>
          <table:table-cell office:value-type="string">
            <text:p>0.2305</text:p>
          </table:table-cell>
          <table:table-cell office:value-type="string">
            <text:p>7329.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899.8</text:p>
          </table:table-cell>
          <table:table-cell office:value-type="string">
            <text:p>33.24</text:p>
          </table:table-cell>
          <table:table-cell office:value-type="string">
            <text:p>0.2306</text:p>
          </table:table-cell>
          <table:table-cell office:value-type="string">
            <text:p>7590.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924.7</text:p>
          </table:table-cell>
          <table:table-cell office:value-type="string">
            <text:p>33.06</text:p>
          </table:table-cell>
          <table:table-cell office:value-type="string">
            <text:p>0.23068</text:p>
          </table:table-cell>
          <table:table-cell office:value-type="string">
            <text:p>7789.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949.8</text:p>
          </table:table-cell>
          <table:table-cell office:value-type="string">
            <text:p>33.24</text:p>
          </table:table-cell>
          <table:table-cell office:value-type="string">
            <text:p>0.23078</text:p>
          </table:table-cell>
          <table:table-cell office:value-type="string">
            <text:p>7954.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string">
            <text:p>971.4</text:p>
          </table:table-cell>
          <table:table-cell office:value-type="string">
            <text:p>33.59</text:p>
          </table:table-cell>
          <table:table-cell office:value-type="string">
            <text:p>0.23088</text:p>
          </table:table-cell>
          <table:table-cell office:value-type="string">
            <text:p>8022.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999.8</text:p>
          </table:table-cell>
          <table:table-cell office:value-type="string">
            <text:p>33.26</text:p>
          </table:table-cell>
          <table:table-cell office:value-type="string">
            <text:p>0.23105</text:p>
          </table:table-cell>
          <table:table-cell office:value-type="string">
            <text:p>8286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976.7</text:p>
          </table:table-cell>
          <table:table-cell office:value-type="string">
            <text:p>33.39</text:p>
          </table:table-cell>
          <table:table-cell office:value-type="string">
            <text:p>0.23121</text:p>
          </table:table-cell>
          <table:table-cell office:value-type="string">
            <text:p>8098.4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929.2</text:p>
          </table:table-cell>
          <table:table-cell office:value-type="string">
            <text:p>33.49</text:p>
          </table:table-cell>
          <table:table-cell office:value-type="string">
            <text:p>0.23134</text:p>
          </table:table-cell>
          <table:table-cell office:value-type="string">
            <text:p>7677.4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string">
            <text:p>995.2</text:p>
          </table:table-cell>
          <table:table-cell office:value-type="string">
            <text:p>33.95</text:p>
          </table:table-cell>
          <table:table-cell office:value-type="string">
            <text:p>0.23147</text:p>
          </table:table-cell>
          <table:table-cell office:value-type="string">
            <text:p>8231.8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972.1</text:p>
          </table:table-cell>
          <table:table-cell office:value-type="string">
            <text:p>34.5</text:p>
          </table:table-cell>
          <table:table-cell office:value-type="string">
            <text:p>0.23158</text:p>
          </table:table-cell>
          <table:table-cell office:value-type="string">
            <text:p>8039.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1054">
            <text:p>1054</text:p>
          </table:table-cell>
          <table:table-cell office:value-type="string">
            <text:p>34.12</text:p>
          </table:table-cell>
          <table:table-cell office:value-type="string">
            <text:p>0.2317</text:p>
          </table:table-cell>
          <table:table-cell office:value-type="string">
            <text:p>839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string">
            <text:p>1069.3</text:p>
          </table:table-cell>
          <table:table-cell office:value-type="string">
            <text:p>34.52</text:p>
          </table:table-cell>
          <table:table-cell office:value-type="string">
            <text:p>0.23186</text:p>
          </table:table-cell>
          <table:table-cell office:value-type="string">
            <text:p>8435.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1088.3</text:p>
          </table:table-cell>
          <table:table-cell office:value-type="string">
            <text:p>34.24</text:p>
          </table:table-cell>
          <table:table-cell office:value-type="string">
            <text:p>0.23201</text:p>
          </table:table-cell>
          <table:table-cell office:value-type="string">
            <text:p>8406.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990.9</text:p>
          </table:table-cell>
          <table:table-cell office:value-type="string">
            <text:p>34.27</text:p>
          </table:table-cell>
          <table:table-cell office:value-type="string">
            <text:p>0.23213</text:p>
          </table:table-cell>
          <table:table-cell office:value-type="string">
            <text:p>7876.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string">
            <text:p>1080.1</text:p>
          </table:table-cell>
          <table:table-cell office:value-type="string">
            <text:p>34.41</text:p>
          </table:table-cell>
          <table:table-cell office:value-type="string">
            <text:p>0.23228</text:p>
          </table:table-cell>
          <table:table-cell office:value-type="string">
            <text:p>8387.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string">
            <text:p>1080.3</text:p>
          </table:table-cell>
          <table:table-cell office:value-type="string">
            <text:p>34.78</text:p>
          </table:table-cell>
          <table:table-cell office:value-type="string">
            <text:p>0.23241</text:p>
          </table:table-cell>
          <table:table-cell office:value-type="string">
            <text:p>8461.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string">
            <text:p>1029.6</text:p>
          </table:table-cell>
          <table:table-cell office:value-type="string">
            <text:p>34.55</text:p>
          </table:table-cell>
          <table:table-cell office:value-type="string">
            <text:p>0.23253</text:p>
          </table:table-cell>
          <table:table-cell office:value-type="string">
            <text:p>8253.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string">
            <text:p>1069.2</text:p>
          </table:table-cell>
          <table:table-cell office:value-type="string">
            <text:p>35.14</text:p>
          </table:table-cell>
          <table:table-cell office:value-type="string">
            <text:p>0.23268</text:p>
          </table:table-cell>
          <table:table-cell office:value-type="string">
            <text:p>8427.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string">
            <text:p>1044.8</text:p>
          </table:table-cell>
          <table:table-cell office:value-type="string">
            <text:p>35.56</text:p>
          </table:table-cell>
          <table:table-cell office:value-type="string">
            <text:p>0.23278</text:p>
          </table:table-cell>
          <table:table-cell office:value-type="string">
            <text:p>8328.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string">
            <text:p>1078.6</text:p>
          </table:table-cell>
          <table:table-cell office:value-type="string">
            <text:p>35.3</text:p>
          </table:table-cell>
          <table:table-cell office:value-type="string">
            <text:p>0.23288</text:p>
          </table:table-cell>
          <table:table-cell office:value-type="string">
            <text:p>8420.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string">
            <text:p>1084.6</text:p>
          </table:table-cell>
          <table:table-cell office:value-type="string">
            <text:p>35.29</text:p>
          </table:table-cell>
          <table:table-cell office:value-type="string">
            <text:p>0.23304</text:p>
          </table:table-cell>
          <table:table-cell office:value-type="string">
            <text:p>8421.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615.8</text:p>
          </table:table-cell>
          <table:table-cell office:value-type="string">
            <text:p>34.59</text:p>
          </table:table-cell>
          <table:table-cell office:value-type="string">
            <text:p>0.23315</text:p>
          </table:table-cell>
          <table:table-cell office:value-type="string">
            <text:p>4953.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string">
            <text:p>1018.7</text:p>
          </table:table-cell>
          <table:table-cell office:value-type="string">
            <text:p>35.37</text:p>
          </table:table-cell>
          <table:table-cell office:value-type="string">
            <text:p>0.23324</text:p>
          </table:table-cell>
          <table:table-cell office:value-type="string">
            <text:p>8334.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string">
            <text:p>1011.5</text:p>
          </table:table-cell>
          <table:table-cell office:value-type="string">
            <text:p>35.62</text:p>
          </table:table-cell>
          <table:table-cell office:value-type="string">
            <text:p>0.23333</text:p>
          </table:table-cell>
          <table:table-cell office:value-type="string">
            <text:p>8188.6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string">
            <text:p>1007.3</text:p>
          </table:table-cell>
          <table:table-cell office:value-type="string">
            <text:p>35.91</text:p>
          </table:table-cell>
          <table:table-cell office:value-type="string">
            <text:p>0.23339</text:p>
          </table:table-cell>
          <table:table-cell office:value-type="string">
            <text:p>8075.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string">
            <text:p>555.1</text:p>
          </table:table-cell>
          <table:table-cell office:value-type="string">
            <text:p>35.36</text:p>
          </table:table-cell>
          <table:table-cell office:value-type="string">
            <text:p>0.23347</text:p>
          </table:table-cell>
          <table:table-cell office:value-type="string">
            <text:p>4465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string">
            <text:p>679.8</text:p>
          </table:table-cell>
          <table:table-cell office:value-type="string">
            <text:p>35.49</text:p>
          </table:table-cell>
          <table:table-cell office:value-type="string">
            <text:p>0.23354</text:p>
          </table:table-cell>
          <table:table-cell office:value-type="string">
            <text:p>5592.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773.7</text:p>
          </table:table-cell>
          <table:table-cell office:value-type="string">
            <text:p>36.22</text:p>
          </table:table-cell>
          <table:table-cell office:value-type="string">
            <text:p>0.23357</text:p>
          </table:table-cell>
          <table:table-cell office:value-type="string">
            <text:p>6360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>
            <text:p>547.7</text:p>
          </table:table-cell>
          <table:table-cell office:value-type="string">
            <text:p>36.01</text:p>
          </table:table-cell>
          <table:table-cell office:value-type="string">
            <text:p>0.23362</text:p>
          </table:table-cell>
          <table:table-cell office:value-type="string">
            <text:p>4093.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string">
            <text:p>768.3</text:p>
          </table:table-cell>
          <table:table-cell office:value-type="string">
            <text:p>36.31</text:p>
          </table:table-cell>
          <table:table-cell office:value-type="string">
            <text:p>0.23366</text:p>
          </table:table-cell>
          <table:table-cell office:value-type="string">
            <text:p>6261.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489">
            <text:p>489</text:p>
          </table:table-cell>
          <table:table-cell office:value-type="string">
            <text:p>34.88</text:p>
          </table:table-cell>
          <table:table-cell office:value-type="string">
            <text:p>0.23375</text:p>
          </table:table-cell>
          <table:table-cell office:value-type="string">
            <text:p>4161.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741.7</text:p>
          </table:table-cell>
          <table:table-cell office:value-type="string">
            <text:p>35.88</text:p>
          </table:table-cell>
          <table:table-cell office:value-type="string">
            <text:p>0.23379</text:p>
          </table:table-cell>
          <table:table-cell office:value-type="string">
            <text:p>6196.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string">
            <text:p>706.6</text:p>
          </table:table-cell>
          <table:table-cell office:value-type="string">
            <text:p>36.04</text:p>
          </table:table-cell>
          <table:table-cell office:value-type="string">
            <text:p>0.23384</text:p>
          </table:table-cell>
          <table:table-cell office:value-type="string">
            <text:p>5862.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string">
            <text:p>668.4</text:p>
          </table:table-cell>
          <table:table-cell office:value-type="string">
            <text:p>36.24</text:p>
          </table:table-cell>
          <table:table-cell office:value-type="string">
            <text:p>0.23389</text:p>
          </table:table-cell>
          <table:table-cell office:value-type="string">
            <text:p>5519.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string">
            <text:p>637.5</text:p>
          </table:table-cell>
          <table:table-cell office:value-type="string">
            <text:p>36.79</text:p>
          </table:table-cell>
          <table:table-cell office:value-type="string">
            <text:p>0.2339</text:p>
          </table:table-cell>
          <table:table-cell office:value-type="string">
            <text:p>5233.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string">
            <text:p>559.8</text:p>
          </table:table-cell>
          <table:table-cell office:value-type="string">
            <text:p>37.12</text:p>
          </table:table-cell>
          <table:table-cell office:value-type="string">
            <text:p>0.23389</text:p>
          </table:table-cell>
          <table:table-cell office:value-type="string">
            <text:p>4576.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string">
            <text:p>536.4</text:p>
          </table:table-cell>
          <table:table-cell office:value-type="string">
            <text:p>37.77</text:p>
          </table:table-cell>
          <table:table-cell office:value-type="string">
            <text:p>0.23388</text:p>
          </table:table-cell>
          <table:table-cell office:value-type="string">
            <text:p>4419.0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string">
            <text:p>510.7</text:p>
          </table:table-cell>
          <table:table-cell office:value-type="string">
            <text:p>36.61</text:p>
          </table:table-cell>
          <table:table-cell office:value-type="string">
            <text:p>0.23392</text:p>
          </table:table-cell>
          <table:table-cell office:value-type="string">
            <text:p>4121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string">
            <text:p>469.1</text:p>
          </table:table-cell>
          <table:table-cell office:value-type="string">
            <text:p>35.97</text:p>
          </table:table-cell>
          <table:table-cell office:value-type="string">
            <text:p>0.23397</text:p>
          </table:table-cell>
          <table:table-cell office:value-type="string">
            <text:p>3813.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string">
            <text:p>424.7</text:p>
          </table:table-cell>
          <table:table-cell office:value-type="string">
            <text:p>35.9</text:p>
          </table:table-cell>
          <table:table-cell office:value-type="string">
            <text:p>0.23401</text:p>
          </table:table-cell>
          <table:table-cell office:value-type="string">
            <text:p>3400.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181.5</text:p>
          </table:table-cell>
          <table:table-cell office:value-type="string">
            <text:p>35.21</text:p>
          </table:table-cell>
          <table:table-cell office:value-type="string">
            <text:p>0.23401</text:p>
          </table:table-cell>
          <table:table-cell office:value-type="string">
            <text:p>146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string">
            <text:p>85.6</text:p>
          </table:table-cell>
          <table:table-cell office:value-type="string">
            <text:p>33.57</text:p>
          </table:table-cell>
          <table:table-cell office:value-type="string">
            <text:p>0.23408</text:p>
          </table:table-cell>
          <table:table-cell office:value-type="string">
            <text:p>707.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70.4</text:p>
          </table:table-cell>
          <table:table-cell office:value-type="string">
            <text:p>31.26</text:p>
          </table:table-cell>
          <table:table-cell office:value-type="string">
            <text:p>0.23418</text:p>
          </table:table-cell>
          <table:table-cell office:value-type="string">
            <text:p>599.8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string">
            <text:p>207.2</text:p>
          </table:table-cell>
          <table:table-cell office:value-type="string">
            <text:p>31.24</text:p>
          </table:table-cell>
          <table:table-cell office:value-type="string">
            <text:p>0.23427</text:p>
          </table:table-cell>
          <table:table-cell office:value-type="string">
            <text:p>1328.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string">
            <text:p>184.2</text:p>
          </table:table-cell>
          <table:table-cell office:value-type="string">
            <text:p>30.51</text:p>
          </table:table-cell>
          <table:table-cell office:value-type="string">
            <text:p>0.23439</text:p>
          </table:table-cell>
          <table:table-cell office:value-type="string">
            <text:p>1067.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67.3</text:p>
          </table:table-cell>
          <table:table-cell office:value-type="string">
            <text:p>30.44</text:p>
          </table:table-cell>
          <table:table-cell office:value-type="string">
            <text:p>0.23447</text:p>
          </table:table-cell>
          <table:table-cell office:value-type="string">
            <text:p>786.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string">
            <text:p>92.3</text:p>
          </table:table-cell>
          <table:table-cell office:value-type="string">
            <text:p>30.07</text:p>
          </table:table-cell>
          <table:table-cell office:value-type="string">
            <text:p>0.23457</text:p>
          </table:table-cell>
          <table:table-cell office:value-type="string">
            <text:p>457.5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string">
            <text:p>60.6</text:p>
          </table:table-cell>
          <table:table-cell office:value-type="string">
            <text:p>29.91</text:p>
          </table:table-cell>
          <table:table-cell office:value-type="string">
            <text:p>0.23462</text:p>
          </table:table-cell>
          <table:table-cell office:value-type="string">
            <text:p>320.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string">
            <text:p>27.3</text:p>
          </table:table-cell>
          <table:table-cell office:value-type="string">
            <text:p>29.38</text:p>
          </table:table-cell>
          <table:table-cell office:value-type="string">
            <text:p>0.23467</text:p>
          </table:table-cell>
          <table:table-cell office:value-type="string">
            <text:p>221.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string">
            <text:p>29.37</text:p>
          </table:table-cell>
          <table:table-cell office:value-type="string">
            <text:p>0.2347</text:p>
          </table:table-cell>
          <table:table-cell office:value-type="string">
            <text:p>161.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string">
            <text:p>29.79</text:p>
          </table:table-cell>
          <table:table-cell office:value-type="string">
            <text:p>0.23474</text:p>
          </table:table-cell>
          <table:table-cell office:value-type="string">
            <text:p>104.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29.08</text:p>
          </table:table-cell>
          <table:table-cell office:value-type="string">
            <text:p>0.23476</text:p>
          </table:table-cell>
          <table:table-cell office:value-type="string">
            <text:p>42.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-10-2020</text:date>, <text:time>11:2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6T11:21:51</dc:date>
    <meta:editing-duration>PT1H55M2S</meta:editing-duration>
    <meta:editing-cycles>41</meta:editing-cycles>
    <meta:generator>OpenOffice/4.1.6$Unix OpenOffice.org_project/416m1$Build-9790</meta:generator>
    <dc:creator>Erlandson Saraiva</dc:creator>
    <meta:document-statistic meta:table-count="1" meta:cell-count="5490" meta:object-count="0"/>
  </office:meta>
</office:document-meta>
</file>